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46pt"/>
    </style:style>
    <style:style style:name="co2" style:family="table-column">
      <style:table-column-properties fo:break-before="auto" style:column-width="35.2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6.21pt"/>
    </style:style>
    <style:style style:name="co5" style:family="table-column">
      <style:table-column-properties fo:break-before="auto" style:column-width="46.09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43.94pt"/>
    </style:style>
    <style:style style:name="co9" style:family="table-column">
      <style:table-column-properties fo:break-before="auto" style:column-width="30.25pt"/>
    </style:style>
    <style:style style:name="co10" style:family="table-column">
      <style:table-column-properties fo:break-before="auto" style:column-width="37.5pt"/>
    </style:style>
    <style:style style:name="co11" style:family="table-column">
      <style:table-column-properties fo:break-before="auto" style:column-width="49.01pt"/>
    </style:style>
    <style:style style:name="co12" style:family="table-column">
      <style:table-column-properties fo:break-before="auto" style:column-width="61.26pt"/>
    </style:style>
    <style:style style:name="co13" style:family="table-column">
      <style:table-column-properties fo:break-before="auto" style:column-width="59.05pt"/>
    </style:style>
    <style:style style:name="co14" style:family="table-column">
      <style:table-column-properties fo:break-before="auto" style:column-width="85.04pt"/>
    </style:style>
    <style:style style:name="co15" style:family="table-column">
      <style:table-column-properties fo:break-before="auto" style:column-width="72.79pt"/>
    </style:style>
    <style:style style:name="co16" style:family="table-column">
      <style:table-column-properties fo:break-before="auto" style:column-width="69.14pt"/>
    </style:style>
    <style:style style:name="co17" style:family="table-column">
      <style:table-column-properties fo:break-before="auto" style:column-width="57pt"/>
    </style:style>
    <style:style style:name="co18" style:family="table-column">
      <style:table-column-properties fo:break-before="auto" style:column-width="67.8pt"/>
    </style:style>
    <style:style style:name="co19" style:family="table-column">
      <style:table-column-properties fo:break-before="auto" style:column-width="100.91pt"/>
    </style:style>
    <style:style style:name="co20" style:family="table-column">
      <style:table-column-properties fo:break-before="auto" style:column-width="61.99pt"/>
    </style:style>
    <style:style style:name="co21" style:family="table-column">
      <style:table-column-properties fo:break-before="auto" style:column-width="85.8pt"/>
    </style:style>
    <style:style style:name="co22" style:family="table-column">
      <style:table-column-properties fo:break-before="auto" style:column-width="75.71pt"/>
    </style:style>
    <style:style style:name="co23" style:family="table-column">
      <style:table-column-properties fo:break-before="auto" style:column-width="67.04pt"/>
    </style:style>
    <style:style style:name="co24" style:family="table-column">
      <style:table-column-properties fo:break-before="auto" style:column-width="38.21pt"/>
    </style:style>
    <style:style style:name="co25" style:family="table-column">
      <style:table-column-properties fo:break-before="auto" style:column-width="64.09pt"/>
    </style:style>
    <style:style style:name="co26" style:family="table-column">
      <style:table-column-properties fo:break-before="auto" style:column-width="33.14pt"/>
    </style:style>
    <style:style style:name="co27" style:family="table-column">
      <style:table-column-properties fo:break-before="auto" style:column-width="46.91pt"/>
    </style:style>
    <style:style style:name="co28" style:family="table-column">
      <style:table-column-properties fo:break-before="auto" style:column-width="69.96pt"/>
    </style:style>
    <style:style style:name="co29" style:family="table-column">
      <style:table-column-properties fo:break-before="auto" style:column-width="68.46pt"/>
    </style:style>
    <style:style style:name="co30" style:family="table-column">
      <style:table-column-properties fo:break-before="auto" style:column-width="51.9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Annual_20_Stats">
      <style:table-properties table:display="true" style:writing-mode="lr-tb"/>
    </style:style>
    <style:style style:name="ta2" style:family="table" style:master-page-name="PageStyle_5f_Fare_20_Chang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2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order-bottom="none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4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3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none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c9daf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2" style:family="table-cell" style:parent-style-name="Default" style:data-style-name="N125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d9ead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60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28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0" style:family="table-cell" style:parent-style-name="Default" style:data-style-name="N125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fo:border-bottom="none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d0e0e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9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8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ual 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eta</text:p>
          </table:table-cell>
          <table:covered-table-cell table:style-name="ce7"/>
          <table:table-cell table:style-name="ce11" office:value-type="string" calcext:value-type="string" table:number-columns-spanned="8" table:number-rows-spanned="1">
            <text:p>fleet</text:p>
          </table:table-cell>
          <table:covered-table-cell table:number-columns-repeated="7"/>
          <table:table-cell table:style-name="ce24" office:value-type="string" calcext:value-type="string" table:number-columns-spanned="3" table:number-rows-spanned="1">
            <text:p>employees</text:p>
          </table:table-cell>
          <table:covered-table-cell table:number-columns-repeated="2" table:style-name="ce30"/>
          <table:table-cell table:style-name="ce33" office:value-type="string" calcext:value-type="string" table:number-columns-spanned="5" table:number-rows-spanned="1">
            <text:p>service</text:p>
          </table:table-cell>
          <table:covered-table-cell table:number-columns-repeated="3" table:style-name="ce22"/>
          <table:covered-table-cell table:style-name="ce23"/>
          <table:table-cell table:style-name="ce44" office:value-type="string" calcext:value-type="string" table:number-columns-spanned="9" table:number-rows-spanned="1">
            <text:p>operating funding</text:p>
          </table:table-cell>
          <table:covered-table-cell table:number-columns-repeated="7" table:style-name="ce22"/>
          <table:covered-table-cell table:style-name="ce23"/>
          <table:table-cell table:style-name="ce69" office:value-type="string" calcext:value-type="string" table:number-columns-spanned="2" table:number-rows-spanned="1">
            <text:p>operating expenses</text:p>
          </table:table-cell>
          <table:covered-table-cell table:style-name="ce23"/>
          <table:table-cell table:style-name="ce74"/>
          <table:table-cell table:style-name="ce78"/>
          <table:table-cell table:style-name="ce83" office:value-type="string" calcext:value-type="string" table:number-columns-spanned="3" table:number-rows-spanned="1">
            <text:p>Error checking</text:p>
          </table:table-cell>
          <table:covered-table-cell table:style-name="ce22"/>
          <table:covered-table-cell table:style-name="ce23"/>
          <table:table-cell table:number-columns-repeated="990"/>
        </table:table-row>
        <table:table-row table:style-name="ro1">
          <table:covered-table-cell table:style-name="ce2"/>
          <table:covered-table-cell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style-name="ce19" office:value-type="string" calcext:value-type="string" table:number-columns-spanned="3" table:number-rows-spanned="1">
            <text:p>Bus</text:p>
          </table:table-cell>
          <table:covered-table-cell table:style-name="ce22"/>
          <table:covered-table-cell table:style-name="ce23"/>
          <table:table-cell table:style-name="ce19" office:value-type="string" calcext:value-type="string" table:number-columns-spanned="3" table:number-rows-spanned="1">
            <text:p>Rail</text:p>
          </table:table-cell>
          <table:covered-table-cell table:style-name="ce22"/>
          <table:covered-table-cell table:style-name="ce23"/>
          <table:table-cell table:style-name="ce19" office:value-type="string" calcext:value-type="string">
            <text:p>Boat</text:p>
          </table:table-cell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ce19" office:value-type="string" calcext:value-type="string" table:number-columns-spanned="2" table:number-rows-spanned="1">
            <text:p>operators</text:p>
          </table:table-cell>
          <table:covered-table-cell table:style-name="ce23"/>
          <table:table-cell table:style-name="ce34" office:value-type="string" calcext:value-type="string" table:number-columns-spanned="3" table:number-rows-spanned="1">
            <office:annotation draw:style-name="gr1" draw:text-style-name="P2" svg:width="262.2pt" svg:height="45.01pt" svg:x="661.89pt" svg:y="44.99pt" draw:caption-point-x="106.55pt" draw:caption-point-y="-25.97pt">
              <dc:date>2023-09-04T00:00:00</dc:date>
              <text:p text:style-name="P1">originally reported in miles, converted to KM with =1.609*miles</text:p>
              <text:p text:style-name="P1"><text:tab/>-Nate Wessel</text:p>
            </office:annotation>
            <text:p>km operated</text:p>
          </table:table-cell>
          <table:covered-table-cell table:style-name="ce22"/>
          <table:covered-table-cell table:style-name="ce23"/>
          <table:table-cell table:style-name="ce41" office:value-type="string" calcext:value-type="string" table:number-columns-spanned="2" table:number-rows-spanned="1">
            <text:p>passenger trips</text:p>
          </table:table-cell>
          <table:covered-table-cell table:style-name="ce23"/>
          <table:table-cell table:style-name="ce44" office:value-type="string" calcext:value-type="string" table:number-columns-spanned="1" table:number-rows-spanned="2">
            <text:p>total</text:p>
          </table:table-cell>
          <table:table-cell table:style-name="ce50" office:value-type="string" calcext:value-type="string" table:number-columns-spanned="3" table:number-rows-spanned="1">
            <text:p>revenue</text:p>
          </table:table-cell>
          <table:covered-table-cell table:style-name="ce22"/>
          <table:covered-table-cell table:style-name="ce23"/>
          <table:table-cell table:style-name="ce58" office:value-type="string" calcext:value-type="string" table:number-columns-spanned="5" table:number-rows-spanned="1">
            <text:p>subsidy</text:p>
          </table:table-cell>
          <table:covered-table-cell table:number-columns-repeated="3" table:style-name="ce22"/>
          <table:covered-table-cell table:style-name="ce23"/>
          <table:table-cell table:style-name="ce69" office:value-type="string" calcext:value-type="string" table:number-columns-spanned="1" table:number-rows-spanned="2">
            <text:p>total</text:p>
          </table:table-cell>
          <table:table-cell table:style-name="ce19" office:value-type="string" calcext:value-type="string">
            <text:p>wages, etc.</text:p>
          </table:table-cell>
          <table:table-cell table:style-name="ce19" office:value-type="string" calcext:value-type="string" table:number-columns-spanned="2" table:number-rows-spanned="1">
            <text:p>derived variables</text:p>
          </table:table-cell>
          <table:covered-table-cell table:style-name="ce23"/>
          <table:table-cell table:style-name="ce84" office:value-type="string" calcext:value-type="string" table:number-columns-spanned="2" table:number-rows-spanned="1">
            <text:p>operations</text:p>
          </table:table-cell>
          <table:covered-table-cell/>
          <table:table-cell table:style-name="ce88"/>
          <table:table-cell table:number-columns-repeated="990"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ource</text:p>
          </table:table-cell>
          <table:covered-table-cell table:style-name="ce13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olley</text:p>
          </table:table-cell>
          <table:table-cell table:style-name="ce3" office:value-type="string" calcext:value-type="string">
            <text:p>Wheel-Trans</text:p>
          </table:table-cell>
          <table:table-cell table:style-name="ce3" office:value-type="string" calcext:value-type="string">
            <text:p>Streetcar</text:p>
          </table:table-cell>
          <table:table-cell table:style-name="ce3" office:value-type="string" calcext:value-type="string">
            <text:p>Subway</text:p>
          </table:table-cell>
          <table:table-cell table:style-name="ce3" office:value-type="string" calcext:value-type="string">
            <text:p>SRT</text:p>
          </table:table-cell>
          <table:table-cell table:style-name="ce3" office:value-type="string" calcext:value-type="string">
            <text:p>Ferry</text:p>
          </table:table-cell>
          <table:covered-table-cell table:style-name="ce13"/>
          <table:table-cell table:style-name="ce31" office:value-type="string" calcext:value-type="string">
            <text:p>full-time</text:p>
          </table:table-cell>
          <table:table-cell table:style-name="ce3" office:value-type="string" calcext:value-type="string">
            <text:p>part-time</text:p>
          </table:table-cell>
          <table:table-cell table:style-name="ce35" office:value-type="string" calcext:value-type="string">
            <text:p>total</text:p>
          </table:table-cell>
          <table:table-cell table:style-name="ce39" office:value-type="string" calcext:value-type="string">
            <text:p>bus</text:p>
          </table:table-cell>
          <table:table-cell table:style-name="ce39" office:value-type="string" calcext:value-type="string">
            <text:p>streetcar</text:p>
          </table:table-cell>
          <table:table-cell table:style-name="ce39" office:value-type="string" calcext:value-type="string">
            <text:p>unlinked</text:p>
          </table:table-cell>
          <table:table-cell table:style-name="ce43" office:value-type="string" calcext:value-type="string">
            <text:p>revenue passengers</text:p>
          </table:table-cell>
          <table:covered-table-cell table:style-name="ce45"/>
          <table:table-cell table:style-name="ce51" office:value-type="string" calcext:value-type="string">
            <text:p>total</text:p>
          </table:table-cell>
          <table:table-cell table:style-name="ce3" office:value-type="string" calcext:value-type="string">
            <office:annotation draw:style-name="gr2" draw:text-style-name="P2" svg:width="298.49pt" svg:height="77.98pt" svg:x="1135.19pt" svg:y="61.51pt" draw:caption-point-x="-11.54pt" draw:caption-point-y="-23.75pt">
              <dc:date>2023-09-04T00:00:00</dc:date>
              <text:p text:style-name="P1">Also known as "passenger services"</text:p>
              <text:p text:style-name="P1"><text:tab/>-Nate Wessel</text:p>
              <text:p text:style-name="P1">Does this include fare subsidies?</text:p>
              <text:p text:style-name="P1"><text:tab/>-Nate Wessel</text:p>
            </office:annotation>
            <text:p>fares</text:p>
          </table:table-cell>
          <table:table-cell table:style-name="ce3" office:value-type="string" calcext:value-type="string">
            <office:annotation draw:style-name="gr3" draw:text-style-name="P2" svg:width="314.31pt" svg:height="44.99pt" svg:x="1192.2pt" svg:y="61.51pt" draw:caption-point-x="-11.54pt" draw:caption-point-y="-23.75pt">
              <dc:date>2023-09-04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59" office:value-type="string" calcext:value-type="string">
            <text:p>total</text:p>
          </table:table-cell>
          <table:table-cell table:style-name="ce3" office:value-type="string" calcext:value-type="string">
            <text:p>municipal</text:p>
          </table:table-cell>
          <table:table-cell table:style-name="ce3" office:value-type="string" calcext:value-type="string">
            <office:annotation draw:style-name="gr3" draw:text-style-name="P2" svg:width="280.4pt" svg:height="44.99pt" svg:x="1433.68pt" svg:y="61.51pt" draw:caption-point-x="-11.54pt" draw:caption-point-y="-23.75pt">
              <dc:date>2023-09-04T00:00:00</dc:date>
              <text:p text:style-name="P1">e.g. "debenture debt payments, senior citizens' fare subsidy and maintenance of transit shelters"</text:p>
              <text:p text:style-name="P1"><text:tab/>-Nate Wessel</text:p>
            </office:annotation>
            <text:p>muni fare subsidy</text:p>
          </table:table-cell>
          <table:table-cell table:style-name="ce3" office:value-type="string" calcext:value-type="string">
            <text:p>provincial</text:p>
          </table:table-cell>
          <table:table-cell table:style-name="ce3" office:value-type="string" calcext:value-type="string">
            <text:p>other</text:p>
          </table:table-cell>
          <table:covered-table-cell table:style-name="ce45"/>
          <table:table-cell table:style-name="ce3"/>
          <table:table-cell table:style-name="ce3" office:value-type="string" calcext:value-type="string">
            <text:p>recovery ratio</text:p>
          </table:table-cell>
          <table:table-cell table:style-name="ce3" office:value-type="string" calcext:value-type="string">
            <text:p>average fare</text:p>
          </table:table-cell>
          <table:table-cell table:style-name="ce85" office:value-type="string" calcext:value-type="string">
            <office:annotation draw:style-name="gr3" draw:text-style-name="P2" svg:width="291.2pt" svg:height="45.72pt" svg:x="1948.39pt" svg:y="61.14pt" draw:caption-point-x="-11.54pt" draw:caption-point-y="-23.39pt">
              <dc:date>2023-09-04T00:00:00</dc:date>
              <text:p text:style-name="P1">The first few years, this indicates cash lost or carried over, but eventually the subsidy covered any loss and there should be very little cash carryover</text:p>
              <text:p text:style-name="P1"><text:tab/>-Nate Wessel</text:p>
            </office:annotation>
            <text:p>net income</text:p>
          </table:table-cell>
          <table:table-cell table:style-name="ce3" table:number-columns-repeated="2"/>
          <table:table-cell table:number-columns-repeated="990"/>
        </table:table-row>
        <table:table-row table:style-name="ro2"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4]+[.E4]+[.G4]+[.H4]" office:value-type="float" office:value="1751" calcext:value-type="float">
            <text:p>1,751</text:p>
          </table:table-cell>
          <table:table-cell table:style-name="ce9" office:value-type="float" office:value="597" calcext:value-type="float">
            <text:p>59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9" calcext:value-type="float">
            <text:p>869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600" calcext:value-type="float">
            <text:p>5,600</text:p>
          </table:table-cell>
          <table:table-cell table:style-name="ce32"/>
          <table:table-cell table:style-name="ce6"/>
          <table:table-cell table:style-name="ce36" table:formula="of:=1.609*49170514" office:value-type="float" office:value="79115357.03" calcext:value-type="float">
            <text:p>79,115,35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2"/>
          <table:table-cell table:style-name="ce40" office:value-type="float" office:value="282228000" calcext:value-type="float">
            <text:p>282,228,000</text:p>
          </table:table-cell>
          <table:table-cell table:style-name="ce46" table:formula="of:=[.T4]+[.W4]" office:value-type="currency" office:value="41222115" calcext:value-type="currency">
            <text:p>$41,222,115</text:p>
          </table:table-cell>
          <table:table-cell table:style-name="ce52" office:value-type="currency" office:value="41222115" calcext:value-type="currency">
            <text:p>$41,222,115</text:p>
          </table:table-cell>
          <table:table-cell table:style-name="ce42" office:value-type="currency" office:value="39752478" calcext:value-type="currency">
            <text:p>$39,752,478</text:p>
          </table:table-cell>
          <table:table-cell table:style-name="ce42" table:formula="of:=[.T4]-[.U4]" office:value-type="currency" office:value="1469637" calcext:value-type="currency">
            <text:p>$1,469,637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37757875" calcext:value-type="currency">
            <text:p>$37,757,875</text:p>
          </table:table-cell>
          <table:table-cell table:style-name="ce55" office:value-type="currency" office:value="25266893" calcext:value-type="currency">
            <text:p>$25,266,893</text:p>
          </table:table-cell>
          <table:table-cell table:style-name="ce75" table:formula="of:=[.T4]/[.AB4]" office:value-type="float" office:value="1.091748807368" calcext:value-type="float">
            <text:p>1.0917</text:p>
          </table:table-cell>
          <table:table-cell table:style-name="ce79" table:formula="of:=[.U4]/[.R4]" office:value-type="currency" office:currency="USD" office:value="0.140852353416387" calcext:value-type="currency">
            <text:p>$0.14</text:p>
          </table:table-cell>
          <table:table-cell table:style-name="ce86" table:formula="of:=([.S4]-[.AB4]) / [.AB4]" office:value-type="percentage" office:value="0.0917488073679994" calcext:value-type="percentage">
            <text:p>9.17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1" calcext:value-type="float">
            <text:p>196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5]+[.E5]+[.G5]+[.H5]" office:value-type="float" office:value="1695" calcext:value-type="float">
            <text:p>1,695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36" calcext:value-type="float">
            <text:p>836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600" calcext:value-type="float">
            <text:p>5,600</text:p>
          </table:table-cell>
          <table:table-cell table:style-name="ce32"/>
          <table:table-cell table:style-name="ce6"/>
          <table:table-cell table:style-name="ce36" table:formula="of:=1.609*48936539" office:value-type="float" office:value="78738891.25" calcext:value-type="float">
            <text:p>78,738,89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2"/>
          <table:table-cell table:style-name="ce40" office:value-type="float" office:value="267582600" calcext:value-type="float">
            <text:p>267,582,600</text:p>
          </table:table-cell>
          <table:table-cell table:style-name="ce46" table:formula="of:=[.T5]+[.W5]" office:value-type="currency" office:value="40620852" calcext:value-type="currency">
            <text:p>$40,620,852</text:p>
          </table:table-cell>
          <table:table-cell table:style-name="ce52" office:value-type="currency" office:value="40620852" calcext:value-type="currency">
            <text:p>$40,620,852</text:p>
          </table:table-cell>
          <table:table-cell table:style-name="ce42" office:value-type="currency" office:value="39340172" calcext:value-type="currency">
            <text:p>$39,340,172</text:p>
          </table:table-cell>
          <table:table-cell table:style-name="ce42" table:formula="of:=[.T5]-[.U5]" office:value-type="currency" office:value="1280680" calcext:value-type="currency">
            <text:p>$1,280,680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37995083" calcext:value-type="currency">
            <text:p>$37,995,083</text:p>
          </table:table-cell>
          <table:table-cell table:style-name="ce55" office:value-type="currency" office:value="25580290" calcext:value-type="currency">
            <text:p>$25,580,290</text:p>
          </table:table-cell>
          <table:table-cell table:style-name="ce75" table:formula="of:=[.T5]/[.AB5]" office:value-type="float" office:value="1.06910812643836" calcext:value-type="float">
            <text:p>1.0691</text:p>
          </table:table-cell>
          <table:table-cell table:style-name="ce79" table:formula="of:=[.U5]/[.R5]" office:value-type="currency" office:currency="USD" office:value="0.147020665768253" calcext:value-type="currency">
            <text:p>$0.15</text:p>
          </table:table-cell>
          <table:table-cell table:style-name="ce86" table:formula="of:=([.S5]-[.AB5]) / [.AB5]" office:value-type="percentage" office:value="0.0691081264383605" calcext:value-type="percentage">
            <text:p>6.9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2" calcext:value-type="float">
            <text:p>196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6]+[.E6]+[.G6]+[.H6]" office:value-type="float" office:value="1737" calcext:value-type="float">
            <text:p>1,737</text:p>
          </table:table-cell>
          <table:table-cell table:style-name="ce9" office:value-type="float" office:value="604" calcext:value-type="float">
            <text:p>60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6" calcext:value-type="float">
            <text:p>816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5560" calcext:value-type="float">
            <text:p>5,560</text:p>
          </table:table-cell>
          <table:table-cell table:style-name="ce32"/>
          <table:table-cell table:style-name="ce6"/>
          <table:table-cell table:style-name="ce36" table:formula="of:=1.609*49503217" office:value-type="float" office:value="79650676.15" calcext:value-type="float">
            <text:p>79,650,67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2"/>
          <table:table-cell table:style-name="ce40" office:value-type="float" office:value="268804600" calcext:value-type="float">
            <text:p>268,804,600</text:p>
          </table:table-cell>
          <table:table-cell table:style-name="ce46" table:formula="of:=[.T6]+[.W6]" office:value-type="currency" office:value="40651143" calcext:value-type="currency">
            <text:p>$40,651,143</text:p>
          </table:table-cell>
          <table:table-cell table:style-name="ce52" office:value-type="currency" office:value="40651143" calcext:value-type="currency">
            <text:p>$40,651,143</text:p>
          </table:table-cell>
          <table:table-cell table:style-name="ce42" office:value-type="currency" office:value="39246169" calcext:value-type="currency">
            <text:p>$39,246,169</text:p>
          </table:table-cell>
          <table:table-cell table:style-name="ce42" table:formula="of:=[.T6]-[.U6]" office:value-type="currency" office:value="1404974" calcext:value-type="currency">
            <text:p>$1,404,974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39284256" calcext:value-type="currency">
            <text:p>$39,284,256</text:p>
          </table:table-cell>
          <table:table-cell table:style-name="ce55" office:value-type="currency" office:value="26725934" calcext:value-type="currency">
            <text:p>$26,725,934</text:p>
          </table:table-cell>
          <table:table-cell table:style-name="ce75" table:formula="of:=[.T6]/[.AB6]" office:value-type="float" office:value="1.03479477885492" calcext:value-type="float">
            <text:p>1.0348</text:p>
          </table:table-cell>
          <table:table-cell table:style-name="ce79" table:formula="of:=[.U6]/[.R6]" office:value-type="currency" office:currency="USD" office:value="0.146002594449649" calcext:value-type="currency">
            <text:p>$0.15</text:p>
          </table:table-cell>
          <table:table-cell table:style-name="ce86" table:formula="of:=([.S6]-[.AB6]) / [.AB6]" office:value-type="percentage" office:value="0.0347947788549184" calcext:value-type="percentage">
            <text:p>3.4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7]+[.E7]+[.G7]+[.H7]" office:value-type="float" office:value="1791" calcext:value-type="float">
            <text:p>1,791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5640" calcext:value-type="float">
            <text:p>5,640</text:p>
          </table:table-cell>
          <table:table-cell table:style-name="ce32"/>
          <table:table-cell table:style-name="ce6"/>
          <table:table-cell table:style-name="ce36" table:formula="of:=1.609*52951004" office:value-type="float" office:value="85198165.44" calcext:value-type="float">
            <text:p>85,198,165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2"/>
          <table:table-cell table:style-name="ce40" office:value-type="float" office:value="271103300" calcext:value-type="float">
            <text:p>271,103,300</text:p>
          </table:table-cell>
          <table:table-cell table:style-name="ce46" table:formula="of:=[.T7]+[.W7]" office:value-type="currency" office:value="43858509" calcext:value-type="currency">
            <text:p>$43,858,509</text:p>
          </table:table-cell>
          <table:table-cell table:style-name="ce52" office:value-type="currency" office:value="41358509" calcext:value-type="currency">
            <text:p>$41,358,509</text:p>
          </table:table-cell>
          <table:table-cell table:style-name="ce42" office:value-type="currency" office:value="39850604" calcext:value-type="currency">
            <text:p>$39,850,604</text:p>
          </table:table-cell>
          <table:table-cell table:style-name="ce42" table:formula="of:=[.T7]-[.U7]" office:value-type="currency" office:value="1507905" calcext:value-type="currency">
            <text:p>$1,507,905</text:p>
          </table:table-cell>
          <table:table-cell table:style-name="ce60" table:formula="of:=[.X7]" office:value-type="currency" office:value="2500000" calcext:value-type="currency">
            <text:p>$2,500,000</text:p>
          </table:table-cell>
          <table:table-cell table:style-name="ce67" office:value-type="currency" office:value="2500000" calcext:value-type="currency">
            <text:p>$2,500,00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41613793" calcext:value-type="currency">
            <text:p>$41,613,793</text:p>
          </table:table-cell>
          <table:table-cell table:style-name="ce55" office:value-type="currency" office:value="27832736" calcext:value-type="currency">
            <text:p>$27,832,736</text:p>
          </table:table-cell>
          <table:table-cell table:style-name="ce75" table:formula="of:=[.T7]/[.AB7]" office:value-type="float" office:value="0.993865399388131" calcext:value-type="float">
            <text:p>0.9939</text:p>
          </table:table-cell>
          <table:table-cell table:style-name="ce79" table:formula="of:=[.U7]/[.R7]" office:value-type="currency" office:currency="USD" office:value="0.146994167905739" calcext:value-type="currency">
            <text:p>$0.15</text:p>
          </table:table-cell>
          <table:table-cell table:style-name="ce86" table:formula="of:=([.S7]-[.AB7]) / [.AB7]" office:value-type="percentage" office:value="0.0539416342076772" calcext:value-type="percentage">
            <text:p>5.3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8]+[.E8]+[.G8]+[.H8]" office:value-type="float" office:value="1802" calcext:value-type="float">
            <text:p>1,802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5844" calcext:value-type="float">
            <text:p>5,844</text:p>
          </table:table-cell>
          <table:table-cell table:style-name="ce32"/>
          <table:table-cell table:style-name="ce6"/>
          <table:table-cell table:style-name="ce36" table:formula="of:=1.609*55183190" office:value-type="float" office:value="88789752.71" calcext:value-type="float">
            <text:p>88,789,75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2"/>
          <table:table-cell table:style-name="ce21" table:formula="of:=[.R9]-12747484" office:value-type="float" office:value="275291005" calcext:value-type="float">
            <text:p>275,291,005</text:p>
          </table:table-cell>
          <table:table-cell table:style-name="ce46" table:formula="of:=[.T8]+[.W8]" office:value-type="currency" office:value="47951951" calcext:value-type="currency">
            <text:p>$47,951,951</text:p>
          </table:table-cell>
          <table:table-cell table:style-name="ce52" office:value-type="currency" office:value="47951951" calcext:value-type="currency">
            <text:p>$47,951,951</text:p>
          </table:table-cell>
          <table:table-cell table:style-name="ce42" office:value-type="currency" office:value="46248806" calcext:value-type="currency">
            <text:p>$46,248,806</text:p>
          </table:table-cell>
          <table:table-cell table:style-name="ce42" table:formula="of:=[.T8]-[.U8]" office:value-type="currency" office:value="1703145" calcext:value-type="currency">
            <text:p>$1,703,145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42770698" calcext:value-type="currency">
            <text:p>$42,770,698</text:p>
          </table:table-cell>
          <table:table-cell table:style-name="ce55" office:value-type="currency" office:value="29404324" calcext:value-type="currency">
            <text:p>$29,404,324</text:p>
          </table:table-cell>
          <table:table-cell table:style-name="ce75" table:formula="of:=[.T8]/[.AB8]" office:value-type="float" office:value="1.12114024886851" calcext:value-type="float">
            <text:p>1.1211</text:p>
          </table:table-cell>
          <table:table-cell table:style-name="ce79" table:formula="of:=[.U8]/[.R8]" office:value-type="currency" office:currency="USD" office:value="0.167999699082068" calcext:value-type="currency">
            <text:p>$0.17</text:p>
          </table:table-cell>
          <table:table-cell table:style-name="ce86" table:formula="of:=([.S8]-[.AB8]) / [.AB8]" office:value-type="percentage" office:value="0.121140248868513" calcext:value-type="percentage">
            <text:p>12.1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5" calcext:value-type="float">
            <text:p>196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9]+[.E9]+[.G9]+[.H9]" office:value-type="float" office:value="2037" calcext:value-type="float">
            <text:p>2,037</text:p>
          </table:table-cell>
          <table:table-cell table:style-name="ce9" office:value-type="float" office:value="812" calcext:value-type="float">
            <text:p>81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8" calcext:value-type="float">
            <text:p>738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030" calcext:value-type="float">
            <text:p>6,030</text:p>
          </table:table-cell>
          <table:table-cell table:style-name="ce32"/>
          <table:table-cell table:style-name="ce6"/>
          <table:table-cell table:style-name="ce36" table:formula="of:=1.609*56165772" office:value-type="float" office:value="90370727.15" calcext:value-type="float">
            <text:p>90,370,72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32"/>
          <table:table-cell table:style-name="ce40" office:value-type="float" office:value="288038489" calcext:value-type="float">
            <text:p>288,038,489</text:p>
          </table:table-cell>
          <table:table-cell table:style-name="ce46" table:formula="of:=[.T9]+[.W9]" office:value-type="currency" office:value="50086720" calcext:value-type="currency">
            <text:p>$50,086,720</text:p>
          </table:table-cell>
          <table:table-cell table:style-name="ce52" office:value-type="currency" office:value="50086720" calcext:value-type="currency">
            <text:p>$50,086,720</text:p>
          </table:table-cell>
          <table:table-cell table:style-name="ce42" office:value-type="currency" office:value="48388055" calcext:value-type="currency">
            <text:p>$48,388,055</text:p>
          </table:table-cell>
          <table:table-cell table:style-name="ce42" table:formula="of:=[.T9]-[.U9]" office:value-type="currency" office:value="1698665" calcext:value-type="currency">
            <text:p>$1,698,665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44745984" calcext:value-type="currency">
            <text:p>$44,745,984</text:p>
          </table:table-cell>
          <table:table-cell table:style-name="ce55" office:value-type="currency" office:value="30751004" calcext:value-type="currency">
            <text:p>$30,751,004</text:p>
          </table:table-cell>
          <table:table-cell table:style-name="ce75" table:formula="of:=[.T9]/[.AB9]" office:value-type="float" office:value="1.11935676730229" calcext:value-type="float">
            <text:p>1.1194</text:p>
          </table:table-cell>
          <table:table-cell table:style-name="ce79" table:formula="of:=[.U9]/[.R9]" office:value-type="currency" office:currency="USD" office:value="0.167991629063156" calcext:value-type="currency">
            <text:p>$0.17</text:p>
          </table:table-cell>
          <table:table-cell table:style-name="ce86" table:formula="of:=([.S9]-[.AB9]) / [.AB9]" office:value-type="percentage" office:value="0.11935676730229" calcext:value-type="percentage">
            <text:p>11.9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6" calcext:value-type="float">
            <text:p>196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0]+[.E10]+[.G10]+[.H10]" office:value-type="float" office:value="2046" calcext:value-type="float">
            <text:p>2,046</text:p>
          </table:table-cell>
          <table:table-cell table:style-name="ce9" office:value-type="float" office:value="868" calcext:value-type="float">
            <text:p>868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068" calcext:value-type="float">
            <text:p>6,068</text:p>
          </table:table-cell>
          <table:table-cell table:style-name="ce32"/>
          <table:table-cell table:style-name="ce6"/>
          <table:table-cell table:style-name="ce36" table:formula="of:=1.609*63884283" office:value-type="float" office:value="102789811.3" calcext:value-type="float">
            <text:p>102,789,811</text:p>
          </table:table-cell>
          <table:table-cell table:style-name="ce21" table:formula="of:=1.609*26635951" office:value-type="float" office:value="42857245.16" calcext:value-type="float">
            <text:p>42,857,245</text:p>
          </table:table-cell>
          <table:table-cell table:style-name="ce21" table:formula="of:=1.609*14612818" office:value-type="float" office:value="23512024.16" calcext:value-type="float">
            <text:p>23,512,024</text:p>
          </table:table-cell>
          <table:table-cell table:style-name="ce32"/>
          <table:table-cell table:style-name="ce40" office:value-type="float" office:value="307148930" calcext:value-type="float">
            <text:p>307,148,930</text:p>
          </table:table-cell>
          <table:table-cell table:style-name="ce46" table:formula="of:=[.T10]+[.W10]" office:value-type="currency" office:value="53610814" calcext:value-type="currency">
            <text:p>$53,610,814</text:p>
          </table:table-cell>
          <table:table-cell table:style-name="ce52" office:value-type="currency" office:value="53610814" calcext:value-type="currency">
            <text:p>$53,610,814</text:p>
          </table:table-cell>
          <table:table-cell table:style-name="ce42" office:value-type="currency" office:value="51659378" calcext:value-type="currency">
            <text:p>$51,659,378</text:p>
          </table:table-cell>
          <table:table-cell table:style-name="ce42" table:formula="of:=[.T10]-[.U10]" office:value-type="currency" office:value="1951436" calcext:value-type="currency">
            <text:p>$1,951,436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8"/>
          <table:table-cell table:style-name="ce68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54585970" calcext:value-type="currency">
            <text:p>$54,585,970</text:p>
          </table:table-cell>
          <table:table-cell table:style-name="ce55" office:value-type="currency" office:value="35130954" calcext:value-type="currency">
            <text:p>$35,130,954</text:p>
          </table:table-cell>
          <table:table-cell table:style-name="ce75" table:formula="of:=[.T10]/[.AB10]" office:value-type="float" office:value="0.982135409520065" calcext:value-type="float">
            <text:p>0.9821</text:p>
          </table:table-cell>
          <table:table-cell table:style-name="ce79" table:formula="of:=[.U10]/[.R10]" office:value-type="currency" office:currency="USD" office:value="0.168189998252639" calcext:value-type="currency">
            <text:p>$0.17</text:p>
          </table:table-cell>
          <table:table-cell table:style-name="ce86" table:formula="of:=([.S10]-[.AB10]) / [.AB10]" office:value-type="percentage" office:value="-0.0178645904799347" calcext:value-type="percentage">
            <text:p>-1.7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7" calcext:value-type="float">
            <text:p>196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1]+[.E11]+[.G11]+[.H11]" office:value-type="float" office:value="2101" calcext:value-type="float">
            <text:p>2,101</text:p>
          </table:table-cell>
          <table:table-cell table:style-name="ce9" office:value-type="float" office:value="939" calcext:value-type="float">
            <text:p>939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328" calcext:value-type="float">
            <text:p>6,328</text:p>
          </table:table-cell>
          <table:table-cell table:style-name="ce32"/>
          <table:table-cell table:style-name="ce6"/>
          <table:table-cell table:style-name="ce36" table:formula="of:=1.609*63288093" office:value-type="float" office:value="101830541.6" calcext:value-type="float">
            <text:p>101,830,542</text:p>
          </table:table-cell>
          <table:table-cell table:style-name="ce21" table:formula="of:=1.609*28287282" office:value-type="float" office:value="45514236.74" calcext:value-type="float">
            <text:p>45,514,237</text:p>
          </table:table-cell>
          <table:table-cell table:style-name="ce21" table:formula="of:=1.609*13792939" office:value-type="float" office:value="22192838.85" calcext:value-type="float">
            <text:p>22,192,839</text:p>
          </table:table-cell>
          <table:table-cell table:style-name="ce21"/>
          <table:table-cell table:style-name="ce40" office:value-type="float" office:value="314413486" calcext:value-type="float">
            <text:p>314,413,486</text:p>
          </table:table-cell>
          <table:table-cell table:style-name="ce46" table:formula="of:=[.T11]+[.W11]" office:value-type="currency" office:value="62506278" calcext:value-type="currency">
            <text:p>$62,506,278</text:p>
          </table:table-cell>
          <table:table-cell table:style-name="ce52" office:value-type="currency" office:value="62506278" calcext:value-type="currency">
            <text:p>$62,506,278</text:p>
          </table:table-cell>
          <table:table-cell table:style-name="ce55" office:value-type="currency" office:value="60411243" calcext:value-type="currency">
            <text:p>$60,411,243</text:p>
          </table:table-cell>
          <table:table-cell table:style-name="ce42" table:formula="of:=[.T11]-[.U11]" office:value-type="currency" office:value="2095035" calcext:value-type="currency">
            <text:p>$2,095,035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56987611" calcext:value-type="currency">
            <text:p>$56,987,611</text:p>
          </table:table-cell>
          <table:table-cell table:style-name="ce55" office:value-type="currency" office:value="38566249" calcext:value-type="currency">
            <text:p>$38,566,249</text:p>
          </table:table-cell>
          <table:table-cell table:style-name="ce75" table:formula="of:=[.T11]/[.AB11]" office:value-type="float" office:value="1.09683976750666" calcext:value-type="float">
            <text:p>1.0968</text:p>
          </table:table-cell>
          <table:table-cell table:style-name="ce79" table:formula="of:=[.U11]/[.R11]" office:value-type="currency" office:currency="USD" office:value="0.192139477757643" calcext:value-type="currency">
            <text:p>$0.19</text:p>
          </table:table-cell>
          <table:table-cell table:style-name="ce86" table:formula="of:=([.S11]-[.AB11]) / [.AB11]" office:value-type="percentage" office:value="0.0968397675066602" calcext:value-type="percentage">
            <text:p>9.6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2]+[.E12]+[.G12]+[.H12]" office:value-type="float" office:value="1972" calcext:value-type="float">
            <text:p>1,972</text:p>
          </table:table-cell>
          <table:table-cell table:style-name="ce9" office:value-type="float" office:value="942" calcext:value-type="float">
            <text:p>94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490" calcext:value-type="float">
            <text:p>6,490</text:p>
          </table:table-cell>
          <table:table-cell table:style-name="ce6" table:number-columns-repeated="2"/>
          <table:table-cell table:style-name="ce36" table:formula="of:=1.609*69700000" office:value-type="float" office:value="112147300" calcext:value-type="float">
            <text:p>112,147,300</text:p>
          </table:table-cell>
          <table:table-cell table:style-name="ce21" table:formula="of:=1.609*32400000" office:value-type="float" office:value="52131600" calcext:value-type="float">
            <text:p>52,131,600</text:p>
          </table:table-cell>
          <table:table-cell table:style-name="ce21" table:formula="of:=1.609*12800000" office:value-type="float" office:value="20595200" calcext:value-type="float">
            <text:p>20,595,200</text:p>
          </table:table-cell>
          <table:table-cell table:style-name="ce21"/>
          <table:table-cell table:style-name="ce40" office:value-type="float" office:value="323481655" calcext:value-type="float">
            <text:p>323,481,655</text:p>
          </table:table-cell>
          <table:table-cell table:style-name="ce46" table:formula="of:=[.T12]+[.W12]" office:value-type="currency" office:value="66755432" calcext:value-type="currency">
            <text:p>$66,755,432</text:p>
          </table:table-cell>
          <table:table-cell table:style-name="ce52" office:value-type="currency" office:value="66755432" calcext:value-type="currency">
            <text:p>$66,755,432</text:p>
          </table:table-cell>
          <table:table-cell table:style-name="ce55" office:value-type="currency" office:value="64440622" calcext:value-type="currency">
            <text:p>$64,440,622</text:p>
          </table:table-cell>
          <table:table-cell table:style-name="ce42" table:formula="of:=[.T12]-[.U12]" office:value-type="currency" office:value="2314810" calcext:value-type="currency">
            <text:p>$2,314,810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64703253" calcext:value-type="currency">
            <text:p>$64,703,253</text:p>
          </table:table-cell>
          <table:table-cell table:style-name="ce55" office:value-type="currency" office:value="45747045" calcext:value-type="currency">
            <text:p>$45,747,045</text:p>
          </table:table-cell>
          <table:table-cell table:style-name="ce75" table:formula="of:=[.T12]/[.AB12]" office:value-type="float" office:value="1.03171678246224" calcext:value-type="float">
            <text:p>1.0317</text:p>
          </table:table-cell>
          <table:table-cell table:style-name="ce79" table:formula="of:=[.U12]/[.R12]" office:value-type="currency" office:currency="USD" office:value="0.199209510041613" calcext:value-type="currency">
            <text:p>$0.20</text:p>
          </table:table-cell>
          <table:table-cell table:style-name="ce86" table:formula="of:=([.S12]-[.AB12]) / [.AB12]" office:value-type="percentage" office:value="0.0317167824622357" calcext:value-type="percentage">
            <text:p>3.17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3]+[.E13]+[.G13]+[.H13]" office:value-type="float" office:value="1935" calcext:value-type="float">
            <text:p>1,935</text:p>
          </table:table-cell>
          <table:table-cell table:style-name="ce9" office:value-type="float" office:value="1003" calcext:value-type="float">
            <text:p>1,00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529" calcext:value-type="float">
            <text:p>6,529</text:p>
          </table:table-cell>
          <table:table-cell table:style-name="ce6" table:number-columns-repeated="2"/>
          <table:table-cell table:style-name="ce36" table:formula="of:=1.609*72200000" office:value-type="float" office:value="116169800" calcext:value-type="float">
            <text:p>116,169,800</text:p>
          </table:table-cell>
          <table:table-cell table:style-name="ce21" table:formula="of:=1.609*33500000" office:value-type="float" office:value="53901500" calcext:value-type="float">
            <text:p>53,901,500</text:p>
          </table:table-cell>
          <table:table-cell table:style-name="ce21" table:formula="of:=1.609*11800000" office:value-type="float" office:value="18986200" calcext:value-type="float">
            <text:p>18,986,200</text:p>
          </table:table-cell>
          <table:table-cell table:style-name="ce21"/>
          <table:table-cell table:style-name="ce21" table:formula="of:=[.R14]-1423228" office:value-type="float" office:value="322193404" calcext:value-type="float">
            <text:p>322,193,404</text:p>
          </table:table-cell>
          <table:table-cell table:style-name="ce46" table:formula="of:=[.T13]+[.W13]" office:value-type="currency" office:value="79002886" calcext:value-type="currency">
            <text:p>$79,002,886</text:p>
          </table:table-cell>
          <table:table-cell table:style-name="ce53" table:formula="of:=[.U13]+[.V13]" office:value-type="currency" office:value="79002886" calcext:value-type="currency">
            <text:p>$79,002,886</text:p>
          </table:table-cell>
          <table:table-cell table:style-name="ce42" office:value-type="currency" office:value="76790184" calcext:value-type="currency">
            <text:p>$76,790,184</text:p>
          </table:table-cell>
          <table:table-cell table:style-name="ce55" office:value-type="currency" office:value="2212702" calcext:value-type="currency">
            <text:p>$2,212,702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71608940" calcext:value-type="currency">
            <text:p>$71,608,940</text:p>
          </table:table-cell>
          <table:table-cell table:style-name="ce55" office:value-type="currency" office:value="50577986" calcext:value-type="currency">
            <text:p>$50,577,986</text:p>
          </table:table-cell>
          <table:table-cell table:style-name="ce75" table:formula="of:=[.T13]/[.AB13]" office:value-type="float" office:value="1.10325450984193" calcext:value-type="float">
            <text:p>1.1033</text:p>
          </table:table-cell>
          <table:table-cell table:style-name="ce79" table:formula="of:=[.U13]/[.R13]" office:value-type="currency" office:currency="USD" office:value="0.238335679894924" calcext:value-type="currency">
            <text:p>$0.24</text:p>
          </table:table-cell>
          <table:table-cell table:style-name="ce86" table:formula="of:=([.S13]-[.AB13]) / [.AB13]" office:value-type="percentage" office:value="0.103254509841928" calcext:value-type="percentage">
            <text:p>10.3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4]+[.E14]+[.G14]+[.H14]" office:value-type="float" office:value="1886" calcext:value-type="float">
            <text:p>1,88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535" calcext:value-type="float">
            <text:p>6,535</text:p>
          </table:table-cell>
          <table:table-cell table:style-name="ce6" table:number-columns-repeated="2"/>
          <table:table-cell table:style-name="ce36" table:formula="of:=1.609*72000000" office:value-type="float" office:value="115848000" calcext:value-type="float">
            <text:p>115,848,000</text:p>
          </table:table-cell>
          <table:table-cell table:style-name="ce21" table:formula="of:=1.609*33800000" office:value-type="float" office:value="54384200" calcext:value-type="float">
            <text:p>54,384,200</text:p>
          </table:table-cell>
          <table:table-cell table:style-name="ce21" table:formula="of:=1.609*11400000" office:value-type="float" office:value="18342600" calcext:value-type="float">
            <text:p>18,342,600</text:p>
          </table:table-cell>
          <table:table-cell table:style-name="ce21"/>
          <table:table-cell table:style-name="ce40" office:value-type="float" office:value="323616632" calcext:value-type="float">
            <text:p>323,616,632</text:p>
          </table:table-cell>
          <table:table-cell table:style-name="ce46" table:formula="of:=[.T14]+[.W14]" office:value-type="currency" office:value="81722677" calcext:value-type="currency">
            <text:p>$81,722,677</text:p>
          </table:table-cell>
          <table:table-cell table:style-name="ce53" table:formula="of:=[.U14]+[.V14]" office:value-type="currency" office:value="81722677" calcext:value-type="currency">
            <text:p>$81,722,677</text:p>
          </table:table-cell>
          <table:table-cell table:style-name="ce42" office:value-type="currency" office:value="78359934" calcext:value-type="currency">
            <text:p>$78,359,934</text:p>
          </table:table-cell>
          <table:table-cell table:style-name="ce55" office:value-type="currency" office:value="3362743" calcext:value-type="currency">
            <text:p>$3,362,743</text:p>
          </table:table-cell>
          <table:table-cell table:style-name="ce60" office:value-type="currency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67"/>
          <table:table-cell table:number-columns-repeated="2" table:style-name="ce67" office:value-type="currency" office:value="0" calcext:value-type="currency">
            <text:p>$0</text:p>
          </table:table-cell>
          <table:table-cell table:style-name="ce70" office:value-type="currency" office:value="79820139" calcext:value-type="currency">
            <text:p>$79,820,139</text:p>
          </table:table-cell>
          <table:table-cell table:style-name="ce55" office:value-type="currency" office:value="54745955" calcext:value-type="currency">
            <text:p>$54,745,955</text:p>
          </table:table-cell>
          <table:table-cell table:style-name="ce75" table:formula="of:=[.T14]/[.AB14]" office:value-type="float" office:value="1.02383531304048" calcext:value-type="float">
            <text:p>1.0238</text:p>
          </table:table-cell>
          <table:table-cell table:style-name="ce79" table:formula="of:=[.U14]/[.R14]" office:value-type="currency" office:currency="USD" office:value="0.242138154382621" calcext:value-type="currency">
            <text:p>$0.24</text:p>
          </table:table-cell>
          <table:table-cell table:style-name="ce87" table:formula="of:=([.S14]-[.AB14]) / [.AB14]" office:value-type="percentage" office:value="0.0238353130404847" calcext:value-type="percentage">
            <text:p>2.3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5]+[.E15]+[.G15]+[.H15]" office:value-type="float" office:value="1871" calcext:value-type="float">
            <text:p>1,871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334" calcext:value-type="float">
            <text:p>3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6815" calcext:value-type="float">
            <text:p>6,815</text:p>
          </table:table-cell>
          <table:table-cell table:style-name="ce6" table:number-columns-repeated="2"/>
          <table:table-cell table:style-name="ce36" table:formula="of:=1.609*73400000" office:value-type="float" office:value="118100600" calcext:value-type="float">
            <text:p>118,100,600</text:p>
          </table:table-cell>
          <table:table-cell table:style-name="ce21" table:formula="of:=1.609*35600000" office:value-type="float" office:value="57280400" calcext:value-type="float">
            <text:p>57,280,400</text:p>
          </table:table-cell>
          <table:table-cell table:style-name="ce21" table:formula="of:=1.609*11000000" office:value-type="float" office:value="17699000" calcext:value-type="float">
            <text:p>17,699,000</text:p>
          </table:table-cell>
          <table:table-cell table:style-name="ce21"/>
          <table:table-cell table:style-name="ce40" office:value-type="float" office:value="330495450" calcext:value-type="float">
            <text:p>330,495,450</text:p>
          </table:table-cell>
          <table:table-cell table:style-name="ce46" table:formula="of:=[.T15]+[.W15]" office:value-type="currency" office:value="86514066" calcext:value-type="currency">
            <text:p>$86,514,066</text:p>
          </table:table-cell>
          <table:table-cell table:style-name="ce52" office:value-type="currency" office:value="83635177" calcext:value-type="currency">
            <text:p>$83,635,177</text:p>
          </table:table-cell>
          <table:table-cell table:style-name="ce55" office:value-type="currency" office:value="80067234" calcext:value-type="currency">
            <text:p>$80,067,234</text:p>
          </table:table-cell>
          <table:table-cell table:style-name="ce55" office:value-type="currency" office:value="3567943" calcext:value-type="currency">
            <text:p>$3,567,943</text:p>
          </table:table-cell>
          <table:table-cell table:style-name="ce60" office:value-type="currency" office:value="2878889" calcext:value-type="currency">
            <office:annotation draw:style-name="gr3" draw:text-style-name="P2" svg:width="308.49pt" svg:height="44.99pt" svg:x="1260pt" svg:y="259.51pt" draw:caption-point-x="-11.54pt" draw:caption-point-y="-23.75pt">
              <dc:date>2023-09-04T00:00:00</dc:date>
              <text:p text:style-name="P1">this year the province started chipping in 50% of any municipal operating subsidy</text:p>
              <text:p text:style-name="P1"><text:tab/>-Nate Wessel</text:p>
            </office:annotation>
            <text:p>$2,878,889</text:p>
          </table:table-cell>
          <table:table-cell table:style-name="ce67" table:formula="of:=[.W15]/2" office:value-type="currency" office:value="1439444.5" calcext:value-type="currency">
            <text:p>$1,439,445</text:p>
          </table:table-cell>
          <table:table-cell table:style-name="ce67"/>
          <table:table-cell table:style-name="ce67" table:formula="of:=[.W15]/2" office:value-type="currency" office:value="1439444.5" calcext:value-type="currency">
            <text:p>$1,439,445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86514006" calcext:value-type="currency">
            <text:p>$86,514,006</text:p>
          </table:table-cell>
          <table:table-cell table:style-name="ce55" office:value-type="currency" office:value="61006087" calcext:value-type="currency">
            <text:p>$61,006,087</text:p>
          </table:table-cell>
          <table:table-cell table:style-name="ce75" table:formula="of:=[.T15]/[.AB15]" office:value-type="float" office:value="0.966724127882831" calcext:value-type="float">
            <text:p>0.9667</text:p>
          </table:table-cell>
          <table:table-cell table:style-name="ce79" table:formula="of:=[.U15]/[.R15]" office:value-type="currency" office:currency="USD" office:value="0.242264255075221" calcext:value-type="currency">
            <text:p>$0.24</text:p>
          </table:table-cell>
          <table:table-cell table:style-name="ce86" table:formula="of:=([.S15]-[.AB15]) / [.AB15]" office:value-type="percentage" office:value="0.000000693529322698325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2" calcext:value-type="float">
            <text:p>197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6]+[.E16]+[.G16]+[.H16]" office:value-type="float" office:value="1986" calcext:value-type="float">
            <text:p>1,986</text:p>
          </table:table-cell>
          <table:table-cell table:style-name="ce9" office:value-type="float" office:value="1006" calcext:value-type="float">
            <text:p>1,006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7042" calcext:value-type="float">
            <text:p>7,042</text:p>
          </table:table-cell>
          <table:table-cell table:style-name="ce6" table:number-columns-repeated="2"/>
          <table:table-cell table:style-name="ce36" table:formula="of:=1.609*74700000" office:value-type="float" office:value="120192300" calcext:value-type="float">
            <text:p>120,192,300</text:p>
          </table:table-cell>
          <table:table-cell table:style-name="ce21" table:formula="of:=1.609*36900000" office:value-type="float" office:value="59372100" calcext:value-type="float">
            <text:p>59,372,100</text:p>
          </table:table-cell>
          <table:table-cell table:style-name="ce21" table:formula="of:=1.609*10800000" office:value-type="float" office:value="17377200" calcext:value-type="float">
            <text:p>17,377,200</text:p>
          </table:table-cell>
          <table:table-cell table:style-name="ce21"/>
          <table:table-cell table:style-name="ce40" office:value-type="float" office:value="345994178" calcext:value-type="float">
            <text:p>345,994,178</text:p>
          </table:table-cell>
          <table:table-cell table:style-name="ce47" office:value-type="currency" office:value="92842600" calcext:value-type="currency">
            <text:p>$92,842,600</text:p>
          </table:table-cell>
          <table:table-cell table:style-name="ce52" office:value-type="currency" office:value="86669476" calcext:value-type="currency">
            <text:p>$86,669,476</text:p>
          </table:table-cell>
          <table:table-cell table:style-name="ce55" office:value-type="currency" office:value="83623799" calcext:value-type="currency">
            <text:p>$83,623,799</text:p>
          </table:table-cell>
          <table:table-cell table:style-name="ce42" table:formula="of:=[.T16]-[.U16]" office:value-type="currency" office:value="3045677" calcext:value-type="currency">
            <text:p>$3,045,677</text:p>
          </table:table-cell>
          <table:table-cell table:style-name="ce60" office:value-type="currency" office:value="6173124" calcext:value-type="currency">
            <text:p>$6,173,124</text:p>
          </table:table-cell>
          <table:table-cell table:style-name="ce67" table:formula="of:=[.W16]/2" office:value-type="currency" office:value="3086562" calcext:value-type="currency">
            <text:p>$3,086,562</text:p>
          </table:table-cell>
          <table:table-cell table:style-name="ce67"/>
          <table:table-cell table:style-name="ce67" table:formula="of:=[.W16]/2" office:value-type="currency" office:value="3086562" calcext:value-type="currency">
            <text:p>$3,086,562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92842600" calcext:value-type="currency">
            <text:p>$92,842,600</text:p>
          </table:table-cell>
          <table:table-cell table:style-name="ce55" office:value-type="currency" office:value="66204585" calcext:value-type="currency">
            <text:p>$66,204,585</text:p>
          </table:table-cell>
          <table:table-cell table:style-name="ce75" table:formula="of:=[.T16]/[.AB16]" office:value-type="float" office:value="0.933509789687062" calcext:value-type="float">
            <text:p>0.9335</text:p>
          </table:table-cell>
          <table:table-cell table:style-name="ce79" table:formula="of:=[.U16]/[.R16]" office:value-type="currency" office:currency="USD" office:value="0.241691347187929" calcext:value-type="currency">
            <text:p>$0.24</text:p>
          </table:table-cell>
          <table:table-cell table:style-name="ce86" table:formula="of:=([.S16]-[.AB16]) / [.AB16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D17]+[.E17]+[.G17]+[.H17]" office:value-type="float" office:value="2052" calcext:value-type="float">
            <text:p>2,052</text:p>
          </table:table-cell>
          <table:table-cell table:style-name="ce9" office:value-type="float" office:value="1097" calcext:value-type="float">
            <text:p>1,097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7330" calcext:value-type="float">
            <text:p>7,330</text:p>
          </table:table-cell>
          <table:table-cell table:style-name="ce6" table:number-columns-repeated="2"/>
          <table:table-cell table:style-name="ce36" table:formula="of:=1.609*80100000" office:value-type="float" office:value="128880900" calcext:value-type="float">
            <text:p>128,880,900</text:p>
          </table:table-cell>
          <table:table-cell table:style-name="ce21" table:formula="of:=1.609*39400000" office:value-type="float" office:value="63394600" calcext:value-type="float">
            <text:p>63,394,600</text:p>
          </table:table-cell>
          <table:table-cell table:style-name="ce21" table:formula="of:=1.609*10900000" office:value-type="float" office:value="17538100" calcext:value-type="float">
            <text:p>17,538,100</text:p>
          </table:table-cell>
          <table:table-cell table:style-name="ce21"/>
          <table:table-cell table:style-name="ce40" office:value-type="float" office:value="329027000" calcext:value-type="float">
            <text:p>329,027,000</text:p>
          </table:table-cell>
          <table:table-cell table:style-name="ce46" table:formula="of:=[.T17]+[.W17]" office:value-type="currency" office:value="103164924" calcext:value-type="currency">
            <text:p>$103,164,924</text:p>
          </table:table-cell>
          <table:table-cell table:style-name="ce52" office:value-type="currency" office:value="85298653" calcext:value-type="currency">
            <text:p>$85,298,653</text:p>
          </table:table-cell>
          <table:table-cell table:style-name="ce55" office:value-type="currency" office:value="81912244" calcext:value-type="currency">
            <text:p>$81,912,244</text:p>
          </table:table-cell>
          <table:table-cell table:style-name="ce42" table:formula="of:=[.T17]-[.U17]" office:value-type="currency" office:value="3386409.00000001" calcext:value-type="currency">
            <text:p>$3,386,409</text:p>
          </table:table-cell>
          <table:table-cell table:style-name="ce60" office:value-type="currency" office:value="17866271" calcext:value-type="currency">
            <text:p>$17,866,271</text:p>
          </table:table-cell>
          <table:table-cell table:style-name="ce67" table:formula="of:=[.W17]/2" office:value-type="currency" office:value="8933135.5" calcext:value-type="currency">
            <text:p>$8,933,136</text:p>
          </table:table-cell>
          <table:table-cell table:style-name="ce67"/>
          <table:table-cell table:style-name="ce67" table:formula="of:=[.W17]/2" office:value-type="currency" office:value="8933135.5" calcext:value-type="currency">
            <text:p>$8,933,136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03164924" calcext:value-type="currency">
            <text:p>$103,164,924</text:p>
          </table:table-cell>
          <table:table-cell table:style-name="ce55" office:value-type="currency" office:value="75384550" calcext:value-type="currency">
            <text:p>$75,384,550</text:p>
          </table:table-cell>
          <table:table-cell table:style-name="ce75" table:formula="of:=[.T17]/[.AB17]" office:value-type="float" office:value="0.826818357371155" calcext:value-type="float">
            <text:p>0.8268</text:p>
          </table:table-cell>
          <table:table-cell table:style-name="ce79" table:formula="of:=[.U17]/[.R17]" office:value-type="currency" office:currency="USD" office:value="0.248952955228598" calcext:value-type="currency">
            <text:p>$0.25</text:p>
          </table:table-cell>
          <table:table-cell table:style-name="ce86" table:formula="of:=([.S17]-[.AB17]) / [.AB1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121" calcext:value-type="float">
            <text:p>2,121</text:p>
          </table:table-cell>
          <table:table-cell table:style-name="ce9" office:value-type="float" office:value="1165" calcext:value-type="float">
            <text:p>1,16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9" calcext:value-type="float">
            <text:p>389</text:p>
          </table:table-cell>
          <table:table-cell table:style-name="ce9" office:value-type="float" office:value="416" calcext:value-type="float">
            <text:p>4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7565" calcext:value-type="float">
            <text:p>7,565</text:p>
          </table:table-cell>
          <table:table-cell table:style-name="ce6" table:number-columns-repeated="2"/>
          <table:table-cell table:style-name="ce36" table:formula="of:=1.609*83500000" office:value-type="float" office:value="134351500" calcext:value-type="float">
            <text:p>134,351,500</text:p>
          </table:table-cell>
          <table:table-cell table:style-name="ce21" table:formula="of:=1.609*40500000" office:value-type="float" office:value="65164500" calcext:value-type="float">
            <text:p>65,164,500</text:p>
          </table:table-cell>
          <table:table-cell table:style-name="ce21" table:formula="of:=1.609*9900000" office:value-type="float" office:value="15929100" calcext:value-type="float">
            <text:p>15,929,100</text:p>
          </table:table-cell>
          <table:table-cell table:style-name="ce21"/>
          <table:table-cell table:style-name="ce40" office:value-type="float" office:value="329796000" calcext:value-type="float">
            <text:p>329,796,000</text:p>
          </table:table-cell>
          <table:table-cell table:style-name="ce47" office:value-type="currency" office:value="118527881" calcext:value-type="currency">
            <text:p>$118,527,881</text:p>
          </table:table-cell>
          <table:table-cell table:style-name="ce52" office:value-type="currency" office:value="84322733" calcext:value-type="currency">
            <text:p>$84,322,733</text:p>
          </table:table-cell>
          <table:table-cell table:style-name="ce42" office:value-type="currency" office:value="80618925" calcext:value-type="currency">
            <text:p>$80,618,925</text:p>
          </table:table-cell>
          <table:table-cell table:style-name="ce42" table:formula="of:=[.T18]-[.U18]" office:value-type="currency" office:value="3703807.99999998" calcext:value-type="currency">
            <text:p>$3,703,808</text:p>
          </table:table-cell>
          <table:table-cell table:style-name="ce60" office:value-type="currency" office:value="34205148" calcext:value-type="currency">
            <text:p>$34,205,148</text:p>
          </table:table-cell>
          <table:table-cell table:style-name="ce67" table:formula="of:=[.W18]/2" office:value-type="currency" office:value="17102574" calcext:value-type="currency">
            <text:p>$17,102,574</text:p>
          </table:table-cell>
          <table:table-cell table:style-name="ce67"/>
          <table:table-cell table:style-name="ce67" table:formula="of:=[.W18]/2" office:value-type="currency" office:value="17102574" calcext:value-type="currency">
            <text:p>$17,102,574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18527881" calcext:value-type="currency">
            <text:p>$118,527,881</text:p>
          </table:table-cell>
          <table:table-cell table:style-name="ce55" office:value-type="currency" office:value="88106171" calcext:value-type="currency">
            <text:p>$88,106,171</text:p>
          </table:table-cell>
          <table:table-cell table:style-name="ce75" table:formula="of:=[.T18]/[.AB18]" office:value-type="float" office:value="0.71141686064564" calcext:value-type="float">
            <text:p>0.7114</text:p>
          </table:table-cell>
          <table:table-cell table:style-name="ce79" table:formula="of:=[.U18]/[.R18]" office:value-type="currency" office:currency="USD" office:value="0.244450887821562" calcext:value-type="currency">
            <text:p>$0.24</text:p>
          </table:table-cell>
          <table:table-cell table:style-name="ce86" table:formula="of:=([.S18]-[.AB18]) / [.AB18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255" calcext:value-type="float">
            <text:p>2,255</text:p>
          </table:table-cell>
          <table:table-cell table:style-name="ce9" office:value-type="float" office:value="1218" calcext:value-type="float">
            <text:p>1,218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office:annotation draw:style-name="gr3" draw:text-style-name="P2" svg:width="167.87pt" svg:height="55.73pt" svg:x="287.23pt" svg:y="320.14pt" draw:caption-point-x="-11.54pt" draw:caption-point-y="-18.37pt">
              <dc:date>2023-09-04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0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498" calcext:value-type="float">
            <text:p>49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047" calcext:value-type="float">
            <text:p>8,047</text:p>
          </table:table-cell>
          <table:table-cell table:style-name="ce6" table:number-columns-repeated="2"/>
          <table:table-cell table:style-name="ce36" table:formula="of:=1.609*94300000" office:value-type="float" office:value="151728700" calcext:value-type="float">
            <text:p>151,728,700</text:p>
          </table:table-cell>
          <table:table-cell table:style-name="ce21" table:formula="of:=1.609*46000000" office:value-type="float" office:value="74014000" calcext:value-type="float">
            <text:p>74,014,000</text:p>
          </table:table-cell>
          <table:table-cell table:style-name="ce21" table:formula="of:=1.609*10500000" office:value-type="float" office:value="16894500" calcext:value-type="float">
            <text:p>16,894,500</text:p>
          </table:table-cell>
          <table:table-cell table:style-name="ce21"/>
          <table:table-cell table:style-name="ce40" office:value-type="float" office:value="357539000" calcext:value-type="float">
            <text:p>357,539,000</text:p>
          </table:table-cell>
          <table:table-cell table:style-name="ce47" office:value-type="currency" office:value="146020410" calcext:value-type="currency">
            <text:p>$146,020,410</text:p>
          </table:table-cell>
          <table:table-cell table:style-name="ce52" office:value-type="currency" office:value="107863215" calcext:value-type="currency">
            <text:p>$107,863,215</text:p>
          </table:table-cell>
          <table:table-cell table:style-name="ce42" office:value-type="currency" office:value="103925560" calcext:value-type="currency">
            <text:p>$103,925,560</text:p>
          </table:table-cell>
          <table:table-cell table:style-name="ce42" table:formula="of:=[.T19]-[.U19]" office:value-type="currency" office:value="3937655" calcext:value-type="currency">
            <text:p>$3,937,655</text:p>
          </table:table-cell>
          <table:table-cell table:style-name="ce60" office:value-type="currency" office:value="38157195" calcext:value-type="currency">
            <text:p>$38,157,195</text:p>
          </table:table-cell>
          <table:table-cell table:style-name="ce67" table:formula="of:=[.W19]/2" office:value-type="currency" office:value="19078597.5" calcext:value-type="currency">
            <text:p>$19,078,598</text:p>
          </table:table-cell>
          <table:table-cell table:style-name="ce67"/>
          <table:table-cell table:style-name="ce67" table:formula="of:=[.W19]/2" office:value-type="currency" office:value="19078597.5" calcext:value-type="currency">
            <text:p>$19,078,598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46020410" calcext:value-type="currency">
            <text:p>$146,020,410</text:p>
          </table:table-cell>
          <table:table-cell table:style-name="ce55" office:value-type="currency" office:value="109968025" calcext:value-type="currency">
            <text:p>$109,968,025</text:p>
          </table:table-cell>
          <table:table-cell table:style-name="ce75" table:formula="of:=[.T19]/[.AB19]" office:value-type="float" office:value="0.738685879597243" calcext:value-type="float">
            <text:p>0.7387</text:p>
          </table:table-cell>
          <table:table-cell table:style-name="ce79" table:formula="of:=[.U19]/[.R19]" office:value-type="currency" office:currency="USD" office:value="0.290669157770201" calcext:value-type="currency">
            <text:p>$0.29</text:p>
          </table:table-cell>
          <table:table-cell table:style-name="ce86" table:formula="of:=([.S19]-[.AB19]) / [.AB19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6" calcext:value-type="float">
            <text:p>197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0:.I20])" office:value-type="float" office:value="2222" calcext:value-type="float">
            <text:p>2,222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494" calcext:value-type="float">
            <text:p>4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473" calcext:value-type="float">
            <text:p>8,473</text:p>
          </table:table-cell>
          <table:table-cell table:style-name="ce6" table:number-columns-repeated="2"/>
          <table:table-cell table:style-name="ce36" table:formula="of:=1.609*96100000" office:value-type="float" office:value="154624900" calcext:value-type="float">
            <text:p>154,624,900</text:p>
          </table:table-cell>
          <table:table-cell table:style-name="ce21" table:formula="of:=1.609*47500000" office:value-type="float" office:value="76427500" calcext:value-type="float">
            <text:p>76,427,500</text:p>
          </table:table-cell>
          <table:table-cell table:style-name="ce21" table:formula="of:=1.609*10100000" office:value-type="float" office:value="16250900" calcext:value-type="float">
            <text:p>16,250,900</text:p>
          </table:table-cell>
          <table:table-cell table:style-name="ce21"/>
          <table:table-cell table:style-name="ce40" office:value-type="float" office:value="350600000" calcext:value-type="float">
            <text:p>350,600,000</text:p>
          </table:table-cell>
          <table:table-cell table:style-name="ce46" table:formula="of:=[.T20]+[.W20]" office:value-type="currency" office:value="167659556" calcext:value-type="currency">
            <text:p>$167,659,556</text:p>
          </table:table-cell>
          <table:table-cell table:style-name="ce52" office:value-type="currency" office:value="132100000" calcext:value-type="currency">
            <text:p>$132,100,000</text:p>
          </table:table-cell>
          <table:table-cell table:style-name="ce55" office:value-type="currency" office:value="127919271" calcext:value-type="currency">
            <text:p>$127,919,271</text:p>
          </table:table-cell>
          <table:table-cell table:style-name="ce42" table:formula="of:=[.T20]-[.U20]" office:value-type="currency" office:value="4180729" calcext:value-type="currency">
            <text:p>$4,180,729</text:p>
          </table:table-cell>
          <table:table-cell table:style-name="ce61" office:value-type="currency" office:value="35559556" calcext:value-type="currency">
            <text:p>$35,559,556</text:p>
          </table:table-cell>
          <table:table-cell table:style-name="ce67" table:formula="of:=[.W20]/2" office:value-type="currency" office:value="17779778" calcext:value-type="currency">
            <text:p>$17,779,778</text:p>
          </table:table-cell>
          <table:table-cell table:style-name="ce67"/>
          <table:table-cell table:style-name="ce67" table:formula="of:=[.W20]/2" office:value-type="currency" office:value="17779778" calcext:value-type="currency">
            <text:p>$17,779,778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67665481" calcext:value-type="currency">
            <text:p>$167,665,481</text:p>
          </table:table-cell>
          <table:table-cell table:style-name="ce55" office:value-type="currency" office:value="128333874" calcext:value-type="currency">
            <text:p>$128,333,874</text:p>
          </table:table-cell>
          <table:table-cell table:style-name="ce76" office:value-type="float" office:value="0.728" calcext:value-type="float">
            <text:p>0.7280</text:p>
          </table:table-cell>
          <table:table-cell table:style-name="ce79" table:formula="of:=[.U20]/[.R20]" office:value-type="currency" office:currency="USD" office:value="0.364858160296634" calcext:value-type="currency">
            <text:p>$0.36</text:p>
          </table:table-cell>
          <table:table-cell table:style-name="ce86" table:formula="of:=([.S20]-[.AB20]) / [.AB20]" office:value-type="percentage" office:value="-0.0000353382220637294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7" calcext:value-type="float">
            <text:p>197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1:.I21])" office:value-type="float" office:value="2274" calcext:value-type="float">
            <text:p>2,274</text:p>
          </table:table-cell>
          <table:table-cell table:style-name="ce9" office:value-type="float" office:value="1235" calcext:value-type="float">
            <text:p>1,23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534" calcext:value-type="float">
            <text:p>5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525" calcext:value-type="float">
            <text:p>8,525</text:p>
          </table:table-cell>
          <table:table-cell table:style-name="ce6" table:number-columns-repeated="2"/>
          <table:table-cell table:style-name="ce36" table:formula="of:=1.609*94400000" office:value-type="float" office:value="151889600" calcext:value-type="float">
            <text:p>151,889,600</text:p>
          </table:table-cell>
          <table:table-cell table:style-name="ce21" table:formula="of:=1.609*46900000" office:value-type="float" office:value="75462100" calcext:value-type="float">
            <text:p>75,462,100</text:p>
          </table:table-cell>
          <table:table-cell table:style-name="ce21" table:formula="of:=1.609*9700000" office:value-type="float" office:value="15607300" calcext:value-type="float">
            <text:p>15,607,300</text:p>
          </table:table-cell>
          <table:table-cell table:style-name="ce21"/>
          <table:table-cell table:style-name="ce40" office:value-type="float" office:value="348700000" calcext:value-type="float">
            <text:p>348,700,000</text:p>
          </table:table-cell>
          <table:table-cell table:style-name="ce46" table:formula="of:=[.T21]+[.W21]" office:value-type="currency" office:value="179981000" calcext:value-type="currency">
            <text:p>$179,981,000</text:p>
          </table:table-cell>
          <table:table-cell table:style-name="ce52" office:value-type="currency" office:value="137729000" calcext:value-type="currency">
            <text:p>$137,729,000</text:p>
          </table:table-cell>
          <table:table-cell table:style-name="ce55" office:value-type="currency" office:value="132529000" calcext:value-type="currency">
            <text:p>$132,529,000</text:p>
          </table:table-cell>
          <table:table-cell table:style-name="ce42" table:formula="of:=[.T21]-[.U21]" office:value-type="currency" office:value="5199999.99999999" calcext:value-type="currency">
            <text:p>$5,200,000</text:p>
          </table:table-cell>
          <table:table-cell table:style-name="ce61" office:value-type="currency" office:value="42252000" calcext:value-type="currency">
            <text:p>$42,252,000</text:p>
          </table:table-cell>
          <table:table-cell table:style-name="ce67" table:formula="of:=[.W21]/2" office:value-type="currency" office:value="21126000" calcext:value-type="currency">
            <text:p>$21,126,000</text:p>
          </table:table-cell>
          <table:table-cell table:style-name="ce67"/>
          <table:table-cell table:style-name="ce67" table:formula="of:=[.W21]/2" office:value-type="currency" office:value="21126000" calcext:value-type="currency">
            <text:p>$21,126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179981000" calcext:value-type="currency">
            <text:p>$179,981,000</text:p>
          </table:table-cell>
          <table:table-cell table:style-name="ce55" office:value-type="currency" office:value="137620000" calcext:value-type="currency">
            <text:p>$137,620,000</text:p>
          </table:table-cell>
          <table:table-cell table:style-name="ce76" office:value-type="float" office:value="0.716" calcext:value-type="float">
            <text:p>0.7160</text:p>
          </table:table-cell>
          <table:table-cell table:style-name="ce79" table:formula="of:=[.U21]/[.R21]" office:value-type="currency" office:currency="USD" office:value="0.380065959277316" calcext:value-type="currency">
            <text:p>$0.38</text:p>
          </table:table-cell>
          <table:table-cell table:style-name="ce86" table:formula="of:=([.S21]-[.AB21]) / [.AB21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2:.I22])" office:value-type="float" office:value="2304" calcext:value-type="float">
            <text:p>2,304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590" calcext:value-type="float">
            <text:p>59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632" calcext:value-type="float">
            <text:p>8,632</text:p>
          </table:table-cell>
          <table:table-cell table:style-name="ce6" table:number-columns-repeated="2"/>
          <table:table-cell table:style-name="ce36" table:formula="of:=1.609*98700000" office:value-type="float" office:value="158808300" calcext:value-type="float">
            <text:p>158,808,300</text:p>
          </table:table-cell>
          <table:table-cell table:style-name="ce21" table:formula="of:=1.609*46900000" office:value-type="float" office:value="75462100" calcext:value-type="float">
            <text:p>75,462,100</text:p>
          </table:table-cell>
          <table:table-cell table:style-name="ce21" table:formula="of:=1.609*9400000" office:value-type="float" office:value="15124600" calcext:value-type="float">
            <text:p>15,124,600</text:p>
          </table:table-cell>
          <table:table-cell table:style-name="ce21"/>
          <table:table-cell table:style-name="ce40" office:value-type="float" office:value="337600000" calcext:value-type="float">
            <text:p>337,600,000</text:p>
          </table:table-cell>
          <table:table-cell table:style-name="ce47" table:formula="of:=[.T22]+[.W22]" office:value-type="currency" office:value="213808000" calcext:value-type="currency">
            <text:p>$213,808,000</text:p>
          </table:table-cell>
          <table:table-cell table:style-name="ce52" table:formula="of:=[.U22]+[.V22]" office:value-type="currency" office:value="145975000" calcext:value-type="currency">
            <text:p>$145,975,000</text:p>
          </table:table-cell>
          <table:table-cell table:style-name="ce55" office:value-type="currency" office:value="140696000" calcext:value-type="currency">
            <text:p>$140,696,000</text:p>
          </table:table-cell>
          <table:table-cell table:style-name="ce55" office:value-type="currency" office:value="5279000" calcext:value-type="currency">
            <text:p>$5,279,000</text:p>
          </table:table-cell>
          <table:table-cell table:style-name="ce61" table:formula="of:=SUM([.X22:.AA22])" office:value-type="currency" office:value="67833000" calcext:value-type="currency">
            <text:p>$67,833,000</text:p>
          </table:table-cell>
          <table:table-cell table:style-name="ce55" office:value-type="currency" office:value="37133000" calcext:value-type="currency">
            <text:p>$37,133,000</text:p>
          </table:table-cell>
          <table:table-cell table:style-name="ce55"/>
          <table:table-cell table:style-name="ce55" office:value-type="currency" office:value="30700000" calcext:value-type="currency">
            <text:p>$30,7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196399000" calcext:value-type="currency">
            <text:p>$196,399,000</text:p>
          </table:table-cell>
          <table:table-cell table:style-name="ce55" office:value-type="currency" office:value="150621000" calcext:value-type="currency">
            <text:p>$150,621,000</text:p>
          </table:table-cell>
          <table:table-cell table:style-name="ce76" office:value-type="float" office:value="0.69" calcext:value-type="float">
            <text:p>0.6900</text:p>
          </table:table-cell>
          <table:table-cell table:style-name="ce80" office:value-type="currency" office:currency="USD" office:value="0.43" calcext:value-type="currency">
            <text:p>$0.43</text:p>
          </table:table-cell>
          <table:table-cell table:style-name="ce86" table:formula="of:=([.S22]-[.AB22]) / [.AB22]" office:value-type="percentage" office:value="0.0886409808603914" calcext:value-type="percentage">
            <text:p>8.8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79" calcext:value-type="float">
            <text:p>197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3:.I23])" office:value-type="float" office:value="2359" calcext:value-type="float">
            <text:p>2,359</text:p>
          </table:table-cell>
          <table:table-cell table:style-name="ce9" office:value-type="float" office:value="1231" calcext:value-type="float">
            <text:p>1,23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42+17" office:value-type="float" office:value="359" calcext:value-type="float">
            <text:p>359</text:p>
          </table:table-cell>
          <table:table-cell table:style-name="ce9" office:value-type="float" office:value="618" calcext:value-type="float">
            <text:p>61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703" calcext:value-type="float">
            <text:p>8,703</text:p>
          </table:table-cell>
          <table:table-cell table:style-name="ce6" table:number-columns-repeated="2"/>
          <table:table-cell table:style-name="ce36" table:formula="of:=1.609*99000000" office:value-type="float" office:value="159291000" calcext:value-type="float">
            <text:p>159,291,000</text:p>
          </table:table-cell>
          <table:table-cell table:style-name="ce21" table:formula="of:=1.609*48100000" office:value-type="float" office:value="77392900" calcext:value-type="float">
            <text:p>77,392,900</text:p>
          </table:table-cell>
          <table:table-cell table:style-name="ce21" table:formula="of:=1.609*9100000" office:value-type="float" office:value="14641900" calcext:value-type="float">
            <text:p>14,641,900</text:p>
          </table:table-cell>
          <table:table-cell table:style-name="ce21"/>
          <table:table-cell table:style-name="ce40" office:value-type="float" office:value="346200000" calcext:value-type="float">
            <text:p>346,200,000</text:p>
          </table:table-cell>
          <table:table-cell table:style-name="ce47" office:value-type="currency" office:value="230526000" calcext:value-type="currency">
            <text:p>$230,526,000</text:p>
          </table:table-cell>
          <table:table-cell table:style-name="ce52" office:value-type="currency" office:value="165863000" calcext:value-type="currency">
            <text:p>$165,863,000</text:p>
          </table:table-cell>
          <table:table-cell table:style-name="ce55" office:value-type="currency" office:value="159879000" calcext:value-type="currency">
            <text:p>$159,879,000</text:p>
          </table:table-cell>
          <table:table-cell table:style-name="ce42" table:formula="of:=[.T23]-[.U23]" office:value-type="currency" office:value="5983999.99999997" calcext:value-type="currency">
            <text:p>$5,984,000</text:p>
          </table:table-cell>
          <table:table-cell table:style-name="ce61" table:formula="of:=SUM([.X23:.AA23])" office:value-type="currency" office:value="64663000" calcext:value-type="currency">
            <text:p>$64,663,000</text:p>
          </table:table-cell>
          <table:table-cell table:style-name="ce55" office:value-type="currency" office:value="31413000" calcext:value-type="currency">
            <text:p>$31,413,000</text:p>
          </table:table-cell>
          <table:table-cell table:style-name="ce55"/>
          <table:table-cell table:style-name="ce55" office:value-type="currency" office:value="33250000" calcext:value-type="currency">
            <text:p>$33,2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211618000" calcext:value-type="currency">
            <text:p>$211,618,000</text:p>
          </table:table-cell>
          <table:table-cell table:style-name="ce55" office:value-type="currency" office:value="162023000" calcext:value-type="currency">
            <text:p>$162,023,000</text:p>
          </table:table-cell>
          <table:table-cell table:style-name="ce76" office:value-type="float" office:value="0.729" calcext:value-type="float">
            <text:p>0.7290</text:p>
          </table:table-cell>
          <table:table-cell table:style-name="ce79" table:formula="of:=[.U23]/[.R23]" office:value-type="currency" office:currency="USD" office:value="0.461811091854419" calcext:value-type="currency">
            <text:p>$0.46</text:p>
          </table:table-cell>
          <table:table-cell table:style-name="ce86" table:formula="of:=([.S23]-[.AB23]) / [.AB23]" office:value-type="percentage" office:value="0.0893496772486273" calcext:value-type="percentage">
            <text:p>8.9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4:.I24])" office:value-type="float" office:value="2445" calcext:value-type="float">
            <text:p>2,445</text:p>
          </table:table-cell>
          <table:table-cell table:style-name="ce9" office:value-type="float" office:value="1262" calcext:value-type="float">
            <text:p>1,262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11+89" office:value-type="float" office:value="400" calcext:value-type="float">
            <text:p>400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689" calcext:value-type="float">
            <text:p>8,689</text:p>
          </table:table-cell>
          <table:table-cell table:style-name="ce6" table:number-columns-repeated="2"/>
          <table:table-cell table:style-name="ce36" table:formula="of:=1.609*101400000" office:value-type="float" office:value="163152600" calcext:value-type="float">
            <text:p>163,152,600</text:p>
          </table:table-cell>
          <table:table-cell table:style-name="ce21" table:formula="of:=1.609*49300000" office:value-type="float" office:value="79323700" calcext:value-type="float">
            <text:p>79,323,700</text:p>
          </table:table-cell>
          <table:table-cell table:style-name="ce21" table:formula="of:=1.609*9400000" office:value-type="float" office:value="15124600" calcext:value-type="float">
            <text:p>15,124,600</text:p>
          </table:table-cell>
          <table:table-cell table:style-name="ce21"/>
          <table:table-cell table:style-name="ce40" office:value-type="float" office:value="366400000" calcext:value-type="float">
            <text:p>366,400,000</text:p>
          </table:table-cell>
          <table:table-cell table:style-name="ce47" table:formula="of:=[.T24]+[.W24]" office:value-type="currency" office:value="236798000" calcext:value-type="currency">
            <text:p>$236,798,000</text:p>
          </table:table-cell>
          <table:table-cell table:style-name="ce52" office:value-type="currency" office:value="183642000" calcext:value-type="currency">
            <text:p>$183,642,000</text:p>
          </table:table-cell>
          <table:table-cell table:style-name="ce55" office:value-type="currency" office:value="172971000" calcext:value-type="currency">
            <text:p>$172,971,000</text:p>
          </table:table-cell>
          <table:table-cell table:style-name="ce42" table:formula="of:=[.T24]-[.U24]" office:value-type="currency" office:value="10671000" calcext:value-type="currency">
            <text:p>$10,671,000</text:p>
          </table:table-cell>
          <table:table-cell table:style-name="ce61" office:value-type="currency" office:value="53156000" calcext:value-type="currency">
            <text:p>$53,156,000</text:p>
          </table:table-cell>
          <table:table-cell table:style-name="ce42" table:formula="of:=[.W24]/2" office:value-type="currency" office:value="26578000" calcext:value-type="currency">
            <text:p>$26,578,000</text:p>
          </table:table-cell>
          <table:table-cell table:style-name="ce42"/>
          <table:table-cell table:style-name="ce42" table:formula="of:=[.W24]/2" office:value-type="currency" office:value="26578000" calcext:value-type="currency">
            <text:p>$26,578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236798000" calcext:value-type="currency">
            <text:p>$236,798,000</text:p>
          </table:table-cell>
          <table:table-cell table:style-name="ce55" office:value-type="currency" office:value="179016000" calcext:value-type="currency">
            <text:p>$179,016,000</text:p>
          </table:table-cell>
          <table:table-cell table:style-name="ce76" office:value-type="float" office:value="0.713" calcext:value-type="float">
            <text:p>0.7130</text:p>
          </table:table-cell>
          <table:table-cell table:style-name="ce79" table:formula="of:=[.U24]/[.R24]" office:value-type="currency" office:currency="USD" office:value="0.472082423580786" calcext:value-type="currency">
            <text:p>$0.47</text:p>
          </table:table-cell>
          <table:table-cell table:style-name="ce86" table:formula="of:=([.S24]-[.AB24]) / [.AB24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5:.I25])" office:value-type="float" office:value="2632" calcext:value-type="float">
            <text:p>2,632</text:p>
          </table:table-cell>
          <table:table-cell table:style-name="ce9" office:value-type="float" office:value="1403" calcext:value-type="float">
            <text:p>1,403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258+188" office:value-type="float" office:value="446" calcext:value-type="float">
            <text:p>446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8906" calcext:value-type="float">
            <text:p>8,906</text:p>
          </table:table-cell>
          <table:table-cell table:style-name="ce6" table:number-columns-repeated="2"/>
          <table:table-cell table:style-name="ce36" table:formula="of:=1.609*107900000" office:value-type="float" office:value="173611100" calcext:value-type="float">
            <text:p>173,611,100</text:p>
          </table:table-cell>
          <table:table-cell table:style-name="ce21" table:formula="of:=1.609*52100000" office:value-type="float" office:value="83828900" calcext:value-type="float">
            <text:p>83,828,900</text:p>
          </table:table-cell>
          <table:table-cell table:style-name="ce21" table:formula="of:=1.609*9300000" office:value-type="float" office:value="14963700" calcext:value-type="float">
            <text:p>14,963,700</text:p>
          </table:table-cell>
          <table:table-cell table:style-name="ce21"/>
          <table:table-cell table:style-name="ce40" office:value-type="float" office:value="392000000" calcext:value-type="float">
            <text:p>392,000,000</text:p>
          </table:table-cell>
          <table:table-cell table:style-name="ce47" office:value-type="currency" office:value="284408000" calcext:value-type="currency">
            <text:p>$284,408,000</text:p>
          </table:table-cell>
          <table:table-cell table:style-name="ce52" office:value-type="currency" office:value="214974000" calcext:value-type="currency">
            <text:p>$214,974,000</text:p>
          </table:table-cell>
          <table:table-cell table:style-name="ce55" office:value-type="currency" office:value="205697000" calcext:value-type="currency">
            <text:p>$205,697,000</text:p>
          </table:table-cell>
          <table:table-cell table:style-name="ce42" table:formula="of:=[.T25]-[.U25]" office:value-type="currency" office:value="9276999.99999997" calcext:value-type="currency">
            <text:p>$9,277,000</text:p>
          </table:table-cell>
          <table:table-cell table:style-name="ce61" office:value-type="currency" office:value="69434000" calcext:value-type="currency">
            <text:p>$69,434,000</text:p>
          </table:table-cell>
          <table:table-cell table:style-name="ce42" table:formula="of:=[.W25]*(13/(13+15.8))" office:value-type="currency" office:value="31341736.11" calcext:value-type="currency">
            <text:p>$31,341,736</text:p>
          </table:table-cell>
          <table:table-cell table:style-name="ce42"/>
          <table:table-cell table:style-name="ce42" table:formula="of:=[.W25]*(15.8/(13+15.8))" office:value-type="currency" office:value="38092263.89" calcext:value-type="currency">
            <text:p>$38,092,264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284408000" calcext:value-type="currency">
            <text:p>$284,408,000</text:p>
          </table:table-cell>
          <table:table-cell table:style-name="ce55" office:value-type="currency" office:value="215004000" calcext:value-type="currency">
            <text:p>$215,004,000</text:p>
          </table:table-cell>
          <table:table-cell table:style-name="ce76" office:value-type="float" office:value="0.711" calcext:value-type="float">
            <text:p>0.7110</text:p>
          </table:table-cell>
          <table:table-cell table:style-name="ce79" table:formula="of:=[.U25]/[.R25]" office:value-type="currency" office:currency="USD" office:value="0.524737244897959" calcext:value-type="currency">
            <text:p>$0.52</text:p>
          </table:table-cell>
          <table:table-cell table:style-name="ce86" table:formula="of:=([.S25]-[.AB25]) / [.AB25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6:.I26])" office:value-type="float" office:value="2713" calcext:value-type="float">
            <text:p>2,713</text:p>
          </table:table-cell>
          <table:table-cell table:style-name="ce9" office:value-type="float" office:value="1556" calcext:value-type="float">
            <text:p>1,556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78+196" office:value-type="float" office:value="374" calcext:value-type="float">
            <text:p>374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9200" calcext:value-type="float">
            <text:p>9,200</text:p>
          </table:table-cell>
          <table:table-cell table:style-name="ce6" table:number-columns-repeated="2"/>
          <table:table-cell table:style-name="ce36" table:formula="of:=1.609*113400000" office:value-type="float" office:value="182460600" calcext:value-type="float">
            <text:p>182,460,600</text:p>
          </table:table-cell>
          <table:table-cell table:style-name="ce21" table:formula="of:=1.609*56800000" office:value-type="float" office:value="91391200" calcext:value-type="float">
            <text:p>91,391,200</text:p>
          </table:table-cell>
          <table:table-cell table:style-name="ce21" table:formula="of:=1.609*9400000" office:value-type="float" office:value="15124600" calcext:value-type="float">
            <text:p>15,124,600</text:p>
          </table:table-cell>
          <table:table-cell table:style-name="ce21"/>
          <table:table-cell table:style-name="ce40" office:value-type="float" office:value="401200000" calcext:value-type="float">
            <text:p>401,200,000</text:p>
          </table:table-cell>
          <table:table-cell table:style-name="ce46" table:formula="of:=[.T26]+[.W26]" office:value-type="currency" office:value="333839000" calcext:value-type="currency">
            <text:p>$333,839,000</text:p>
          </table:table-cell>
          <table:table-cell table:style-name="ce52" office:value-type="currency" office:value="240898000" calcext:value-type="currency">
            <text:p>$240,898,000</text:p>
          </table:table-cell>
          <table:table-cell table:style-name="ce55" office:value-type="currency" office:value="230794000" calcext:value-type="currency">
            <text:p>$230,794,000</text:p>
          </table:table-cell>
          <table:table-cell table:style-name="ce42" table:formula="of:=[.T26]-[.U26]" office:value-type="currency" office:value="10104000" calcext:value-type="currency">
            <text:p>$10,104,000</text:p>
          </table:table-cell>
          <table:table-cell table:style-name="ce61" office:value-type="currency" office:value="92941000" calcext:value-type="currency">
            <text:p>$92,941,000</text:p>
          </table:table-cell>
          <table:table-cell table:style-name="ce42" table:formula="of:=[.W26]*(15.1/(15.1+16.5))" office:value-type="currency" office:value="44411680.38" calcext:value-type="currency">
            <text:p>$44,411,680</text:p>
          </table:table-cell>
          <table:table-cell table:style-name="ce42"/>
          <table:table-cell table:style-name="ce42" table:formula="of:=[.W26]*(16.5/(15.1+16.5))" office:value-type="currency" office:value="48529319.62" calcext:value-type="currency">
            <text:p>$48,529,32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333839000" calcext:value-type="currency">
            <text:p>$333,839,000</text:p>
          </table:table-cell>
          <table:table-cell table:style-name="ce55" office:value-type="currency" office:value="254724000" calcext:value-type="currency">
            <text:p>$254,724,000</text:p>
          </table:table-cell>
          <table:table-cell table:style-name="ce76" office:value-type="float" office:value="0.686" calcext:value-type="float">
            <text:p>0.6860</text:p>
          </table:table-cell>
          <table:table-cell table:style-name="ce79" table:formula="of:=[.U26]/[.R26]" office:value-type="currency" office:currency="USD" office:value="0.575259222333001" calcext:value-type="currency">
            <text:p>$0.58</text:p>
          </table:table-cell>
          <table:table-cell table:style-name="ce86" table:formula="of:=([.S26]-[.AB26]) / [.AB26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7:.I27])" office:value-type="float" office:value="2715" calcext:value-type="float">
            <text:p>2,715</text:p>
          </table:table-cell>
          <table:table-cell table:style-name="ce9" office:value-type="float" office:value="1561" calcext:value-type="float">
            <text:p>1,56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75+196" office:value-type="float" office:value="371" calcext:value-type="float">
            <text:p>371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9414" calcext:value-type="float">
            <text:p>9,414</text:p>
          </table:table-cell>
          <table:table-cell table:style-name="ce6" table:number-columns-repeated="2"/>
          <table:table-cell table:style-name="ce36" table:formula="of:=1.609*113500000" office:value-type="float" office:value="182621500" calcext:value-type="float">
            <text:p>182,621,500</text:p>
          </table:table-cell>
          <table:table-cell table:style-name="ce21" table:formula="of:=1.609*57200000" office:value-type="float" office:value="92034800" calcext:value-type="float">
            <text:p>92,034,800</text:p>
          </table:table-cell>
          <table:table-cell table:style-name="ce21" table:formula="of:=1.609*9300000" office:value-type="float" office:value="14963700" calcext:value-type="float">
            <text:p>14,963,700</text:p>
          </table:table-cell>
          <table:table-cell table:style-name="ce21"/>
          <table:table-cell table:style-name="ce40" office:value-type="float" office:value="405700000" calcext:value-type="float">
            <text:p>405,700,000</text:p>
          </table:table-cell>
          <table:table-cell table:style-name="ce47" office:value-type="currency" office:value="362789000" calcext:value-type="currency">
            <text:p>$362,789,000</text:p>
          </table:table-cell>
          <table:table-cell table:style-name="ce52" office:value-type="currency" office:value="259349000" calcext:value-type="currency">
            <text:p>$259,349,000</text:p>
          </table:table-cell>
          <table:table-cell table:style-name="ce55" office:value-type="currency" office:value="248803000" calcext:value-type="currency">
            <text:p>$248,803,000</text:p>
          </table:table-cell>
          <table:table-cell table:style-name="ce42" table:formula="of:=[.T27]-[.U27]" office:value-type="currency" office:value="10546000" calcext:value-type="currency">
            <text:p>$10,546,000</text:p>
          </table:table-cell>
          <table:table-cell table:style-name="ce61" office:value-type="currency" office:value="103400000" calcext:value-type="currency">
            <text:p>$103,400,000</text:p>
          </table:table-cell>
          <table:table-cell table:style-name="ce42" table:formula="of:=[.W27]*(15.1/(15.1+16.4))" office:value-type="currency" office:value="49566349.21" calcext:value-type="currency">
            <text:p>$49,566,349</text:p>
          </table:table-cell>
          <table:table-cell table:style-name="ce42"/>
          <table:table-cell table:style-name="ce42" table:formula="of:=[.W27]*(16.4/(15.1+16.4))" office:value-type="currency" office:value="53833650.79" calcext:value-type="currency">
            <text:p>$53,833,651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362789000" calcext:value-type="currency">
            <text:p>$362,789,000</text:p>
          </table:table-cell>
          <table:table-cell table:style-name="ce55" office:value-type="currency" office:value="279485000" calcext:value-type="currency">
            <text:p>$279,485,000</text:p>
          </table:table-cell>
          <table:table-cell table:style-name="ce76" office:value-type="float" office:value="0.685" calcext:value-type="float">
            <text:p>0.6850</text:p>
          </table:table-cell>
          <table:table-cell table:style-name="ce79" table:formula="of:=[.U27]/[.R27]" office:value-type="currency" office:currency="USD" office:value="0.61326842494454" calcext:value-type="currency">
            <text:p>$0.61</text:p>
          </table:table-cell>
          <table:table-cell table:style-name="ce86" table:formula="of:=([.S27]-[.AB27]) / [.AB2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8:.I28])" office:value-type="float" office:value="2612" calcext:value-type="float">
            <text:p>2,612</text:p>
          </table:table-cell>
          <table:table-cell table:style-name="ce9" office:value-type="float" office:value="1465" calcext:value-type="float">
            <text:p>1,46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169+196" office:value-type="float" office:value="365" calcext:value-type="float">
            <text:p>365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6" office:value-type="float" office:value="9614" calcext:value-type="float">
            <text:p>9,614</text:p>
          </table:table-cell>
          <table:table-cell table:style-name="ce6" table:number-columns-repeated="2"/>
          <table:table-cell table:style-name="ce36" table:formula="of:=1.609*114500000" office:value-type="float" office:value="184230500" calcext:value-type="float">
            <text:p>184,230,500</text:p>
          </table:table-cell>
          <table:table-cell table:style-name="ce21" table:formula="of:=1.609*58200000" office:value-type="float" office:value="93643800" calcext:value-type="float">
            <text:p>93,643,800</text:p>
          </table:table-cell>
          <table:table-cell table:style-name="ce21" table:formula="of:=1.609*9200000" office:value-type="float" office:value="14802800" calcext:value-type="float">
            <text:p>14,802,800</text:p>
          </table:table-cell>
          <table:table-cell table:style-name="ce21"/>
          <table:table-cell table:style-name="ce40" office:value-type="float" office:value="427700000" calcext:value-type="float">
            <text:p>427,700,000</text:p>
          </table:table-cell>
          <table:table-cell table:style-name="ce47" office:value-type="currency" office:value="393018000" calcext:value-type="currency">
            <text:p>$393,018,000</text:p>
          </table:table-cell>
          <table:table-cell table:style-name="ce52" office:value-type="currency" office:value="283200000" calcext:value-type="currency">
            <text:p>$283,200,000</text:p>
          </table:table-cell>
          <table:table-cell table:style-name="ce55" office:value-type="currency" office:value="270563000" calcext:value-type="currency">
            <text:p>$270,563,000</text:p>
          </table:table-cell>
          <table:table-cell table:style-name="ce55" office:value-type="currency" office:value="12604000" calcext:value-type="currency">
            <text:p>$12,604,000</text:p>
          </table:table-cell>
          <table:table-cell table:style-name="ce61" office:value-type="currency" office:value="109851000" calcext:value-type="currency">
            <text:p>$109,851,000</text:p>
          </table:table-cell>
          <table:table-cell table:style-name="ce42" table:formula="of:=[.W28]-[.Z28]" office:value-type="currency" office:value="48851000" calcext:value-type="currency">
            <text:p>$48,851,000</text:p>
          </table:table-cell>
          <table:table-cell table:style-name="ce55"/>
          <table:table-cell table:style-name="ce55" office:value-type="currency" office:value="61000000" calcext:value-type="currency">
            <text:p>$61,0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393018000" calcext:value-type="currency">
            <text:p>$393,018,000</text:p>
          </table:table-cell>
          <table:table-cell table:style-name="ce55" office:value-type="currency" office:value="299863000" calcext:value-type="currency">
            <text:p>$299,863,000</text:p>
          </table:table-cell>
          <table:table-cell table:style-name="ce76" office:value-type="float" office:value="0.693" calcext:value-type="float">
            <text:p>0.6930</text:p>
          </table:table-cell>
          <table:table-cell table:style-name="ce79" table:formula="of:=[.U28]/[.R28]" office:value-type="currency" office:currency="USD" office:value="0.632599953238251" calcext:value-type="currency">
            <text:p>$0.63</text:p>
          </table:table-cell>
          <table:table-cell table:style-name="ce86" table:formula="of:=([.S28]-[.AB28]) / [.AB28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29:.I29])" office:value-type="float" office:value="2620" calcext:value-type="float">
            <text:p>2,620</text:p>
          </table:table-cell>
          <table:table-cell table:style-name="ce9" office:value-type="float" office:value="1512" calcext:value-type="float">
            <text:p>1,51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88+196" office:value-type="float" office:value="284" calcext:value-type="float">
            <text:p>284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628" calcext:value-type="float">
            <text:p>9,628</text:p>
          </table:table-cell>
          <table:table-cell table:style-name="ce6" table:number-columns-repeated="2"/>
          <table:table-cell table:style-name="ce36" table:formula="of:=1.609*115900000" office:value-type="float" office:value="186483100" calcext:value-type="float">
            <text:p>186,483,100</text:p>
          </table:table-cell>
          <table:table-cell table:style-name="ce21" table:formula="of:=1.609*59000000" office:value-type="float" office:value="94931000" calcext:value-type="float">
            <text:p>94,931,000</text:p>
          </table:table-cell>
          <table:table-cell table:style-name="ce21" table:formula="of:=1.609*9100000" office:value-type="float" office:value="14641900" calcext:value-type="float">
            <text:p>14,641,900</text:p>
          </table:table-cell>
          <table:table-cell table:style-name="ce21"/>
          <table:table-cell table:style-name="ce40" office:value-type="float" office:value="432200000" calcext:value-type="float">
            <text:p>432,200,000</text:p>
          </table:table-cell>
          <table:table-cell table:style-name="ce47" office:value-type="currency" office:value="426972000" calcext:value-type="currency">
            <text:p>$426,972,000</text:p>
          </table:table-cell>
          <table:table-cell table:style-name="ce53" table:formula="of:=SUM([.U29:.V29])" office:value-type="currency" office:value="301586000" calcext:value-type="currency">
            <text:p>$301,586,000</text:p>
          </table:table-cell>
          <table:table-cell table:style-name="ce42" office:value-type="currency" office:value="287742000" calcext:value-type="currency">
            <text:p>$287,742,000</text:p>
          </table:table-cell>
          <table:table-cell table:style-name="ce55" office:value-type="currency" office:value="13844000" calcext:value-type="currency">
            <text:p>$13,844,000</text:p>
          </table:table-cell>
          <table:table-cell table:style-name="ce61" office:value-type="currency" office:value="125386000" calcext:value-type="currency">
            <text:p>$125,386,000</text:p>
          </table:table-cell>
          <table:table-cell table:style-name="ce42" table:formula="of:=[.W29]/2" office:value-type="currency" office:value="62693000" calcext:value-type="currency">
            <text:p>$62,693,000</text:p>
          </table:table-cell>
          <table:table-cell table:style-name="ce42"/>
          <table:table-cell table:style-name="ce42" table:formula="of:=[.W29]/2" office:value-type="currency" office:value="62693000" calcext:value-type="currency">
            <text:p>$62,693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427000000" calcext:value-type="currency">
            <text:p>$427,000,000</text:p>
          </table:table-cell>
          <table:table-cell table:style-name="ce55" office:value-type="currency" office:value="325486000" calcext:value-type="currency">
            <text:p>$325,486,000</text:p>
          </table:table-cell>
          <table:table-cell table:style-name="ce76" office:value-type="float" office:value="0.681" calcext:value-type="float">
            <text:p>0.6810</text:p>
          </table:table-cell>
          <table:table-cell table:style-name="ce79" table:formula="of:=[.U29]/[.R29]" office:value-type="currency" office:currency="USD" office:value="0.66576122165664" calcext:value-type="currency">
            <text:p>$0.67</text:p>
          </table:table-cell>
          <table:table-cell table:style-name="ce86" table:formula="of:=([.S29]-[.AB29]) / [.AB29]" office:value-type="percentage" office:value="-0.0000655737704915241" calcext:value-type="percentage">
            <text:p>-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6" calcext:value-type="float">
            <text:p>198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0:.I30])" office:value-type="float" office:value="2638" calcext:value-type="float">
            <text:p>2,638</text:p>
          </table:table-cell>
          <table:table-cell table:style-name="ce9" office:value-type="float" office:value="1525" calcext:value-type="float">
            <text:p>1,52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636" calcext:value-type="float">
            <text:p>9,636</text:p>
          </table:table-cell>
          <table:table-cell table:style-name="ce6" table:number-columns-repeated="2"/>
          <table:table-cell table:style-name="ce36" table:formula="of:=1.609*118200000" office:value-type="float" office:value="190183800" calcext:value-type="float">
            <text:p>190,183,800</text:p>
          </table:table-cell>
          <table:table-cell table:style-name="ce21" table:formula="of:=1.609*60000000" office:value-type="float" office:value="96540000" calcext:value-type="float">
            <text:p>96,540,000</text:p>
          </table:table-cell>
          <table:table-cell table:style-name="ce21" table:formula="of:=1.609*9000000" office:value-type="float" office:value="14481000" calcext:value-type="float">
            <text:p>14,481,000</text:p>
          </table:table-cell>
          <table:table-cell table:style-name="ce21"/>
          <table:table-cell table:style-name="ce40" office:value-type="float" office:value="441000000" calcext:value-type="float">
            <text:p>441,000,000</text:p>
          </table:table-cell>
          <table:table-cell table:style-name="ce47" office:value-type="currency" office:value="460980000" calcext:value-type="currency">
            <text:p>$460,980,000</text:p>
          </table:table-cell>
          <table:table-cell table:style-name="ce52" office:value-type="currency" office:value="334800000" calcext:value-type="currency">
            <text:p>$334,800,000</text:p>
          </table:table-cell>
          <table:table-cell table:style-name="ce55" office:value-type="currency" office:value="314574000" calcext:value-type="currency">
            <office:annotation draw:style-name="gr3" draw:text-style-name="P2" svg:width="298.49pt" svg:height="44.99pt" svg:x="1135.19pt" svg:y="507pt" draw:caption-point-x="-11.54pt" draw:caption-point-y="-23.73pt">
              <dc:date>2023-09-04T00:00:00</dc:date>
              <text:p text:style-name="P1">noted as including fare grants from metro toronto</text:p>
              <text:p text:style-name="P1"><text:tab/>-Nate Wessel</text:p>
            </office:annotation>
            <text:p>$314,574,000</text:p>
          </table:table-cell>
          <table:table-cell table:style-name="ce42" table:formula="of:=[.T30]-[.U30]" office:value-type="currency" office:value="20226000" calcext:value-type="currency">
            <text:p>$20,226,000</text:p>
          </table:table-cell>
          <table:table-cell table:style-name="ce61" office:value-type="currency" office:value="126200000" calcext:value-type="currency">
            <text:p>$126,200,000</text:p>
          </table:table-cell>
          <table:table-cell table:style-name="ce42" table:formula="of:=[.W30]/2" office:value-type="currency" office:value="63100000" calcext:value-type="currency">
            <text:p>$63,100,000</text:p>
          </table:table-cell>
          <table:table-cell table:style-name="ce42"/>
          <table:table-cell table:style-name="ce42" table:formula="of:=[.W30]/2" office:value-type="currency" office:value="63100000" calcext:value-type="currency">
            <text:p>$63,1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461000000" calcext:value-type="currency">
            <text:p>$461,000,000</text:p>
          </table:table-cell>
          <table:table-cell table:style-name="ce55" office:value-type="currency" office:value="349400000" calcext:value-type="currency">
            <text:p>$349,400,000</text:p>
          </table:table-cell>
          <table:table-cell table:style-name="ce76" office:value-type="float" office:value="0.695" calcext:value-type="float">
            <text:p>0.6950</text:p>
          </table:table-cell>
          <table:table-cell table:style-name="ce79" table:formula="of:=[.U30]/[.R30]" office:value-type="currency" office:currency="USD" office:value="0.713319727891157" calcext:value-type="currency">
            <text:p>$0.71</text:p>
          </table:table-cell>
          <table:table-cell table:style-name="ce86" table:formula="of:=([.S30]-[.AB30]) / [.AB30]" office:value-type="percentage" office:value="-0.0000433839479393918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1:.I31])" office:value-type="float" office:value="2743" calcext:value-type="float">
            <text:p>2,743</text:p>
          </table:table-cell>
          <table:table-cell table:style-name="ce9" office:value-type="float" office:value="1570" calcext:value-type="float">
            <text:p>1,57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734" calcext:value-type="float">
            <text:p>9,734</text:p>
          </table:table-cell>
          <table:table-cell table:style-name="ce6" table:number-columns-repeated="2"/>
          <table:table-cell table:style-name="ce36" table:formula="of:=1.609*120300000" office:value-type="float" office:value="193562700" calcext:value-type="float">
            <text:p>193,562,700</text:p>
          </table:table-cell>
          <table:table-cell table:style-name="ce21" table:formula="of:=1.609*61000000" office:value-type="float" office:value="98149000" calcext:value-type="float">
            <text:p>98,149,000</text:p>
          </table:table-cell>
          <table:table-cell table:style-name="ce21" table:formula="of:=1.609*8800000" office:value-type="float" office:value="14159200" calcext:value-type="float">
            <text:p>14,159,200</text:p>
          </table:table-cell>
          <table:table-cell table:style-name="ce21"/>
          <table:table-cell table:style-name="ce40" office:value-type="float" office:value="456900000" calcext:value-type="float">
            <text:p>456,900,000</text:p>
          </table:table-cell>
          <table:table-cell table:style-name="ce47" office:value-type="currency" office:value="494532000" calcext:value-type="currency">
            <text:p>$494,532,000</text:p>
          </table:table-cell>
          <table:table-cell table:style-name="ce52" office:value-type="currency" office:value="357749000" calcext:value-type="currency">
            <text:p>$357,749,000</text:p>
          </table:table-cell>
          <table:table-cell table:style-name="ce55" office:value-type="currency" office:value="338487000" calcext:value-type="currency">
            <text:p>$338,487,000</text:p>
          </table:table-cell>
          <table:table-cell table:style-name="ce42" table:formula="of:=[.T31]-[.U31]" office:value-type="currency" office:value="19262000" calcext:value-type="currency">
            <text:p>$19,262,000</text:p>
          </table:table-cell>
          <table:table-cell table:style-name="ce61" office:value-type="currency" office:value="136800000" calcext:value-type="currency">
            <text:p>$136,800,000</text:p>
          </table:table-cell>
          <table:table-cell table:style-name="ce42" table:formula="of:=[.W31]/2" office:value-type="currency" office:value="68400000" calcext:value-type="currency">
            <text:p>$68,400,000</text:p>
          </table:table-cell>
          <table:table-cell table:style-name="ce42"/>
          <table:table-cell table:style-name="ce42" table:formula="of:=[.W31]/2" office:value-type="currency" office:value="68400000" calcext:value-type="currency">
            <text:p>$68,4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494500000" calcext:value-type="currency">
            <text:p>$494,500,000</text:p>
          </table:table-cell>
          <table:table-cell table:style-name="ce55" office:value-type="currency" office:value="372984000" calcext:value-type="currency">
            <text:p>$372,984,000</text:p>
          </table:table-cell>
          <table:table-cell table:style-name="ce76" office:value-type="float" office:value="0.7" calcext:value-type="float">
            <text:p>0.7000</text:p>
          </table:table-cell>
          <table:table-cell table:style-name="ce79" table:formula="of:=[.U31]/[.R31]" office:value-type="currency" office:currency="USD" office:value="0.740833880499015" calcext:value-type="currency">
            <text:p>$0.74</text:p>
          </table:table-cell>
          <table:table-cell table:style-name="ce86" table:formula="of:=([.S31]-[.AB31]) / [.AB31]" office:value-type="percentage" office:value="0.0000647118301314459" calcext:value-type="percentage">
            <text:p>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8" calcext:value-type="float">
            <text:p>1988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2:.I32])" office:value-type="float" office:value="2873" calcext:value-type="float">
            <text:p>2,873</text:p>
          </table:table-cell>
          <table:table-cell table:style-name="ce9" office:value-type="float" office:value="1648" calcext:value-type="float">
            <text:p>1,648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963" calcext:value-type="float">
            <text:p>9,963</text:p>
          </table:table-cell>
          <table:table-cell table:style-name="ce6" table:number-columns-repeated="2"/>
          <table:table-cell table:style-name="ce37" office:value-type="float" office:value="193800000" calcext:value-type="float">
            <text:p>193,800,000</text:p>
          </table:table-cell>
          <table:table-cell table:style-name="ce40" office:value-type="float" office:value="100100000" calcext:value-type="float">
            <text:p>100,100,000</text:p>
          </table:table-cell>
          <table:table-cell table:style-name="ce40" office:value-type="float" office:value="13900000" calcext:value-type="float">
            <text:p>13,900,000</text:p>
          </table:table-cell>
          <table:table-cell table:style-name="ce21"/>
          <table:table-cell table:style-name="ce40" office:value-type="float" office:value="463500000" calcext:value-type="float">
            <text:p>463,500,000</text:p>
          </table:table-cell>
          <table:table-cell table:style-name="ce47" office:value-type="currency" office:value="531878000" calcext:value-type="currency">
            <text:p>$531,878,000</text:p>
          </table:table-cell>
          <table:table-cell table:style-name="ce52" office:value-type="currency" office:value="381504000" calcext:value-type="currency">
            <text:p>$381,504,000</text:p>
          </table:table-cell>
          <table:table-cell table:style-name="ce55" office:value-type="currency" office:value="357879000" calcext:value-type="currency">
            <text:p>$357,879,000</text:p>
          </table:table-cell>
          <table:table-cell table:style-name="ce42" table:formula="of:=[.T32]-[.U32]" office:value-type="currency" office:value="23625000" calcext:value-type="currency">
            <text:p>$23,625,000</text:p>
          </table:table-cell>
          <table:table-cell table:style-name="ce61" office:value-type="currency" office:value="150400000" calcext:value-type="currency">
            <text:p>$150,400,000</text:p>
          </table:table-cell>
          <table:table-cell table:style-name="ce42" table:formula="of:=[.W32]/2" office:value-type="currency" office:value="75200000" calcext:value-type="currency">
            <text:p>$75,200,000</text:p>
          </table:table-cell>
          <table:table-cell table:style-name="ce42"/>
          <table:table-cell table:style-name="ce42" table:formula="of:=[.W32]/2" office:value-type="currency" office:value="75200000" calcext:value-type="currency">
            <text:p>$75,2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531900000" calcext:value-type="currency">
            <text:p>$531,900,000</text:p>
          </table:table-cell>
          <table:table-cell table:style-name="ce55" office:value-type="currency" office:value="401454000" calcext:value-type="currency">
            <text:p>$401,454,000</text:p>
          </table:table-cell>
          <table:table-cell table:style-name="ce76" office:value-type="float" office:value="0.695" calcext:value-type="float">
            <text:p>0.6950</text:p>
          </table:table-cell>
          <table:table-cell table:style-name="ce79" table:formula="of:=[.U32]/[.R32]" office:value-type="currency" office:currency="USD" office:value="0.772122977346278" calcext:value-type="currency">
            <text:p>$0.77</text:p>
          </table:table-cell>
          <table:table-cell table:style-name="ce86" table:formula="of:=([.S32]-[.AB32]) / [.AB32]" office:value-type="percentage" office:value="-0.0000413611581124271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3:.I33])" office:value-type="float" office:value="2906" calcext:value-type="float">
            <text:p>2,906</text:p>
          </table:table-cell>
          <table:table-cell table:style-name="ce9" office:value-type="float" office:value="1687" calcext:value-type="float">
            <text:p>1,687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176" calcext:value-type="float">
            <text:p>10,176</text:p>
          </table:table-cell>
          <table:table-cell table:style-name="ce6" table:number-columns-repeated="2"/>
          <table:table-cell table:style-name="ce37" office:value-type="float" office:value="189800000" calcext:value-type="float">
            <text:p>189,800,000</text:p>
          </table:table-cell>
          <table:table-cell table:style-name="ce40" office:value-type="float" office:value="98100000" calcext:value-type="float">
            <text:p>98,1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21"/>
          <table:table-cell table:style-name="ce40" office:value-type="float" office:value="450700000" calcext:value-type="float">
            <text:p>450,700,000</text:p>
          </table:table-cell>
          <table:table-cell table:style-name="ce47" office:value-type="currency" office:value="559598000" calcext:value-type="currency">
            <text:p>$559,598,000</text:p>
          </table:table-cell>
          <table:table-cell table:style-name="ce52" office:value-type="currency" office:value="399811000" calcext:value-type="currency">
            <text:p>$399,811,000</text:p>
          </table:table-cell>
          <table:table-cell table:style-name="ce55" office:value-type="currency" office:value="375447000" calcext:value-type="currency">
            <text:p>$375,447,000</text:p>
          </table:table-cell>
          <table:table-cell table:style-name="ce42" table:formula="of:=[.T33]-[.U33]" office:value-type="currency" office:value="24364000" calcext:value-type="currency">
            <text:p>$24,364,000</text:p>
          </table:table-cell>
          <table:table-cell table:style-name="ce61" office:value-type="currency" office:value="159800000" calcext:value-type="currency">
            <text:p>$159,800,000</text:p>
          </table:table-cell>
          <table:table-cell table:style-name="ce42" table:formula="of:=[.W33]/2" office:value-type="currency" office:value="79900000" calcext:value-type="currency">
            <text:p>$79,900,000</text:p>
          </table:table-cell>
          <table:table-cell table:style-name="ce42"/>
          <table:table-cell table:style-name="ce42" table:formula="of:=[.W33]/2" office:value-type="currency" office:value="79900000" calcext:value-type="currency">
            <text:p>$79,9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561500000" calcext:value-type="currency">
            <text:p>$561,500,000</text:p>
          </table:table-cell>
          <table:table-cell table:style-name="ce55" office:value-type="currency" office:value="426628000" calcext:value-type="currency">
            <text:p>$426,628,000</text:p>
          </table:table-cell>
          <table:table-cell table:style-name="ce76" office:value-type="float" office:value="0.692" calcext:value-type="float">
            <text:p>0.6920</text:p>
          </table:table-cell>
          <table:table-cell table:style-name="ce79" table:formula="of:=[.U33]/[.R33]" office:value-type="currency" office:currency="USD" office:value="0.833030840914134" calcext:value-type="currency">
            <text:p>$0.83</text:p>
          </table:table-cell>
          <table:table-cell table:style-name="ce86" table:formula="of:=([.S33]-[.AB33]) / [.AB33]" office:value-type="percentage" office:value="-0.0033873552983081" calcext:value-type="percentage">
            <text:p>-0.3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4:.I34])" office:value-type="float" office:value="2926" calcext:value-type="float">
            <text:p>2,926</text:p>
          </table:table-cell>
          <table:table-cell table:style-name="ce9" office:value-type="float" office:value="1744" calcext:value-type="float">
            <text:p>1,74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351" calcext:value-type="float">
            <text:p>10,351</text:p>
          </table:table-cell>
          <table:table-cell table:style-name="ce6" table:number-columns-repeated="2"/>
          <table:table-cell table:style-name="ce37" office:value-type="float" office:value="194600000" calcext:value-type="float">
            <text:p>194,600,000</text:p>
          </table:table-cell>
          <table:table-cell table:style-name="ce40" office:value-type="float" office:value="101900000" calcext:value-type="float">
            <text:p>101,9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21"/>
          <table:table-cell table:style-name="ce40" office:value-type="float" office:value="459200000" calcext:value-type="float">
            <text:p>459,200,000</text:p>
          </table:table-cell>
          <table:table-cell table:style-name="ce47" office:value-type="currency" office:value="628315000" calcext:value-type="currency">
            <text:p>$628,315,000</text:p>
          </table:table-cell>
          <table:table-cell table:style-name="ce52" office:value-type="currency" office:value="440411000" calcext:value-type="currency">
            <text:p>$440,411,000</text:p>
          </table:table-cell>
          <table:table-cell table:style-name="ce55" office:value-type="currency" office:value="406390000" calcext:value-type="currency">
            <text:p>$406,390,000</text:p>
          </table:table-cell>
          <table:table-cell table:style-name="ce42" table:formula="of:=[.T34]-[.U34]" office:value-type="currency" office:value="34021000" calcext:value-type="currency">
            <text:p>$34,021,000</text:p>
          </table:table-cell>
          <table:table-cell table:style-name="ce61" office:value-type="currency" office:value="187900000" calcext:value-type="currency">
            <text:p>$187,900,000</text:p>
          </table:table-cell>
          <table:table-cell table:style-name="ce42" table:formula="of:=[.W34]/2" office:value-type="currency" office:value="93950000" calcext:value-type="currency">
            <text:p>$93,950,000</text:p>
          </table:table-cell>
          <table:table-cell table:style-name="ce42"/>
          <table:table-cell table:style-name="ce42" table:formula="of:=[.W34]/2" office:value-type="currency" office:value="93950000" calcext:value-type="currency">
            <text:p>$93,9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28300000" calcext:value-type="currency">
            <text:p>$628,300,000</text:p>
          </table:table-cell>
          <table:table-cell table:style-name="ce55" office:value-type="currency" office:value="479277000" calcext:value-type="currency">
            <text:p>$479,277,000</text:p>
          </table:table-cell>
          <table:table-cell table:style-name="ce76" office:value-type="float" office:value="0.674" calcext:value-type="float">
            <text:p>0.6740</text:p>
          </table:table-cell>
          <table:table-cell table:style-name="ce79" table:formula="of:=[.U34]/[.R34]" office:value-type="currency" office:currency="USD" office:value="0.884995644599303" calcext:value-type="currency">
            <text:p>$0.88</text:p>
          </table:table-cell>
          <table:table-cell table:style-name="ce86" table:formula="of:=([.S34]-[.AB34]) / [.AB34]" office:value-type="percentage" office:value="0.0000238739455674041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5:.I35])" office:value-type="float" office:value="2836" calcext:value-type="float">
            <text:p>2,836</text:p>
          </table:table-cell>
          <table:table-cell table:style-name="ce9" office:value-type="float" office:value="1677" calcext:value-type="float">
            <text:p>1,677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218" calcext:value-type="float">
            <text:p>10,218</text:p>
          </table:table-cell>
          <table:table-cell table:style-name="ce6" table:number-columns-repeated="2"/>
          <table:table-cell table:style-name="ce37" office:value-type="float" office:value="187400000" calcext:value-type="float">
            <text:p>187,400,000</text:p>
          </table:table-cell>
          <table:table-cell table:style-name="ce40" office:value-type="float" office:value="98800000" calcext:value-type="float">
            <text:p>98,800,000</text:p>
          </table:table-cell>
          <table:table-cell table:style-name="ce40" office:value-type="float" office:value="12700000" calcext:value-type="float">
            <text:p>12,700,000</text:p>
          </table:table-cell>
          <table:table-cell table:style-name="ce21"/>
          <table:table-cell table:style-name="ce40" office:value-type="float" office:value="424200000" calcext:value-type="float">
            <text:p>424,200,000</text:p>
          </table:table-cell>
          <table:table-cell table:style-name="ce47" office:value-type="currency" office:value="662659000" calcext:value-type="currency">
            <text:p>$662,659,000</text:p>
          </table:table-cell>
          <table:table-cell table:style-name="ce52" office:value-type="currency" office:value="478782000" calcext:value-type="currency">
            <text:p>$478,782,000</text:p>
          </table:table-cell>
          <table:table-cell table:style-name="ce55" office:value-type="currency" office:value="403628000" calcext:value-type="currency">
            <text:p>$403,628,000</text:p>
          </table:table-cell>
          <table:table-cell table:style-name="ce42" table:formula="of:=[.T35]-[.U35]" office:value-type="currency" office:value="75154000.0000001" calcext:value-type="currency">
            <office:annotation draw:style-name="gr3" draw:text-style-name="P2" svg:width="314.31pt" svg:height="44.99pt" svg:x="1192.2pt" svg:y="589.49pt" draw:caption-point-x="-11.54pt" draw:caption-point-y="-23.73pt">
              <dc:date>2023-09-04T00:00:00</dc:date>
              <text:p text:style-name="P1">48m in dividend income from the coach terminal?</text:p>
              <text:p text:style-name="P1"><text:tab/>-Nate Wessel</text:p>
            </office:annotation>
            <text:p>$75,154,000</text:p>
          </table:table-cell>
          <table:table-cell table:style-name="ce61" office:value-type="currency" office:value="183900000" calcext:value-type="currency">
            <text:p>$183,900,000</text:p>
          </table:table-cell>
          <table:table-cell table:style-name="ce42" table:formula="of:=[.W35]/2" office:value-type="currency" office:value="91950000" calcext:value-type="currency">
            <text:p>$91,950,000</text:p>
          </table:table-cell>
          <table:table-cell table:style-name="ce42"/>
          <table:table-cell table:style-name="ce42" table:formula="of:=[.W35]/2" office:value-type="currency" office:value="91950000" calcext:value-type="currency">
            <text:p>$91,9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62600000" calcext:value-type="currency">
            <text:p>$662,600,000</text:p>
          </table:table-cell>
          <table:table-cell table:style-name="ce55" office:value-type="currency" office:value="510841000" calcext:value-type="currency">
            <text:p>$510,841,000</text:p>
          </table:table-cell>
          <table:table-cell table:style-name="ce76" office:value-type="float" office:value="0.653" calcext:value-type="float">
            <text:p>0.6530</text:p>
          </table:table-cell>
          <table:table-cell table:style-name="ce79" table:formula="of:=[.U35]/[.R35]" office:value-type="currency" office:currency="USD" office:value="0.951504007543611" calcext:value-type="currency">
            <text:p>$0.95</text:p>
          </table:table-cell>
          <table:table-cell table:style-name="ce86" table:formula="of:=([.S35]-[.AB35]) / [.AB35]" office:value-type="percentage" office:value="0.0000890431632961063" calcext:value-type="percentage">
            <text:p>0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6:.I36])" office:value-type="float" office:value="2689" calcext:value-type="float">
            <text:p>2,689</text:p>
          </table:table-cell>
          <table:table-cell table:style-name="ce9" office:value-type="float" office:value="1592" calcext:value-type="float">
            <text:p>1,59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051" calcext:value-type="float">
            <text:p>10,051</text:p>
          </table:table-cell>
          <table:table-cell table:style-name="ce6" table:number-columns-repeated="2"/>
          <table:table-cell table:style-name="ce37" office:value-type="float" office:value="183200000" calcext:value-type="float">
            <text:p>183,200,000</text:p>
          </table:table-cell>
          <table:table-cell table:style-name="ce40" office:value-type="float" office:value="102100000" calcext:value-type="float">
            <text:p>102,100,000</text:p>
          </table:table-cell>
          <table:table-cell table:style-name="ce40" office:value-type="float" office:value="12000000" calcext:value-type="float">
            <text:p>12,000,000</text:p>
          </table:table-cell>
          <table:table-cell table:style-name="ce21"/>
          <table:table-cell table:style-name="ce40" office:value-type="float" office:value="404300000" calcext:value-type="float">
            <text:p>404,300,000</text:p>
          </table:table-cell>
          <table:table-cell table:style-name="ce47" office:value-type="currency" office:value="690982000" calcext:value-type="currency">
            <text:p>$690,982,000</text:p>
          </table:table-cell>
          <table:table-cell table:style-name="ce52" office:value-type="currency" office:value="463438000" calcext:value-type="currency">
            <text:p>$463,438,000</text:p>
          </table:table-cell>
          <table:table-cell table:style-name="ce55" office:value-type="currency" office:value="423173000" calcext:value-type="currency">
            <text:p>$423,173,000</text:p>
          </table:table-cell>
          <table:table-cell table:style-name="ce42" table:formula="of:=[.T36]-[.U36]" office:value-type="currency" office:value="40265000" calcext:value-type="currency">
            <office:annotation draw:style-name="gr1" draw:text-style-name="P2" svg:width="314.31pt" svg:height="45.01pt" svg:x="1192.2pt" svg:y="605.99pt" draw:caption-point-x="-11.54pt" draw:caption-point-y="-23.73pt">
              <dc:date>2023-09-04T00:00:00</dc:date>
              <text:p text:style-name="P1">17m "transit improvement reserve fund draw" (a previous year subsidy from city I think)</text:p>
              <text:p text:style-name="P1"><text:tab/>-Nate Wessel</text:p>
            </office:annotation>
            <text:p>$40,265,000</text:p>
          </table:table-cell>
          <table:table-cell table:style-name="ce61" office:value-type="currency" office:value="244600000" calcext:value-type="currency">
            <text:p>$244,600,000</text:p>
          </table:table-cell>
          <table:table-cell table:style-name="ce42" table:formula="of:=[.W36]/2" office:value-type="currency" office:value="122300000" calcext:value-type="currency">
            <text:p>$122,300,000</text:p>
          </table:table-cell>
          <table:table-cell table:style-name="ce42"/>
          <table:table-cell table:style-name="ce42" table:formula="of:=[.W36]/2" office:value-type="currency" office:value="122300000" calcext:value-type="currency">
            <text:p>$122,3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91000000" calcext:value-type="currency">
            <text:p>$691,000,000</text:p>
          </table:table-cell>
          <table:table-cell table:style-name="ce55" office:value-type="currency" office:value="543537000" calcext:value-type="currency">
            <text:p>$543,537,000</text:p>
          </table:table-cell>
          <table:table-cell table:style-name="ce76" office:value-type="float" office:value="0.662" calcext:value-type="float">
            <text:p>0.6620</text:p>
          </table:table-cell>
          <table:table-cell table:style-name="ce79" table:formula="of:=[.U36]/[.R36]" office:value-type="currency" office:currency="USD" office:value="1.04668068266139" calcext:value-type="currency">
            <text:p>$1.05</text:p>
          </table:table-cell>
          <table:table-cell table:style-name="ce86" table:formula="of:=([.S36]-[.AB36]) / [.AB36]" office:value-type="percentage" office:value="-0.0000260492040520984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7:.I37])" office:value-type="float" office:value="2622" calcext:value-type="float">
            <text:p>2,622</text:p>
          </table:table-cell>
          <table:table-cell table:style-name="ce9" office:value-type="float" office:value="1564" calcext:value-type="float">
            <text:p>1,5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717" calcext:value-type="float">
            <text:p>9,717</text:p>
          </table:table-cell>
          <table:table-cell table:style-name="ce6" table:number-columns-repeated="2"/>
          <table:table-cell table:style-name="ce37" office:value-type="float" office:value="178500000" calcext:value-type="float">
            <text:p>178,500,000</text:p>
          </table:table-cell>
          <table:table-cell table:style-name="ce40" office:value-type="float" office:value="99000000" calcext:value-type="float">
            <text:p>99,000,000</text:p>
          </table:table-cell>
          <table:table-cell table:style-name="ce40" office:value-type="float" office:value="11500000" calcext:value-type="float">
            <text:p>11,500,000</text:p>
          </table:table-cell>
          <table:table-cell table:style-name="ce21"/>
          <table:table-cell table:style-name="ce40" office:value-type="float" office:value="393500000" calcext:value-type="float">
            <text:p>393,500,000</text:p>
          </table:table-cell>
          <table:table-cell table:style-name="ce47" office:value-type="currency" office:value="681125000" calcext:value-type="currency">
            <text:p>$681,125,000</text:p>
          </table:table-cell>
          <table:table-cell table:style-name="ce52" office:value-type="currency" office:value="447000000" calcext:value-type="currency">
            <text:p>$447,000,000</text:p>
          </table:table-cell>
          <table:table-cell table:style-name="ce55" office:value-type="currency" office:value="425426000" calcext:value-type="currency">
            <text:p>$425,426,000</text:p>
          </table:table-cell>
          <table:table-cell table:style-name="ce42" table:formula="of:=[.T37]-[.U37]" office:value-type="currency" office:value="21573999.9999999" calcext:value-type="currency">
            <text:p>$21,574,000</text:p>
          </table:table-cell>
          <table:table-cell table:style-name="ce61" office:value-type="currency" office:value="234100000" calcext:value-type="currency">
            <text:p>$234,100,000</text:p>
          </table:table-cell>
          <table:table-cell table:style-name="ce42" table:formula="of:=[.W37]/2" office:value-type="currency" office:value="117050000" calcext:value-type="currency">
            <text:p>$117,050,000</text:p>
          </table:table-cell>
          <table:table-cell table:style-name="ce42"/>
          <table:table-cell table:style-name="ce42" table:formula="of:=[.W37]/2" office:value-type="currency" office:value="117050000" calcext:value-type="currency">
            <text:p>$117,05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681125000" calcext:value-type="currency">
            <text:p>$681,125,000</text:p>
          </table:table-cell>
          <table:table-cell table:style-name="ce55" office:value-type="currency" office:value="535248000" calcext:value-type="currency">
            <text:p>$535,248,000</text:p>
          </table:table-cell>
          <table:table-cell table:style-name="ce76" office:value-type="float" office:value="0.657" calcext:value-type="float">
            <text:p>0.6570</text:p>
          </table:table-cell>
          <table:table-cell table:style-name="ce79" table:formula="of:=[.U37]/[.R37]" office:value-type="currency" office:currency="USD" office:value="1.0811334180432" calcext:value-type="currency">
            <text:p>$1.08</text:p>
          </table:table-cell>
          <table:table-cell table:style-name="ce86" table:formula="of:=([.S37]-[.AB37]) / [.AB37]" office:value-type="percentage" office:value="0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8:.I38])" office:value-type="float" office:value="2621" calcext:value-type="float">
            <text:p>2,621</text:p>
          </table:table-cell>
          <table:table-cell table:style-name="ce9" office:value-type="float" office:value="1564" calcext:value-type="float">
            <text:p>1,5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621" calcext:value-type="float">
            <text:p>9,621</text:p>
          </table:table-cell>
          <table:table-cell table:style-name="ce6" table:number-columns-repeated="2"/>
          <table:table-cell table:style-name="ce37" office:value-type="float" office:value="179100000" calcext:value-type="float">
            <text:p>179,100,000</text:p>
          </table:table-cell>
          <table:table-cell table:style-name="ce40" office:value-type="float" office:value="100500000" calcext:value-type="float">
            <text:p>100,500,000</text:p>
          </table:table-cell>
          <table:table-cell table:style-name="ce40" office:value-type="float" office:value="11200000" calcext:value-type="float">
            <text:p>11,200,000</text:p>
          </table:table-cell>
          <table:table-cell table:style-name="ce21"/>
          <table:table-cell table:style-name="ce40" office:value-type="float" office:value="388300000" calcext:value-type="float">
            <text:p>388,300,000</text:p>
          </table:table-cell>
          <table:table-cell table:style-name="ce46" table:formula="of:=SUM([.T38];[.W38])" office:value-type="currency" office:value="651894000" calcext:value-type="currency">
            <text:p>$651,894,000</text:p>
          </table:table-cell>
          <table:table-cell table:style-name="ce52" office:value-type="currency" office:value="444794000" calcext:value-type="currency">
            <text:p>$444,794,000</text:p>
          </table:table-cell>
          <table:table-cell table:style-name="ce42" office:value-type="currency" office:value="420519000" calcext:value-type="currency">
            <text:p>$420,519,000</text:p>
          </table:table-cell>
          <table:table-cell table:style-name="ce42" table:formula="of:=[.T38]-[.U38]" office:value-type="currency" office:value="24275000" calcext:value-type="currency">
            <text:p>$24,275,000</text:p>
          </table:table-cell>
          <table:table-cell table:style-name="ce61" office:value-type="currency" office:value="207100000" calcext:value-type="currency">
            <text:p>$207,100,000</text:p>
          </table:table-cell>
          <table:table-cell table:style-name="ce42" table:formula="of:=[.W38]-[.Z38]" office:value-type="currency" office:value="95400000" calcext:value-type="currency">
            <text:p>$95,400,000</text:p>
          </table:table-cell>
          <table:table-cell table:style-name="ce55"/>
          <table:table-cell table:style-name="ce55" office:value-type="currency" office:value="111700000" calcext:value-type="currency">
            <text:p>$111,700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671900000" calcext:value-type="currency">
            <text:p>$671,900,000</text:p>
          </table:table-cell>
          <table:table-cell table:style-name="ce55" office:value-type="currency" office:value="519667000" calcext:value-type="currency">
            <text:p>$519,667,000</text:p>
          </table:table-cell>
          <table:table-cell table:style-name="ce76" office:value-type="float" office:value="0.694" calcext:value-type="float">
            <text:p>0.6940</text:p>
          </table:table-cell>
          <table:table-cell table:style-name="ce79" table:formula="of:=[.U38]/[.R38]" office:value-type="currency" office:currency="USD" office:value="1.08297450424929" calcext:value-type="currency">
            <text:p>$1.08</text:p>
          </table:table-cell>
          <table:table-cell table:style-name="ce86" table:formula="of:=([.S38]-[.AB38]) / [.AB38]" office:value-type="percentage" office:value="-0.0297752641762167" calcext:value-type="percentage">
            <text:p>-2.9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5" calcext:value-type="float">
            <text:p>1995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39:.I39])" office:value-type="float" office:value="2580" calcext:value-type="float">
            <text:p>2,580</text:p>
          </table:table-cell>
          <table:table-cell table:style-name="ce9" office:value-type="float" office:value="1542" calcext:value-type="float">
            <text:p>1,5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459" calcext:value-type="float">
            <text:p>9,459</text:p>
          </table:table-cell>
          <table:table-cell table:style-name="ce6" table:number-columns-repeated="2"/>
          <table:table-cell table:style-name="ce37" office:value-type="float" office:value="178500000" calcext:value-type="float">
            <text:p>178,500,000</text:p>
          </table:table-cell>
          <table:table-cell table:style-name="ce40" office:value-type="float" office:value="100900000" calcext:value-type="float">
            <text:p>100,900,000</text:p>
          </table:table-cell>
          <table:table-cell table:style-name="ce40" office:value-type="float" office:value="11100000" calcext:value-type="float">
            <text:p>11,100,000</text:p>
          </table:table-cell>
          <table:table-cell table:style-name="ce21"/>
          <table:table-cell table:style-name="ce40" office:value-type="float" office:value="388200000" calcext:value-type="float">
            <text:p>388,200,000</text:p>
          </table:table-cell>
          <table:table-cell table:style-name="ce46" table:formula="of:=SUM([.T39];[.W39])" office:value-type="currency" office:value="671854000" calcext:value-type="currency">
            <text:p>$671,854,000</text:p>
          </table:table-cell>
          <table:table-cell table:style-name="ce52" office:value-type="currency" office:value="457254000" calcext:value-type="currency">
            <text:p>$457,254,000</text:p>
          </table:table-cell>
          <table:table-cell table:style-name="ce42" office:value-type="currency" office:value="435027000" calcext:value-type="currency">
            <text:p>$435,027,000</text:p>
          </table:table-cell>
          <table:table-cell table:style-name="ce42" table:formula="of:=[.T39]-[.U39]" office:value-type="currency" office:value="22227000" calcext:value-type="currency">
            <text:p>$22,227,000</text:p>
          </table:table-cell>
          <table:table-cell table:style-name="ce61" office:value-type="currency" office:value="214600000" calcext:value-type="currency">
            <text:p>$214,600,000</text:p>
          </table:table-cell>
          <table:table-cell table:style-name="ce42" table:formula="of:=[.W39]-[.Z39]" office:value-type="currency" office:value="111000000" calcext:value-type="currency">
            <text:p>$111,000,000</text:p>
          </table:table-cell>
          <table:table-cell table:style-name="ce55"/>
          <table:table-cell table:style-name="ce55" office:value-type="currency" office:value="103600000" calcext:value-type="currency">
            <text:p>$103,600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671838000" calcext:value-type="currency">
            <text:p>$671,838,000</text:p>
          </table:table-cell>
          <table:table-cell table:style-name="ce55" office:value-type="currency" office:value="515007000" calcext:value-type="currency">
            <text:p>$515,007,000</text:p>
          </table:table-cell>
          <table:table-cell table:style-name="ce76" office:value-type="float" office:value="0.693" calcext:value-type="float">
            <text:p>0.6930</text:p>
          </table:table-cell>
          <table:table-cell table:style-name="ce79" table:formula="of:=[.U39]/[.R39]" office:value-type="currency" office:currency="USD" office:value="1.12062596599691" calcext:value-type="currency">
            <text:p>$1.12</text:p>
          </table:table-cell>
          <table:table-cell table:style-name="ce86" table:formula="of:=([.S39]-[.AB39]) / [.AB39]" office:value-type="percentage" office:value="0.0000238152649894766" calcext:value-type="percentage">
            <text:p>0.0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6" calcext:value-type="float">
            <text:p>1996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40:.I40])" office:value-type="float" office:value="2581" calcext:value-type="float">
            <text:p>2,581</text:p>
          </table:table-cell>
          <table:table-cell table:style-name="ce9" office:value-type="float" office:value="1525" calcext:value-type="float">
            <text:p>1,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129" calcext:value-type="float">
            <text:p>9,129</text:p>
          </table:table-cell>
          <table:table-cell table:style-name="ce6" table:number-columns-repeated="2"/>
          <table:table-cell table:style-name="ce37" office:value-type="float" office:value="172100000" calcext:value-type="float">
            <text:p>172,100,000</text:p>
          </table:table-cell>
          <table:table-cell table:style-name="ce40" office:value-type="float" office:value="93700000" calcext:value-type="float">
            <text:p>93,700,000</text:p>
          </table:table-cell>
          <table:table-cell table:style-name="ce40" office:value-type="float" office:value="10900000" calcext:value-type="float">
            <text:p>10,900,000</text:p>
          </table:table-cell>
          <table:table-cell table:style-name="ce21"/>
          <table:table-cell table:style-name="ce40" office:value-type="float" office:value="372400000" calcext:value-type="float">
            <text:p>372,400,000</text:p>
          </table:table-cell>
          <table:table-cell table:style-name="ce46" table:formula="of:=SUM([.T40];[.W40])" office:value-type="currency" office:value="683990000" calcext:value-type="currency">
            <text:p>$683,990,000</text:p>
          </table:table-cell>
          <table:table-cell table:style-name="ce52" office:value-type="currency" office:value="514787000" calcext:value-type="currency">
            <text:p>$514,787,000</text:p>
          </table:table-cell>
          <table:table-cell table:style-name="ce42" office:value-type="currency" office:value="491433000" calcext:value-type="currency">
            <text:p>$491,433,000</text:p>
          </table:table-cell>
          <table:table-cell table:style-name="ce42" table:formula="of:=[.T40]-[.U40]" office:value-type="currency" office:value="23354000.0000001" calcext:value-type="currency">
            <text:p>$23,354,000</text:p>
          </table:table-cell>
          <table:table-cell table:style-name="ce62" table:formula="of:=SUM([.X40:.AA40])" office:value-type="currency" office:value="169203000" calcext:value-type="currency">
            <text:p>$169,203,000</text:p>
          </table:table-cell>
          <table:table-cell table:style-name="ce55" office:value-type="currency" office:value="79203000" calcext:value-type="currency">
            <text:p>$79,203,000</text:p>
          </table:table-cell>
          <table:table-cell table:style-name="ce55"/>
          <table:table-cell table:style-name="ce55" office:value-type="currency" office:value="90000000" calcext:value-type="currency">
            <text:p>$90,000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690432000" calcext:value-type="currency">
            <text:p>$690,432,000</text:p>
          </table:table-cell>
          <table:table-cell table:style-name="ce55" office:value-type="currency" office:value="520221000" calcext:value-type="currency">
            <text:p>$520,221,000</text:p>
          </table:table-cell>
          <table:table-cell table:style-name="ce76" office:value-type="float" office:value="0.757" calcext:value-type="float">
            <text:p>0.7570</text:p>
          </table:table-cell>
          <table:table-cell table:style-name="ce79" table:formula="of:=[.U40]/[.R40]" office:value-type="currency" office:currency="USD" office:value="1.31963748657358" calcext:value-type="currency">
            <text:p>$1.32</text:p>
          </table:table-cell>
          <table:table-cell table:style-name="ce86" table:formula="of:=([.S40]-[.AB40]) / [.AB40]" office:value-type="percentage" office:value="-0.00933039024842418" calcext:value-type="percentage">
            <text:p>-0.93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SUM([.D41:.I41])" office:value-type="float" office:value="2504" calcext:value-type="float">
            <text:p>2,504</text:p>
          </table:table-cell>
          <table:table-cell table:style-name="ce9" office:value-type="float" office:value="1468" calcext:value-type="float">
            <text:p>1,4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133" calcext:value-type="float">
            <text:p>9,133</text:p>
          </table:table-cell>
          <table:table-cell table:style-name="ce6" table:number-columns-repeated="2"/>
          <table:table-cell table:style-name="ce37" office:value-type="float" office:value="173500000" calcext:value-type="float">
            <text:p>173,500,000</text:p>
          </table:table-cell>
          <table:table-cell table:style-name="ce40" office:value-type="float" office:value="93700000" calcext:value-type="float">
            <text:p>93,700,000</text:p>
          </table:table-cell>
          <table:table-cell table:style-name="ce40" office:value-type="float" office:value="10600000" calcext:value-type="float">
            <text:p>10,600,000</text:p>
          </table:table-cell>
          <table:table-cell table:style-name="ce21"/>
          <table:table-cell table:style-name="ce40" office:value-type="float" office:value="379900000" calcext:value-type="float">
            <text:p>379,900,000</text:p>
          </table:table-cell>
          <table:table-cell table:style-name="ce46" table:formula="of:=SUM([.T41];[.W41])" office:value-type="currency" office:value="724218000" calcext:value-type="currency">
            <text:p>$724,218,000</text:p>
          </table:table-cell>
          <table:table-cell table:style-name="ce52" office:value-type="currency" office:value="565318000" calcext:value-type="currency">
            <text:p>$565,318,000</text:p>
          </table:table-cell>
          <table:table-cell table:style-name="ce42" office:value-type="currency" office:value="528703000" calcext:value-type="currency">
            <text:p>$528,703,000</text:p>
          </table:table-cell>
          <table:table-cell table:style-name="ce42" table:formula="of:=[.T41]-[.U41]" office:value-type="currency" office:value="36615000.0000001" calcext:value-type="currency">
            <text:p>$36,615,000</text:p>
          </table:table-cell>
          <table:table-cell table:style-name="ce61" office:value-type="currency" office:value="158900000" calcext:value-type="currency">
            <text:p>$158,900,000</text:p>
          </table:table-cell>
          <table:table-cell table:style-name="ce55" office:value-type="currency" office:value="80738000" calcext:value-type="currency">
            <text:p>$80,738,000</text:p>
          </table:table-cell>
          <table:table-cell table:style-name="ce55"/>
          <table:table-cell table:style-name="ce55" office:value-type="currency" office:value="78171000" calcext:value-type="currency">
            <text:p>$78,171,00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703482000" calcext:value-type="currency">
            <text:p>$703,482,000</text:p>
          </table:table-cell>
          <table:table-cell table:style-name="ce55" office:value-type="currency" office:value="522660000" calcext:value-type="currency">
            <text:p>$522,660,000</text:p>
          </table:table-cell>
          <table:table-cell table:style-name="ce76" office:value-type="float" office:value="0.804" calcext:value-type="float">
            <text:p>0.8040</text:p>
          </table:table-cell>
          <table:table-cell table:style-name="ce79" table:formula="of:=[.U41]/[.R41]" office:value-type="currency" office:currency="USD" office:value="1.39168991839958" calcext:value-type="currency">
            <text:p>$1.39</text:p>
          </table:table-cell>
          <table:table-cell table:style-name="ce86" table:formula="of:=([.S41]-[.AB41]) / [.AB41]" office:value-type="percentage" office:value="0.0294762339334908" calcext:value-type="percentage">
            <text:p>2.95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395" calcext:value-type="float">
            <text:p>2,395</text:p>
          </table:table-cell>
          <table:table-cell table:style-name="ce9" table:formula="of:=1383+51" office:value-type="float" office:value="1434" calcext:value-type="float">
            <text:p>1,4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9462" calcext:value-type="float">
            <text:p>9,462</text:p>
          </table:table-cell>
          <table:table-cell table:style-name="ce32" office:value-type="float" office:value="3804" calcext:value-type="float">
            <text:p>3,804</text:p>
          </table:table-cell>
          <table:table-cell table:style-name="ce6"/>
          <table:table-cell table:style-name="ce37" office:value-type="float" office:value="178300000" calcext:value-type="float">
            <text:p>178,300,000</text:p>
          </table:table-cell>
          <table:table-cell table:style-name="ce40" office:value-type="float" office:value="94500000" calcext:value-type="float">
            <text:p>94,500,000</text:p>
          </table:table-cell>
          <table:table-cell table:style-name="ce40" office:value-type="float" office:value="12100000" calcext:value-type="float">
            <text:p>12,100,000</text:p>
          </table:table-cell>
          <table:table-cell table:style-name="ce21"/>
          <table:table-cell table:style-name="ce32" office:value-type="float" office:value="388689000" calcext:value-type="float">
            <text:p>388,689,000</text:p>
          </table:table-cell>
          <table:table-cell table:style-name="ce46" table:formula="of:=[.T42]+[.W42]" office:value-type="currency" office:value="754146000" calcext:value-type="currency">
            <text:p>$754,146,000</text:p>
          </table:table-cell>
          <table:table-cell table:style-name="ce52" office:value-type="currency" office:value="570232000" calcext:value-type="currency">
            <text:p>$570,232,000</text:p>
          </table:table-cell>
          <table:table-cell table:style-name="ce56" office:value-type="currency" office:currency="CAD" office:value="541416000" calcext:value-type="currency">
            <text:p>$541,416,000</text:p>
          </table:table-cell>
          <table:table-cell table:style-name="ce42" table:formula="of:=[.T42]-[.U42]" office:value-type="currency" office:value="28816000" calcext:value-type="currency">
            <text:p>$28,816,000</text:p>
          </table:table-cell>
          <table:table-cell table:style-name="ce63" table:formula="of:=SUM([.X42:.AA42])" office:value-type="currency" office:currency="CAD" office:value="183914000" calcext:value-type="currency">
            <text:p>$183,914,000</text:p>
          </table:table-cell>
          <table:table-cell table:style-name="ce56" office:value-type="currency" office:currency="CAD" office:value="183914000" calcext:value-type="currency">
            <text:p>$183,914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1" office:value-type="currency" office:value="677587256" calcext:value-type="currency">
            <text:p>$677,587,256</text:p>
          </table:table-cell>
          <table:table-cell table:style-name="ce55" office:value-type="currency" office:value="547119000" calcext:value-type="currency">
            <text:p>$547,119,000</text:p>
          </table:table-cell>
          <table:table-cell table:style-name="ce77" office:value-type="float" office:value="0.81" calcext:value-type="float">
            <text:p>0.8100</text:p>
          </table:table-cell>
          <table:table-cell table:style-name="ce81" office:value-type="currency" office:currency="USD" office:value="1.39" calcext:value-type="currency">
            <text:p>$1.39</text:p>
          </table:table-cell>
          <table:table-cell table:style-name="ce86" table:formula="of:=([.S42]-[.AB42]) / [.AB42]" office:value-type="percentage" office:value="0.112987284400756" calcext:value-type="percentage">
            <text:p>11.3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19" calcext:value-type="float">
            <text:p>2,419</text:p>
          </table:table-cell>
          <table:table-cell table:style-name="ce9" table:formula="of:=1350+102" office:value-type="float" office:value="1452" calcext:value-type="float">
            <text:p>1,4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049" calcext:value-type="float">
            <text:p>10,049</text:p>
          </table:table-cell>
          <table:table-cell table:style-name="ce32" office:value-type="float" office:value="3771" calcext:value-type="float">
            <text:p>3,771</text:p>
          </table:table-cell>
          <table:table-cell table:style-name="ce6"/>
          <table:table-cell table:style-name="ce37" office:value-type="float" office:value="177100000" calcext:value-type="float">
            <text:p>177,100,000</text:p>
          </table:table-cell>
          <table:table-cell table:style-name="ce40" office:value-type="float" office:value="94400000" calcext:value-type="float">
            <text:p>94,400,000</text:p>
          </table:table-cell>
          <table:table-cell table:style-name="ce40" office:value-type="float" office:value="11400000" calcext:value-type="float">
            <text:p>11,400,000</text:p>
          </table:table-cell>
          <table:table-cell table:style-name="ce21"/>
          <table:table-cell table:style-name="ce32" office:value-type="float" office:value="392593000" calcext:value-type="float">
            <text:p>392,593,000</text:p>
          </table:table-cell>
          <table:table-cell table:style-name="ce46" table:formula="of:=SUM([.T43];[.W43])" office:value-type="currency" office:value="740324000" calcext:value-type="currency">
            <text:p>$740,324,000</text:p>
          </table:table-cell>
          <table:table-cell table:style-name="ce52" office:value-type="currency" office:value="591436000" calcext:value-type="currency">
            <text:p>$591,436,000</text:p>
          </table:table-cell>
          <table:table-cell table:style-name="ce56" office:value-type="currency" office:currency="CAD" office:value="560642000" calcext:value-type="currency">
            <text:p>$560,642,000</text:p>
          </table:table-cell>
          <table:table-cell table:style-name="ce42" table:formula="of:=[.T43]-[.U43]" office:value-type="currency" office:value="30794000" calcext:value-type="currency">
            <text:p>$30,794,000</text:p>
          </table:table-cell>
          <table:table-cell table:style-name="ce63" table:formula="of:=SUM([.X43:.AA43])" office:value-type="currency" office:currency="CAD" office:value="148888000" calcext:value-type="currency">
            <text:p>$148,888,000</text:p>
          </table:table-cell>
          <table:table-cell table:style-name="ce57" office:value-type="currency" office:currency="CAD" office:value="148888000" calcext:value-type="currency">
            <text:p>$148,888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0" office:value-type="currency" office:value="750744000" calcext:value-type="currency">
            <text:p>$750,744,000</text:p>
          </table:table-cell>
          <table:table-cell table:style-name="ce55" office:value-type="currency" office:value="559642000" calcext:value-type="currency">
            <text:p>$559,642,000</text:p>
          </table:table-cell>
          <table:table-cell table:style-name="ce77" office:value-type="float" office:value="0.84" calcext:value-type="float">
            <text:p>0.8400</text:p>
          </table:table-cell>
          <table:table-cell table:style-name="ce81" office:value-type="currency" office:currency="USD" office:value="1.42" calcext:value-type="currency">
            <text:p>$1.42</text:p>
          </table:table-cell>
          <table:table-cell table:style-name="ce86" table:formula="of:=([.S43]-[.AB43]) / [.AB43]" office:value-type="percentage" office:value="-0.0138795648050467" calcext:value-type="percentage">
            <text:p>-1.3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16" calcext:value-type="float">
            <text:p>2,416</text:p>
          </table:table-cell>
          <table:table-cell table:style-name="ce9" table:formula="of:=1365+101" office:value-type="float" office:value="1466" calcext:value-type="float">
            <text:p>1,4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095" calcext:value-type="float">
            <text:p>10,095</text:p>
          </table:table-cell>
          <table:table-cell table:style-name="ce32" office:value-type="float" office:value="3846" calcext:value-type="float">
            <text:p>3,846</text:p>
          </table:table-cell>
          <table:table-cell table:style-name="ce6"/>
          <table:table-cell table:style-name="ce37" office:value-type="float" office:value="184900000" calcext:value-type="float">
            <text:p>184,900,000</text:p>
          </table:table-cell>
          <table:table-cell table:style-name="ce40" office:value-type="float" office:value="95000000" calcext:value-type="float">
            <text:p>95,000,000</text:p>
          </table:table-cell>
          <table:table-cell table:style-name="ce40" office:value-type="float" office:value="11300000" calcext:value-type="float">
            <text:p>11,300,000</text:p>
          </table:table-cell>
          <table:table-cell table:style-name="ce21"/>
          <table:table-cell table:style-name="ce32" office:value-type="float" office:value="410558000" calcext:value-type="float">
            <text:p>410,558,000</text:p>
          </table:table-cell>
          <table:table-cell table:style-name="ce46" table:formula="of:=SUM([.T44];[.W44])" office:value-type="currency" office:value="781684000" calcext:value-type="currency">
            <text:p>$781,684,000</text:p>
          </table:table-cell>
          <table:table-cell table:style-name="ce52" office:value-type="currency" office:value="637360000" calcext:value-type="currency">
            <text:p>$637,360,000</text:p>
          </table:table-cell>
          <table:table-cell table:style-name="ce56" office:value-type="currency" office:currency="CAD" office:value="601992000" calcext:value-type="currency">
            <text:p>$601,992,000</text:p>
          </table:table-cell>
          <table:table-cell table:style-name="ce42" table:formula="of:=[.T44]-[.U44]" office:value-type="currency" office:value="35368000" calcext:value-type="currency">
            <text:p>$35,368,000</text:p>
          </table:table-cell>
          <table:table-cell table:style-name="ce63" table:formula="of:=SUM([.X44:.AA44])" office:value-type="currency" office:currency="CAD" office:value="144324000" calcext:value-type="currency">
            <text:p>$144,324,000</text:p>
          </table:table-cell>
          <table:table-cell table:style-name="ce57" office:value-type="currency" office:currency="CAD" office:value="144324000" calcext:value-type="currency">
            <text:p>$144,324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1" office:value-type="currency" office:value="721408718" calcext:value-type="currency">
            <text:p>$721,408,718</text:p>
          </table:table-cell>
          <table:table-cell table:style-name="ce55" office:value-type="currency" office:value="587408000" calcext:value-type="currency">
            <text:p>$587,408,000</text:p>
          </table:table-cell>
          <table:table-cell table:style-name="ce77" office:value-type="float" office:value="0.85" calcext:value-type="float">
            <text:p>0.8500</text:p>
          </table:table-cell>
          <table:table-cell table:style-name="ce81" office:value-type="currency" office:currency="USD" office:value="1.46" calcext:value-type="currency">
            <text:p>$1.46</text:p>
          </table:table-cell>
          <table:table-cell table:style-name="ce86" table:formula="of:=([.S44]-[.AB44]) / [.AB44]" office:value-type="percentage" office:value="0.0835521951649051" calcext:value-type="percentage">
            <text:p>8.3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8" calcext:value-type="float">
            <text:p>2,448</text:p>
          </table:table-cell>
          <table:table-cell table:style-name="ce9" table:formula="of:=1124+237+101" office:value-type="float" office:value="1462" calcext:value-type="float">
            <text:p>1,46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191" calcext:value-type="float">
            <text:p>10,191</text:p>
          </table:table-cell>
          <table:table-cell table:style-name="ce32" office:value-type="float" office:value="3955" calcext:value-type="float">
            <text:p>3,955</text:p>
          </table:table-cell>
          <table:table-cell table:style-name="ce6"/>
          <table:table-cell table:style-name="ce37" office:value-type="float" office:value="189300000" calcext:value-type="float">
            <text:p>189,300,000</text:p>
          </table:table-cell>
          <table:table-cell table:style-name="ce40" office:value-type="float" office:value="97700000" calcext:value-type="float">
            <text:p>97,700,000</text:p>
          </table:table-cell>
          <table:table-cell table:style-name="ce40" office:value-type="float" office:value="11700000" calcext:value-type="float">
            <text:p>11,700,000</text:p>
          </table:table-cell>
          <table:table-cell table:style-name="ce21"/>
          <table:table-cell table:style-name="ce32" office:value-type="float" office:value="419993000" calcext:value-type="float">
            <text:p>419,993,000</text:p>
          </table:table-cell>
          <table:table-cell table:style-name="ce46" table:formula="of:=SUM([.T45];[.W45])" office:value-type="currency" office:value="825690397" calcext:value-type="currency">
            <text:p>$825,690,397</text:p>
          </table:table-cell>
          <table:table-cell table:style-name="ce52" office:value-type="currency" office:value="678084000" calcext:value-type="currency">
            <text:p>$678,084,000</text:p>
          </table:table-cell>
          <table:table-cell table:style-name="ce56" office:value-type="currency" office:currency="CAD" office:value="639721000" calcext:value-type="currency">
            <text:p>$639,721,000</text:p>
          </table:table-cell>
          <table:table-cell table:style-name="ce42" table:formula="of:=[.T45]-[.U45]" office:value-type="currency" office:value="38363000" calcext:value-type="currency">
            <text:p>$38,363,000</text:p>
          </table:table-cell>
          <table:table-cell table:style-name="ce63" table:formula="of:=SUM([.X45:.AA45])" office:value-type="currency" office:currency="CAD" office:value="147606397" calcext:value-type="currency">
            <text:p>$147,606,397</text:p>
          </table:table-cell>
          <table:table-cell table:style-name="ce57" office:value-type="currency" office:currency="CAD" office:value="147606397" calcext:value-type="currency">
            <text:p>$147,606,397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67" office:value-type="currency" office:value="0" calcext:value-type="currency">
            <text:p>$0</text:p>
          </table:table-cell>
          <table:table-cell table:style-name="ce71" office:value-type="currency" office:value="772959406" calcext:value-type="currency">
            <text:p>$772,959,406</text:p>
          </table:table-cell>
          <table:table-cell table:style-name="ce55" office:value-type="currency" office:value="622631000" calcext:value-type="currency">
            <text:p>$622,631,000</text:p>
          </table:table-cell>
          <table:table-cell table:style-name="ce77" office:value-type="float" office:value="0.84" calcext:value-type="float">
            <text:p>0.8400</text:p>
          </table:table-cell>
          <table:table-cell table:style-name="ce81" office:value-type="currency" office:currency="USD" office:value="1.52" calcext:value-type="currency">
            <text:p>$1.52</text:p>
          </table:table-cell>
          <table:table-cell table:style-name="ce86" table:formula="of:=([.S45]-[.AB45]) / [.AB45]" office:value-type="percentage" office:value="0.0682196122987602" calcext:value-type="percentage">
            <text:p>6.82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36" calcext:value-type="float">
            <text:p>2,436</text:p>
          </table:table-cell>
          <table:table-cell table:style-name="ce9" office:value-type="float" office:value="1450" calcext:value-type="float">
            <text:p>1,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356" calcext:value-type="float">
            <text:p>10,356</text:p>
          </table:table-cell>
          <table:table-cell table:style-name="ce32" office:value-type="float" office:value="4141" calcext:value-type="float">
            <text:p>4,141</text:p>
          </table:table-cell>
          <table:table-cell table:style-name="ce6"/>
          <table:table-cell table:style-name="ce37" office:value-type="float" office:value="192200000" calcext:value-type="float">
            <text:p>192,200,000</text:p>
          </table:table-cell>
          <table:table-cell table:style-name="ce40" office:value-type="float" office:value="100400000" calcext:value-type="float">
            <text:p>100,400,000</text:p>
          </table:table-cell>
          <table:table-cell table:style-name="ce40" office:value-type="float" office:value="11300000" calcext:value-type="float">
            <text:p>11,300,000</text:p>
          </table:table-cell>
          <table:table-cell table:style-name="ce21"/>
          <table:table-cell table:style-name="ce32" office:value-type="float" office:value="415539000" calcext:value-type="float">
            <text:p>415,539,000</text:p>
          </table:table-cell>
          <table:table-cell table:style-name="ce46" table:formula="of:=SUM([.T46];[.W46])" office:value-type="currency" office:value="872448000" calcext:value-type="currency">
            <text:p>$872,448,000</text:p>
          </table:table-cell>
          <table:table-cell table:style-name="ce52" office:value-type="currency" office:value="695723000" calcext:value-type="currency">
            <text:p>$695,723,000</text:p>
          </table:table-cell>
          <table:table-cell table:style-name="ce56" office:value-type="currency" office:currency="CAD" office:value="648810000" calcext:value-type="currency">
            <text:p>$648,810,000</text:p>
          </table:table-cell>
          <table:table-cell table:style-name="ce42" table:formula="of:=[.T46]-[.U46]" office:value-type="currency" office:value="46913000" calcext:value-type="currency">
            <text:p>$46,913,000</text:p>
          </table:table-cell>
          <table:table-cell table:style-name="ce63" table:formula="of:=SUM([.X46:.AA46])" office:value-type="currency" office:currency="CAD" office:value="176725000" calcext:value-type="currency">
            <text:p>$176,725,000</text:p>
          </table:table-cell>
          <table:table-cell table:style-name="ce57" office:value-type="currency" office:currency="CAD" office:value="152162000" calcext:value-type="currency">
            <text:p>$152,162,0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42" office:value-type="currency" office:value="24563000" calcext:value-type="currency">
            <text:p>$24,563,000</text:p>
          </table:table-cell>
          <table:table-cell table:style-name="ce71" office:value-type="currency" office:value="822302449" calcext:value-type="currency">
            <text:p>$822,302,449</text:p>
          </table:table-cell>
          <table:table-cell table:style-name="ce55" office:value-type="currency" office:value="664599000" calcext:value-type="currency">
            <text:p>$664,599,000</text:p>
          </table:table-cell>
          <table:table-cell table:style-name="ce77" office:value-type="float" office:value="0.81" calcext:value-type="float">
            <text:p>0.8100</text:p>
          </table:table-cell>
          <table:table-cell table:style-name="ce81" office:value-type="currency" office:currency="USD" office:value="1.55" calcext:value-type="currency">
            <text:p>$1.55</text:p>
          </table:table-cell>
          <table:table-cell table:style-name="ce86" table:formula="of:=([.S46]-[.AB46]) / [.AB46]" office:value-type="percentage" office:value="0.060981882105522" calcext:value-type="percentage">
            <text:p>6.1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1" calcext:value-type="float">
            <text:p>2,441</text:p>
          </table:table-cell>
          <table:table-cell table:style-name="ce9" office:value-type="float" office:value="1473" calcext:value-type="float">
            <text:p>1,4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450" calcext:value-type="float">
            <text:p>10,450</text:p>
          </table:table-cell>
          <table:table-cell table:style-name="ce32" office:value-type="float" office:value="4138" calcext:value-type="float">
            <text:p>4,138</text:p>
          </table:table-cell>
          <table:table-cell table:style-name="ce6"/>
          <table:table-cell table:style-name="ce37" office:value-type="float" office:value="193200000" calcext:value-type="float">
            <text:p>193,200,000</text:p>
          </table:table-cell>
          <table:table-cell table:style-name="ce40" office:value-type="float" office:value="99800000" calcext:value-type="float">
            <text:p>99,800,000</text:p>
          </table:table-cell>
          <table:table-cell table:style-name="ce40" office:value-type="float" office:value="11800000" calcext:value-type="float">
            <text:p>11,800,000</text:p>
          </table:table-cell>
          <table:table-cell table:style-name="ce21"/>
          <table:table-cell table:style-name="ce32" office:value-type="float" office:value="405412000" calcext:value-type="float">
            <text:p>405,412,000</text:p>
          </table:table-cell>
          <table:table-cell table:style-name="ce46" table:formula="of:=SUM([.T47];[.W47])" office:value-type="currency" office:value="908994027" calcext:value-type="currency">
            <text:p>$908,994,027</text:p>
          </table:table-cell>
          <table:table-cell table:style-name="ce52" office:value-type="currency" office:value="709951000" calcext:value-type="currency">
            <text:p>$709,951,000</text:p>
          </table:table-cell>
          <table:table-cell table:style-name="ce56" office:value-type="currency" office:currency="CAD" office:value="661263000" calcext:value-type="currency">
            <text:p>$661,263,000</text:p>
          </table:table-cell>
          <table:table-cell table:style-name="ce42" table:formula="of:=[.T47]-[.U47]" office:value-type="currency" office:value="48688000" calcext:value-type="currency">
            <text:p>$48,688,000</text:p>
          </table:table-cell>
          <table:table-cell table:style-name="ce63" table:formula="of:=SUM([.X47:.AA47])" office:value-type="currency" office:currency="CAD" office:value="199043027" calcext:value-type="currency">
            <text:p>$199,043,027</text:p>
          </table:table-cell>
          <table:table-cell table:style-name="ce57" office:value-type="currency" office:currency="CAD" office:value="182162100" calcext:value-type="currency">
            <text:p>$182,162,100</text:p>
          </table:table-cell>
          <table:table-cell table:style-name="ce57"/>
          <table:table-cell table:style-name="ce57" office:value-type="currency" office:currency="CAD" office:value="0" calcext:value-type="currency">
            <text:p>$0</text:p>
          </table:table-cell>
          <table:table-cell table:style-name="ce42" office:value-type="currency" office:value="16880927" calcext:value-type="currency">
            <text:p>$16,880,927</text:p>
          </table:table-cell>
          <table:table-cell table:style-name="ce71" office:value-type="currency" office:value="871589993" calcext:value-type="currency">
            <text:p>$871,589,993</text:p>
          </table:table-cell>
          <table:table-cell table:style-name="ce55" office:value-type="currency" office:value="697137000" calcext:value-type="currency">
            <text:p>$697,137,000</text:p>
          </table:table-cell>
          <table:table-cell table:style-name="ce77" office:value-type="float" office:value="0.78" calcext:value-type="float">
            <text:p>0.7800</text:p>
          </table:table-cell>
          <table:table-cell table:style-name="ce81" office:value-type="currency" office:currency="USD" office:value="1.62" calcext:value-type="currency">
            <text:p>$1.62</text:p>
          </table:table-cell>
          <table:table-cell table:style-name="ce86" table:formula="of:=([.S47]-[.AB47]) / [.AB47]" office:value-type="percentage" office:value="0.0429147125373204" calcext:value-type="percentage">
            <text:p>4.2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34" calcext:value-type="float">
            <text:p>2,434</text:p>
          </table:table-cell>
          <table:table-cell table:style-name="ce9" office:value-type="float" office:value="1475" calcext:value-type="float">
            <text:p>1,4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553" calcext:value-type="float">
            <text:p>10,553</text:p>
          </table:table-cell>
          <table:table-cell table:style-name="ce32" office:value-type="float" office:value="4183" calcext:value-type="float">
            <text:p>4,183</text:p>
          </table:table-cell>
          <table:table-cell table:style-name="ce6"/>
          <table:table-cell table:style-name="ce37" office:value-type="float" office:value="195700000" calcext:value-type="float">
            <text:p>195,700,000</text:p>
          </table:table-cell>
          <table:table-cell table:style-name="ce40" office:value-type="float" office:value="100700000" calcext:value-type="float">
            <text:p>100,700,000</text:p>
          </table:table-cell>
          <table:table-cell table:style-name="ce40" office:value-type="float" office:value="12200000" calcext:value-type="float">
            <text:p>12,200,000</text:p>
          </table:table-cell>
          <table:table-cell table:style-name="ce21"/>
          <table:table-cell table:style-name="ce32" office:value-type="float" office:value="418099000" calcext:value-type="float">
            <text:p>418,099,000</text:p>
          </table:table-cell>
          <table:table-cell table:style-name="ce46" table:formula="of:=SUM([.T48];[.W48])" office:value-type="currency" office:value="943378657" calcext:value-type="currency">
            <text:p>$943,378,657</text:p>
          </table:table-cell>
          <table:table-cell table:style-name="ce52" office:value-type="currency" office:value="738874000" calcext:value-type="currency">
            <text:p>$738,874,000</text:p>
          </table:table-cell>
          <table:table-cell table:style-name="ce56" office:value-type="currency" office:currency="CAD" office:value="685425000" calcext:value-type="currency">
            <text:p>$685,425,000</text:p>
          </table:table-cell>
          <table:table-cell table:style-name="ce42" table:formula="of:=[.T48]-[.U48]" office:value-type="currency" office:value="53449000" calcext:value-type="currency">
            <text:p>$53,449,000</text:p>
          </table:table-cell>
          <table:table-cell table:style-name="ce63" table:formula="of:=SUM([.X48:.AA48])" office:value-type="currency" office:currency="CAD" office:value="204504657" calcext:value-type="currency">
            <text:p>$204,504,657</text:p>
          </table:table-cell>
          <table:table-cell table:style-name="ce57" office:value-type="currency" office:currency="CAD" office:value="114191933" calcext:value-type="currency">
            <text:p>$114,191,933</text:p>
          </table:table-cell>
          <table:table-cell table:style-name="ce57"/>
          <table:table-cell table:style-name="ce57" office:value-type="currency" office:currency="CAD" office:value="90312724" calcext:value-type="currency">
            <text:p>$90,312,724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901149495" calcext:value-type="currency">
            <text:p>$901,149,495</text:p>
          </table:table-cell>
          <table:table-cell table:style-name="ce55" office:value-type="currency" office:value="735151000" calcext:value-type="currency">
            <text:p>$735,151,000</text:p>
          </table:table-cell>
          <table:table-cell table:style-name="ce77" office:value-type="float" office:value="0.79" calcext:value-type="float">
            <text:p>0.7900</text:p>
          </table:table-cell>
          <table:table-cell table:style-name="ce81" office:value-type="currency" office:currency="USD" office:value="1.63" calcext:value-type="currency">
            <text:p>$1.63</text:p>
          </table:table-cell>
          <table:table-cell table:style-name="ce86" table:formula="of:=([.S48]-[.AB48]) / [.AB48]" office:value-type="percentage" office:value="0.0468614389003236" calcext:value-type="percentage">
            <text:p>4.6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48" calcext:value-type="float">
            <text:p>2,448</text:p>
          </table:table-cell>
          <table:table-cell table:style-name="ce9" office:value-type="float" office:value="1495" calcext:value-type="float">
            <text:p>1,4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32" office:value-type="float" office:value="4180" calcext:value-type="float">
            <text:p>4,180</text:p>
          </table:table-cell>
          <table:table-cell table:style-name="ce6"/>
          <table:table-cell table:style-name="ce37" office:value-type="float" office:value="196600000" calcext:value-type="float">
            <text:p>196,600,000</text:p>
          </table:table-cell>
          <table:table-cell table:style-name="ce40" office:value-type="float" office:value="102900000" calcext:value-type="float">
            <text:p>102,900,000</text:p>
          </table:table-cell>
          <table:table-cell table:style-name="ce40" office:value-type="float" office:value="11700000" calcext:value-type="float">
            <text:p>11,700,000</text:p>
          </table:table-cell>
          <table:table-cell table:style-name="ce21"/>
          <table:table-cell table:style-name="ce32" office:value-type="float" office:value="431220000" calcext:value-type="float">
            <text:p>431,220,000</text:p>
          </table:table-cell>
          <table:table-cell table:style-name="ce46" table:formula="of:=SUM([.T49];[.W49])" office:value-type="currency" office:value="996141000" calcext:value-type="currency">
            <text:p>$996,141,000</text:p>
          </table:table-cell>
          <table:table-cell table:style-name="ce52" office:value-type="currency" office:value="761233000" calcext:value-type="currency">
            <text:p>$761,233,000</text:p>
          </table:table-cell>
          <table:table-cell table:style-name="ce56" office:value-type="currency" office:currency="CAD" office:value="714509000" calcext:value-type="currency">
            <text:p>$714,509,000</text:p>
          </table:table-cell>
          <table:table-cell table:style-name="ce42" table:formula="of:=[.T49]-[.U49]" office:value-type="currency" office:value="46724000" calcext:value-type="currency">
            <text:p>$46,724,000</text:p>
          </table:table-cell>
          <table:table-cell table:style-name="ce63" table:formula="of:=SUM([.X49:.AA49])" office:value-type="currency" office:currency="CAD" office:value="234908000" calcext:value-type="currency">
            <text:p>$234,908,000</text:p>
          </table:table-cell>
          <table:table-cell table:style-name="ce57" office:value-type="currency" office:currency="CAD" office:value="143952826" calcext:value-type="currency">
            <text:p>$143,952,826</text:p>
          </table:table-cell>
          <table:table-cell table:style-name="ce57"/>
          <table:table-cell table:style-name="ce57" office:value-type="currency" office:currency="CAD" office:value="90955174" calcext:value-type="currency">
            <text:p>$90,955,174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930838763" calcext:value-type="currency">
            <text:p>$930,838,763</text:p>
          </table:table-cell>
          <table:table-cell table:style-name="ce55" office:value-type="currency" office:value="773191000" calcext:value-type="currency">
            <text:p>$773,191,000</text:p>
          </table:table-cell>
          <table:table-cell table:style-name="ce77" office:value-type="float" office:value="0.79" calcext:value-type="float">
            <text:p>0.7900</text:p>
          </table:table-cell>
          <table:table-cell table:style-name="ce81" office:value-type="currency" office:currency="USD" office:value="1.65" calcext:value-type="currency">
            <text:p>$1.65</text:p>
          </table:table-cell>
          <table:table-cell table:style-name="ce86" table:formula="of:=([.S49]-[.AB49]) / [.AB49]" office:value-type="percentage" office:value="0.0701541873799254" calcext:value-type="percentage">
            <text:p>7.02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96" calcext:value-type="float">
            <text:p>2,496</text:p>
          </table:table-cell>
          <table:table-cell table:style-name="ce9" office:value-type="float" office:value="1543" calcext:value-type="float">
            <text:p>1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0905" calcext:value-type="float">
            <text:p>10,905</text:p>
          </table:table-cell>
          <table:table-cell table:style-name="ce32" office:value-type="float" office:value="4284" calcext:value-type="float">
            <text:p>4,284</text:p>
          </table:table-cell>
          <table:table-cell table:style-name="ce6"/>
          <table:table-cell table:style-name="ce37" office:value-type="float" office:value="199300000" calcext:value-type="float">
            <text:p>199,300,000</text:p>
          </table:table-cell>
          <table:table-cell table:style-name="ce40" office:value-type="float" office:value="105900000" calcext:value-type="float">
            <text:p>105,900,000</text:p>
          </table:table-cell>
          <table:table-cell table:style-name="ce40" office:value-type="float" office:value="11600000" calcext:value-type="float">
            <text:p>11,600,000</text:p>
          </table:table-cell>
          <table:table-cell table:style-name="ce21"/>
          <table:table-cell table:style-name="ce32" office:value-type="float" office:value="444544000" calcext:value-type="float">
            <text:p>444,544,000</text:p>
          </table:table-cell>
          <table:table-cell table:style-name="ce46" table:formula="of:=SUM([.T50];[.W50])" office:value-type="currency" office:value="1053094214" calcext:value-type="currency">
            <text:p>$1,053,094,214</text:p>
          </table:table-cell>
          <table:table-cell table:style-name="ce52" office:value-type="currency" office:value="790707000" calcext:value-type="currency">
            <text:p>$790,707,000</text:p>
          </table:table-cell>
          <table:table-cell table:style-name="ce56" office:value-type="currency" office:currency="CAD" office:value="740510000" calcext:value-type="currency">
            <text:p>$740,510,000</text:p>
          </table:table-cell>
          <table:table-cell table:style-name="ce42" table:formula="of:=[.T50]-[.U50]" office:value-type="currency" office:value="50197000" calcext:value-type="currency">
            <text:p>$50,197,000</text:p>
          </table:table-cell>
          <table:table-cell table:style-name="ce63" table:formula="of:=SUM([.X50:.AA50])" office:value-type="currency" office:currency="CAD" office:value="262387214" calcext:value-type="currency">
            <text:p>$262,387,214</text:p>
          </table:table-cell>
          <table:table-cell table:style-name="ce57" office:value-type="currency" office:currency="CAD" office:value="170787214" calcext:value-type="currency">
            <text:p>$170,787,214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013684058" calcext:value-type="currency">
            <text:p>$1,013,684,058</text:p>
          </table:table-cell>
          <table:table-cell table:style-name="ce55" office:value-type="currency" office:value="824090000" calcext:value-type="currency">
            <text:p>$824,090,000</text:p>
          </table:table-cell>
          <table:table-cell table:style-name="ce77" office:value-type="float" office:value="0.75" calcext:value-type="float">
            <text:p>0.7500</text:p>
          </table:table-cell>
          <table:table-cell table:style-name="ce81" office:value-type="currency" office:currency="USD" office:value="1.66" calcext:value-type="currency">
            <text:p>$1.66</text:p>
          </table:table-cell>
          <table:table-cell table:style-name="ce86" table:formula="of:=([.S50]-[.AB50]) / [.AB50]" office:value-type="percentage" office:value="0.0388781452060677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496" calcext:value-type="float">
            <text:p>2,496</text:p>
          </table:table-cell>
          <table:table-cell table:style-name="ce9" office:value-type="float" office:value="1543" calcext:value-type="float">
            <text:p>1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1233" calcext:value-type="float">
            <text:p>11,233</text:p>
          </table:table-cell>
          <table:table-cell table:style-name="ce32" office:value-type="float" office:value="4440" calcext:value-type="float">
            <text:p>4,440</text:p>
          </table:table-cell>
          <table:table-cell table:style-name="ce6"/>
          <table:table-cell table:style-name="ce37" office:value-type="float" office:value="197600000" calcext:value-type="float">
            <text:p>197,600,000</text:p>
          </table:table-cell>
          <table:table-cell table:style-name="ce40" office:value-type="float" office:value="107600000" calcext:value-type="float">
            <text:p>107,600,000</text:p>
          </table:table-cell>
          <table:table-cell table:style-name="ce40" office:value-type="float" office:value="11800000" calcext:value-type="float">
            <text:p>11,800,000</text:p>
          </table:table-cell>
          <table:table-cell table:style-name="ce21"/>
          <table:table-cell table:style-name="ce32" office:value-type="float" office:value="459769000" calcext:value-type="float">
            <text:p>459,769,000</text:p>
          </table:table-cell>
          <table:table-cell table:style-name="ce46" table:formula="of:=SUM([.T51];[.W51])" office:value-type="currency" office:value="1137030000" calcext:value-type="currency">
            <text:p>$1,137,030,000</text:p>
          </table:table-cell>
          <table:table-cell table:style-name="ce52" office:value-type="currency" office:value="834635000" calcext:value-type="currency">
            <text:p>$834,635,000</text:p>
          </table:table-cell>
          <table:table-cell table:style-name="ce56" office:value-type="currency" office:currency="CAD" office:value="777935000" calcext:value-type="currency">
            <text:p>$777,935,000</text:p>
          </table:table-cell>
          <table:table-cell table:style-name="ce42" table:formula="of:=[.T51]-[.U51]" office:value-type="currency" office:value="56699999.9999999" calcext:value-type="currency">
            <text:p>$56,700,000</text:p>
          </table:table-cell>
          <table:table-cell table:style-name="ce63" table:formula="of:=SUM([.X51:.AA51])" office:value-type="currency" office:currency="CAD" office:value="302395000" calcext:value-type="currency">
            <text:p>$302,395,000</text:p>
          </table:table-cell>
          <table:table-cell table:style-name="ce57" office:value-type="currency" office:currency="CAD" office:value="210795000" calcext:value-type="currency">
            <text:p>$210,795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093167891" calcext:value-type="currency">
            <text:p>$1,093,167,891</text:p>
          </table:table-cell>
          <table:table-cell table:style-name="ce55" office:value-type="currency" office:value="883919000" calcext:value-type="currency">
            <text:p>$883,919,000</text:p>
          </table:table-cell>
          <table:table-cell table:style-name="ce77" office:value-type="float" office:value="0.73" calcext:value-type="float">
            <text:p>0.7300</text:p>
          </table:table-cell>
          <table:table-cell table:style-name="ce81" office:value-type="currency" office:currency="USD" office:value="1.68" calcext:value-type="currency">
            <text:p>$1.68</text:p>
          </table:table-cell>
          <table:table-cell table:style-name="ce86" table:formula="of:=([.S51]-[.AB51]) / [.AB51]" office:value-type="percentage" office:value="0.0401238541317529" calcext:value-type="percentage">
            <text:p>4.01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695" calcext:value-type="float">
            <text:p>2,695</text:p>
          </table:table-cell>
          <table:table-cell table:style-name="ce9" office:value-type="float" office:value="1739" calcext:value-type="float">
            <text:p>1,7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1679" calcext:value-type="float">
            <text:p>11,679</text:p>
          </table:table-cell>
          <table:table-cell table:style-name="ce32" office:value-type="float" office:value="4758" calcext:value-type="float">
            <text:p>4,758</text:p>
          </table:table-cell>
          <table:table-cell table:style-name="ce6"/>
          <table:table-cell table:style-name="ce37" office:value-type="float" office:value="204500000" calcext:value-type="float">
            <text:p>204,500,000</text:p>
          </table:table-cell>
          <table:table-cell table:style-name="ce40" office:value-type="float" office:value="114200000" calcext:value-type="float">
            <text:p>114,200,000</text:p>
          </table:table-cell>
          <table:table-cell table:style-name="ce40" office:value-type="float" office:value="12100000" calcext:value-type="float">
            <text:p>12,100,000</text:p>
          </table:table-cell>
          <table:table-cell table:style-name="ce21"/>
          <table:table-cell table:style-name="ce32" office:value-type="float" office:value="466700000" calcext:value-type="float">
            <text:p>466,700,000</text:p>
          </table:table-cell>
          <table:table-cell table:style-name="ce46" table:formula="of:=SUM([.T52];[.W52])" office:value-type="currency" office:value="1219873000" calcext:value-type="currency">
            <text:p>$1,219,873,000</text:p>
          </table:table-cell>
          <table:table-cell table:style-name="ce52" office:value-type="currency" office:value="900231000" calcext:value-type="currency">
            <text:p>$900,231,000</text:p>
          </table:table-cell>
          <table:table-cell table:style-name="ce56" office:value-type="currency" office:currency="CAD" office:value="840888000" calcext:value-type="currency">
            <text:p>$840,888,000</text:p>
          </table:table-cell>
          <table:table-cell table:style-name="ce42" table:formula="of:=[.T52]-[.U52]" office:value-type="currency" office:value="59343000" calcext:value-type="currency">
            <text:p>$59,343,000</text:p>
          </table:table-cell>
          <table:table-cell table:style-name="ce63" table:formula="of:=SUM([.X52:.AA52])" office:value-type="currency" office:currency="CAD" office:value="319642000" calcext:value-type="currency">
            <text:p>$319,642,000</text:p>
          </table:table-cell>
          <table:table-cell table:style-name="ce57" office:value-type="currency" office:currency="CAD" office:value="147810000" calcext:value-type="currency">
            <text:p>$147,810,000</text:p>
          </table:table-cell>
          <table:table-cell table:style-name="ce57"/>
          <table:table-cell table:style-name="ce57" office:value-type="currency" office:currency="CAD" office:value="171832000" calcext:value-type="currency">
            <text:p>$171,832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172811748" calcext:value-type="currency">
            <text:p>$1,172,811,748</text:p>
          </table:table-cell>
          <table:table-cell table:style-name="ce55" office:value-type="currency" office:value="948312000" calcext:value-type="currency">
            <text:p>$948,312,000</text:p>
          </table:table-cell>
          <table:table-cell table:style-name="ce77" office:value-type="float" office:value="0.74" calcext:value-type="float">
            <text:p>0.7400</text:p>
          </table:table-cell>
          <table:table-cell table:style-name="ce81" office:value-type="currency" office:currency="USD" office:value="1.79" calcext:value-type="currency">
            <text:p>$1.79</text:p>
          </table:table-cell>
          <table:table-cell table:style-name="ce86" table:formula="of:=([.S52]-[.AB52]) / [.AB52]" office:value-type="percentage" office:value="0.0401268593022313" calcext:value-type="percentage">
            <text:p>4.01%</text:p>
          </table:table-cell>
          <table:table-cell table:style-name="ce6" table:number-columns-repeated="2"/>
          <table:table-cell table:number-columns-repeated="990"/>
        </table:table-row>
        <table:table-row table:style-name="ro3">
          <table:table-cell table:style-name="ce4" office:value-type="float" office:value="2009" calcext:value-type="float">
            <text:p>2009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66" calcext:value-type="float">
            <text:p>2,866</text:p>
          </table:table-cell>
          <table:table-cell table:style-name="ce5" office:value-type="float" office:value="1733" calcext:value-type="float">
            <text:p>17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2324" calcext:value-type="float">
            <text:p>12,324</text:p>
          </table:table-cell>
          <table:table-cell table:style-name="ce32" office:value-type="float" office:value="5163" calcext:value-type="float">
            <text:p>5,163</text:p>
          </table:table-cell>
          <table:table-cell table:style-name="ce6"/>
          <table:table-cell table:style-name="ce37" office:value-type="float" office:value="214800000" calcext:value-type="float">
            <text:p>214,800,000</text:p>
          </table:table-cell>
          <table:table-cell table:style-name="ce40" office:value-type="float" office:value="123700000" calcext:value-type="float">
            <text:p>123,700,000</text:p>
          </table:table-cell>
          <table:table-cell table:style-name="ce40" office:value-type="float" office:value="12300000" calcext:value-type="float">
            <text:p>12,300,000</text:p>
          </table:table-cell>
          <table:table-cell table:style-name="ce21"/>
          <table:table-cell table:style-name="ce32" office:value-type="float" office:value="471233000" calcext:value-type="float">
            <text:p>471,233,000</text:p>
          </table:table-cell>
          <table:table-cell table:style-name="ce46" table:formula="of:=SUM([.T53];[.W53])" office:value-type="currency" office:value="1340714000" calcext:value-type="currency">
            <text:p>$1,340,714,000</text:p>
          </table:table-cell>
          <table:table-cell table:style-name="ce52" office:value-type="currency" office:value="895333000" calcext:value-type="currency">
            <text:p>$895,333,000</text:p>
          </table:table-cell>
          <table:table-cell table:style-name="ce56" office:value-type="currency" office:currency="CAD" office:value="839327000" calcext:value-type="currency">
            <text:p>$839,327,000</text:p>
          </table:table-cell>
          <table:table-cell table:style-name="ce42" table:formula="of:=[.T53]-[.U53]" office:value-type="currency" office:value="56006000" calcext:value-type="currency">
            <text:p>$56,006,000</text:p>
          </table:table-cell>
          <table:table-cell table:style-name="ce63" table:formula="of:=SUM([.X53:.AA53])" office:value-type="currency" office:currency="CAD" office:value="445381000" calcext:value-type="currency">
            <text:p>$445,381,000</text:p>
          </table:table-cell>
          <table:table-cell table:style-name="ce57" office:value-type="currency" office:currency="CAD" office:value="353781000" calcext:value-type="currency">
            <text:p>$353,781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286957165" calcext:value-type="currency">
            <text:p>$1,286,957,165</text:p>
          </table:table-cell>
          <table:table-cell table:style-name="ce55" office:value-type="currency" office:value="1021240000" calcext:value-type="currency">
            <text:p>$1,021,240,000</text:p>
          </table:table-cell>
          <table:table-cell table:style-name="ce77" office:value-type="float" office:value="0.667" calcext:value-type="float">
            <text:p>0.6670</text:p>
          </table:table-cell>
          <table:table-cell table:style-name="ce81" office:value-type="currency" office:currency="USD" office:value="1.77" calcext:value-type="currency">
            <text:p>$1.77</text:p>
          </table:table-cell>
          <table:table-cell table:style-name="ce86" table:formula="of:=([.S53]-[.AB53]) / [.AB53]" office:value-type="percentage" office:value="0.0417704928042419" calcext:value-type="percentage">
            <text:p>4.18%</text:p>
          </table:table-cell>
          <table:table-cell table:style-name="ce6" table:number-columns-repeated="2"/>
          <table:table-cell table:number-columns-repeated="990"/>
        </table:table-row>
        <table:table-row table:style-name="ro3">
          <table:table-cell table:style-name="ce4" office:value-type="float" office:value="2010" calcext:value-type="float">
            <text:p>201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766" calcext:value-type="float">
            <text:p>2,766</text:p>
          </table:table-cell>
          <table:table-cell table:style-name="ce20" office:value-type="float" office:value="1811" calcext:value-type="float">
            <text:p>1,8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2553" calcext:value-type="float">
            <text:p>12,553</text:p>
          </table:table-cell>
          <table:table-cell table:style-name="ce32" office:value-type="float" office:value="5097" calcext:value-type="float">
            <text:p>5,097</text:p>
          </table:table-cell>
          <table:table-cell table:style-name="ce6"/>
          <table:table-cell table:style-name="ce37" office:value-type="float" office:value="215700000" calcext:value-type="float">
            <text:p>215,700,000</text:p>
          </table:table-cell>
          <table:table-cell table:style-name="ce40" office:value-type="float" office:value="124000000" calcext:value-type="float">
            <text:p>124,000,000</text:p>
          </table:table-cell>
          <table:table-cell table:style-name="ce40" office:value-type="float" office:value="12700000" calcext:value-type="float">
            <text:p>12,700,000</text:p>
          </table:table-cell>
          <table:table-cell table:style-name="ce21"/>
          <table:table-cell table:style-name="ce32" office:value-type="float" office:value="477357000" calcext:value-type="float">
            <text:p>477,357,000</text:p>
          </table:table-cell>
          <table:table-cell table:style-name="ce46" table:formula="of:=SUM([.T54];[.W54])" office:value-type="currency" office:value="1398859873" calcext:value-type="currency">
            <text:p>$1,398,859,873</text:p>
          </table:table-cell>
          <table:table-cell table:style-name="ce52" office:value-type="currency" office:value="997515000" calcext:value-type="currency">
            <text:p>$997,515,000</text:p>
          </table:table-cell>
          <table:table-cell table:style-name="ce56" office:value-type="currency" office:currency="CAD" office:value="934889000" calcext:value-type="currency">
            <text:p>$934,889,000</text:p>
          </table:table-cell>
          <table:table-cell table:style-name="ce42" table:formula="of:=[.T54]-[.U54]" office:value-type="currency" office:value="62625999.9999998" calcext:value-type="currency">
            <text:p>$62,626,000</text:p>
          </table:table-cell>
          <table:table-cell table:style-name="ce63" table:formula="of:=SUM([.X54:.AA54])" office:value-type="currency" office:currency="CAD" office:value="401344873" calcext:value-type="currency">
            <text:p>$401,344,873</text:p>
          </table:table-cell>
          <table:table-cell table:style-name="ce57" office:value-type="currency" office:currency="CAD" office:value="309744873" calcext:value-type="currency">
            <text:p>$309,744,873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356325727" calcext:value-type="currency">
            <text:p>$1,356,325,727</text:p>
          </table:table-cell>
          <table:table-cell table:style-name="ce55" office:value-type="currency" office:value="1100013000" calcext:value-type="currency">
            <text:p>$1,100,013,000</text:p>
          </table:table-cell>
          <table:table-cell table:style-name="ce77" office:value-type="float" office:value="0.713" calcext:value-type="float">
            <text:p>0.7130</text:p>
          </table:table-cell>
          <table:table-cell table:style-name="ce81" office:value-type="currency" office:currency="USD" office:value="1.95" calcext:value-type="currency">
            <text:p>$1.95</text:p>
          </table:table-cell>
          <table:table-cell table:style-name="ce86" table:formula="of:=([.S54]-[.AB54]) / [.AB54]" office:value-type="percentage" office:value="0.0313598313099019" calcext:value-type="percentage">
            <text:p>3.14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26" calcext:value-type="float">
            <text:p>2,826</text:p>
          </table:table-cell>
          <table:table-cell table:style-name="ce20" office:value-type="float" office:value="1799" calcext:value-type="float">
            <text:p>1,7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2647" calcext:value-type="float">
            <text:p>12,647</text:p>
          </table:table-cell>
          <table:table-cell table:style-name="ce32" office:value-type="float" office:value="5121" calcext:value-type="float">
            <text:p>5,121</text:p>
          </table:table-cell>
          <table:table-cell table:style-name="ce6"/>
          <table:table-cell table:style-name="ce37" office:value-type="float" office:value="216100000" calcext:value-type="float">
            <text:p>216,100,000</text:p>
          </table:table-cell>
          <table:table-cell table:style-name="ce40" office:value-type="float" office:value="123600000" calcext:value-type="float">
            <text:p>123,6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21"/>
          <table:table-cell table:style-name="ce32" office:value-type="float" office:value="500219000" calcext:value-type="float">
            <text:p>500,219,000</text:p>
          </table:table-cell>
          <table:table-cell table:style-name="ce46" table:formula="of:=SUM([.T55];[.W55])" office:value-type="currency" office:value="1560118000" calcext:value-type="currency">
            <text:p>$1,560,118,000</text:p>
          </table:table-cell>
          <table:table-cell table:style-name="ce52" office:value-type="currency" office:value="1036682000" calcext:value-type="currency">
            <text:p>$1,036,682,000</text:p>
          </table:table-cell>
          <table:table-cell table:style-name="ce56" office:value-type="currency" office:currency="CAD" office:value="976015000" calcext:value-type="currency">
            <text:p>$976,015,000</text:p>
          </table:table-cell>
          <table:table-cell table:style-name="ce42" table:formula="of:=[.T55]-[.U55]" office:value-type="currency" office:value="60667000.0000001" calcext:value-type="currency">
            <text:p>$60,667,000</text:p>
          </table:table-cell>
          <table:table-cell table:style-name="ce61" office:value-type="currency" office:value="523436000" calcext:value-type="currency">
            <text:p>$523,436,000</text:p>
          </table:table-cell>
          <table:table-cell table:style-name="ce57" office:value-type="currency" office:currency="CAD" office:value="345415000" calcext:value-type="currency">
            <text:p>$345,415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419892261" calcext:value-type="currency">
            <text:p>$1,419,892,261</text:p>
          </table:table-cell>
          <table:table-cell table:style-name="ce55" office:value-type="currency" office:value="1088200000" calcext:value-type="currency">
            <text:p>$1,088,200,000</text:p>
          </table:table-cell>
          <table:table-cell table:style-name="ce77" office:value-type="float" office:value="0.703" calcext:value-type="float">
            <text:p>0.7030</text:p>
          </table:table-cell>
          <table:table-cell table:style-name="ce81" office:value-type="currency" office:currency="USD" office:value="1.94" calcext:value-type="currency">
            <text:p>$1.94</text:p>
          </table:table-cell>
          <table:table-cell table:style-name="ce86" table:formula="of:=([.S55]-[.AB55]) / [.AB55]" office:value-type="percentage" office:value="0.0987580134433876" calcext:value-type="percentage">
            <text:p>9.8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974" calcext:value-type="float">
            <text:p>2,974</text:p>
          </table:table-cell>
          <table:table-cell table:style-name="ce20" office:value-type="float" office:value="1857" calcext:value-type="float">
            <text:p>1,8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2739" calcext:value-type="float">
            <text:p>12,739</text:p>
          </table:table-cell>
          <table:table-cell table:style-name="ce32" office:value-type="float" office:value="5278" calcext:value-type="float">
            <text:p>5,278</text:p>
          </table:table-cell>
          <table:table-cell table:style-name="ce6"/>
          <table:table-cell table:style-name="ce37" office:value-type="float" office:value="219300000" calcext:value-type="float">
            <text:p>219,300,000</text:p>
          </table:table-cell>
          <table:table-cell table:style-name="ce40" office:value-type="float" office:value="125000000" calcext:value-type="float">
            <text:p>125,000,000</text:p>
          </table:table-cell>
          <table:table-cell table:style-name="ce40" office:value-type="float" office:value="12600000" calcext:value-type="float">
            <text:p>12,600,000</text:p>
          </table:table-cell>
          <table:table-cell table:style-name="ce21"/>
          <table:table-cell table:style-name="ce32" office:value-type="float" office:value="514007000" calcext:value-type="float">
            <text:p>514,007,000</text:p>
          </table:table-cell>
          <table:table-cell table:style-name="ce46" table:formula="of:=SUM([.T56];[.W56])" office:value-type="currency" office:value="1576083000" calcext:value-type="currency">
            <text:p>$1,576,083,000</text:p>
          </table:table-cell>
          <table:table-cell table:style-name="ce52" office:value-type="currency" office:value="1095512000" calcext:value-type="currency">
            <text:p>$1,095,512,000</text:p>
          </table:table-cell>
          <table:table-cell table:style-name="ce57" office:value-type="currency" office:currency="CAD" office:value="1060641960" calcext:value-type="currency">
            <text:p>$1,060,641,960</text:p>
          </table:table-cell>
          <table:table-cell table:style-name="ce42" table:formula="of:=[.T56]-[.U56]" office:value-type="currency" office:value="34870039.9999999" calcext:value-type="currency">
            <text:p>$34,870,040</text:p>
          </table:table-cell>
          <table:table-cell table:style-name="ce61" office:value-type="currency" office:value="480571000" calcext:value-type="currency">
            <text:p>$480,571,000</text:p>
          </table:table-cell>
          <table:table-cell table:style-name="ce56" office:value-type="currency" office:currency="CAD" office:value="293500000" calcext:value-type="currency">
            <text:p>$293,500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421456469" calcext:value-type="currency">
            <text:p>$1,421,456,469</text:p>
          </table:table-cell>
          <table:table-cell table:style-name="ce55" office:value-type="currency" office:value="1110197000" calcext:value-type="currency">
            <text:p>$1,110,197,000</text:p>
          </table:table-cell>
          <table:table-cell table:style-name="ce77" office:value-type="float" office:value="0.738" calcext:value-type="float">
            <text:p>0.7380</text:p>
          </table:table-cell>
          <table:table-cell table:style-name="ce81" office:value-type="currency" office:currency="USD" office:value="1.98" calcext:value-type="currency">
            <text:p>$1.98</text:p>
          </table:table-cell>
          <table:table-cell table:style-name="ce86" table:formula="of:=([.S56]-[.AB56]) / [.AB56]" office:value-type="percentage" office:value="0.10878034915046" calcext:value-type="percentage">
            <text:p>10.8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3" calcext:value-type="float">
            <text:p>2013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900" calcext:value-type="float">
            <text:p>2,900</text:p>
          </table:table-cell>
          <table:table-cell table:style-name="ce20" office:value-type="float" office:value="1848" calcext:value-type="float">
            <text:p>1,8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2920" calcext:value-type="float">
            <text:p>12,920</text:p>
          </table:table-cell>
          <table:table-cell table:style-name="ce32" office:value-type="float" office:value="5441" calcext:value-type="float">
            <text:p>5,441</text:p>
          </table:table-cell>
          <table:table-cell table:style-name="ce6"/>
          <table:table-cell table:style-name="ce37" office:value-type="float" office:value="224900000" calcext:value-type="float">
            <text:p>224,900,000</text:p>
          </table:table-cell>
          <table:table-cell table:style-name="ce40" office:value-type="float" office:value="129600000" calcext:value-type="float">
            <text:p>129,600,000</text:p>
          </table:table-cell>
          <table:table-cell table:style-name="ce40" office:value-type="float" office:value="12500000" calcext:value-type="float">
            <text:p>12,500,000</text:p>
          </table:table-cell>
          <table:table-cell table:style-name="ce21"/>
          <table:table-cell table:style-name="ce32" office:value-type="float" office:value="525194000" calcext:value-type="float">
            <text:p>525,194,000</text:p>
          </table:table-cell>
          <table:table-cell table:style-name="ce46" table:formula="of:=SUM([.T57];[.W57])" office:value-type="currency" office:value="1501740026" calcext:value-type="currency">
            <text:p>$1,501,740,026</text:p>
          </table:table-cell>
          <table:table-cell table:style-name="ce52" office:value-type="currency" office:value="1126654000" calcext:value-type="currency">
            <text:p>$1,126,654,000</text:p>
          </table:table-cell>
          <table:table-cell table:style-name="ce56" office:value-type="currency" office:currency="CAD" office:value="1056423000" calcext:value-type="currency">
            <text:p>$1,056,423,000</text:p>
          </table:table-cell>
          <table:table-cell table:style-name="ce42" table:formula="of:=[.T57]-[.U57]" office:value-type="currency" office:value="70231000.0000001" calcext:value-type="currency">
            <text:p>$70,231,000</text:p>
          </table:table-cell>
          <table:table-cell table:style-name="ce63" table:formula="of:=SUM([.X57:.AA57])" office:value-type="currency" office:currency="CAD" office:value="375086026" calcext:value-type="currency">
            <text:p>$375,086,026</text:p>
          </table:table-cell>
          <table:table-cell table:style-name="ce57" office:value-type="currency" office:currency="CAD" office:value="283486026" calcext:value-type="currency">
            <text:p>$283,486,026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439786267" calcext:value-type="currency">
            <text:p>$1,439,786,267</text:p>
          </table:table-cell>
          <table:table-cell table:style-name="ce55" office:value-type="currency" office:value="1144022000" calcext:value-type="currency">
            <text:p>$1,144,022,000</text:p>
          </table:table-cell>
          <table:table-cell table:style-name="ce77" office:value-type="float" office:value="0.751" calcext:value-type="float">
            <text:p>0.7510</text:p>
          </table:table-cell>
          <table:table-cell table:style-name="ce81" office:value-type="currency" office:currency="USD" office:value="2" calcext:value-type="currency">
            <text:p>$2.00</text:p>
          </table:table-cell>
          <table:table-cell table:style-name="ce86" table:formula="of:=([.S57]-[.AB57]) / [.AB57]" office:value-type="percentage" office:value="0.043029830482471" calcext:value-type="percentage">
            <text:p>4.3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4" calcext:value-type="float">
            <text:p>2014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73" calcext:value-type="float">
            <text:p>2,873</text:p>
          </table:table-cell>
          <table:table-cell table:style-name="ce20" office:value-type="float" office:value="1735" calcext:value-type="float">
            <text:p>1,7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724" calcext:value-type="float">
            <text:p>72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3209" calcext:value-type="float">
            <text:p>13,209</text:p>
          </table:table-cell>
          <table:table-cell table:style-name="ce32" office:value-type="float" office:value="5613" calcext:value-type="float">
            <text:p>5,613</text:p>
          </table:table-cell>
          <table:table-cell table:style-name="ce6"/>
          <table:table-cell table:style-name="ce37" office:value-type="float" office:value="228400000" calcext:value-type="float">
            <text:p>228,400,000</text:p>
          </table:table-cell>
          <table:table-cell table:style-name="ce40" office:value-type="float" office:value="131300000" calcext:value-type="float">
            <text:p>131,300,000</text:p>
          </table:table-cell>
          <table:table-cell table:style-name="ce40" office:value-type="float" office:value="12800000" calcext:value-type="float">
            <text:p>12,800,000</text:p>
          </table:table-cell>
          <table:table-cell table:style-name="ce21"/>
          <table:table-cell table:style-name="ce32" office:value-type="float" office:value="534815000" calcext:value-type="float">
            <text:p>534,815,000</text:p>
          </table:table-cell>
          <table:table-cell table:style-name="ce46" table:formula="of:=SUM([.T58];[.W58])" office:value-type="currency" office:value="1599799086" calcext:value-type="currency">
            <text:p>$1,599,799,086</text:p>
          </table:table-cell>
          <table:table-cell table:style-name="ce52" office:value-type="currency" office:value="1164220000" calcext:value-type="currency">
            <text:p>$1,164,220,000</text:p>
          </table:table-cell>
          <table:table-cell table:style-name="ce56" office:value-type="currency" office:currency="CAD" office:value="1092495000" calcext:value-type="currency">
            <text:p>$1,092,495,000</text:p>
          </table:table-cell>
          <table:table-cell table:style-name="ce42" table:formula="of:=[.T58]-[.U58]" office:value-type="currency" office:value="71725000" calcext:value-type="currency">
            <text:p>$71,725,000</text:p>
          </table:table-cell>
          <table:table-cell table:style-name="ce63" table:formula="of:=SUM([.X58:.AA58])" office:value-type="currency" office:currency="CAD" office:value="435579086" calcext:value-type="currency">
            <text:p>$435,579,086</text:p>
          </table:table-cell>
          <table:table-cell table:style-name="ce57" office:value-type="currency" office:currency="CAD" office:value="343979086" calcext:value-type="currency">
            <text:p>$343,979,086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539882747" calcext:value-type="currency">
            <text:p>$1,539,882,747</text:p>
          </table:table-cell>
          <table:table-cell table:style-name="ce55" office:value-type="currency" office:value="1183071000" calcext:value-type="currency">
            <text:p>$1,183,071,000</text:p>
          </table:table-cell>
          <table:table-cell table:style-name="ce77" office:value-type="float" office:value="0.728" calcext:value-type="float">
            <text:p>0.7280</text:p>
          </table:table-cell>
          <table:table-cell table:style-name="ce81" office:value-type="currency" office:currency="USD" office:value="2.03" calcext:value-type="currency">
            <text:p>$2.03</text:p>
          </table:table-cell>
          <table:table-cell table:style-name="ce86" table:formula="of:=([.S58]-[.AB58]) / [.AB58]" office:value-type="percentage" office:value="0.0389096761534143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5" calcext:value-type="float">
            <text:p>2015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2844" calcext:value-type="float">
            <text:p>2,844</text:p>
          </table:table-cell>
          <table:table-cell table:style-name="ce20" office:value-type="float" office:value="1861" calcext:value-type="float">
            <text:p>1,8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796" calcext:value-type="float">
            <text:p>79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3651" calcext:value-type="float">
            <text:p>13,651</text:p>
          </table:table-cell>
          <table:table-cell table:style-name="ce32" office:value-type="float" office:value="5785" calcext:value-type="float">
            <text:p>5,785</text:p>
          </table:table-cell>
          <table:table-cell table:style-name="ce6"/>
          <table:table-cell table:style-name="ce37" office:value-type="float" office:value="231100000" calcext:value-type="float">
            <text:p>231,100,000</text:p>
          </table:table-cell>
          <table:table-cell table:style-name="ce40" office:value-type="float" office:value="131600000" calcext:value-type="float">
            <text:p>131,600,000</text:p>
          </table:table-cell>
          <table:table-cell table:style-name="ce40" office:value-type="float" office:value="13900000" calcext:value-type="float">
            <text:p>13,900,000</text:p>
          </table:table-cell>
          <table:table-cell table:style-name="ce40" office:value-type="float" office:value="923600000" calcext:value-type="float">
            <text:p>923,600,000</text:p>
          </table:table-cell>
          <table:table-cell table:style-name="ce32" office:value-type="float" office:value="537595000" calcext:value-type="float">
            <text:p>537,595,000</text:p>
          </table:table-cell>
          <table:table-cell table:style-name="ce46" table:formula="of:=SUM([.T59];[.W59])" office:value-type="currency" office:value="1700188395" calcext:value-type="currency">
            <text:p>$1,700,188,395</text:p>
          </table:table-cell>
          <table:table-cell table:style-name="ce52" office:value-type="currency" office:value="1186601000" calcext:value-type="currency">
            <text:p>$1,186,601,000</text:p>
          </table:table-cell>
          <table:table-cell table:style-name="ce56" office:value-type="currency" office:currency="CAD" office:value="1115051000" calcext:value-type="currency">
            <text:p>$1,115,051,000</text:p>
          </table:table-cell>
          <table:table-cell table:style-name="ce42" table:formula="of:=[.T59]-[.U59]" office:value-type="currency" office:value="71550000" calcext:value-type="currency">
            <text:p>$71,550,000</text:p>
          </table:table-cell>
          <table:table-cell table:style-name="ce63" table:formula="of:=SUM([.X59:.AA59])" office:value-type="currency" office:currency="CAD" office:value="513587395" calcext:value-type="currency">
            <text:p>$513,587,395</text:p>
          </table:table-cell>
          <table:table-cell table:style-name="ce57" office:value-type="currency" office:currency="CAD" office:value="421987395" calcext:value-type="currency">
            <text:p>$421,987,395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637966363" calcext:value-type="currency">
            <text:p>$1,637,966,363</text:p>
          </table:table-cell>
          <table:table-cell table:style-name="ce55" office:value-type="currency" office:value="1235573000" calcext:value-type="currency">
            <text:p>$1,235,573,000</text:p>
          </table:table-cell>
          <table:table-cell table:style-name="ce77" office:value-type="float" office:value="0.695" calcext:value-type="float">
            <text:p>0.6950</text:p>
          </table:table-cell>
          <table:table-cell table:style-name="ce81" office:value-type="currency" office:currency="USD" office:value="2.06" calcext:value-type="currency">
            <text:p>$2.06</text:p>
          </table:table-cell>
          <table:table-cell table:style-name="ce86" table:formula="of:=([.S59]-[.AB59]) / [.AB59]" office:value-type="percentage" office:value="0.0379873686087411" calcext:value-type="percentage">
            <text:p>3.80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6" calcext:value-type="float">
            <text:p>2016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3242" calcext:value-type="float">
            <text:p>3,242</text:p>
          </table:table-cell>
          <table:table-cell table:style-name="ce20" office:value-type="float" office:value="1926" calcext:value-type="float">
            <text:p>1,9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4095" calcext:value-type="float">
            <text:p>14,095</text:p>
          </table:table-cell>
          <table:table-cell table:style-name="ce32" office:value-type="float" office:value="5911" calcext:value-type="float">
            <text:p>5,911</text:p>
          </table:table-cell>
          <table:table-cell table:style-name="ce6"/>
          <table:table-cell table:style-name="ce37" office:value-type="float" office:value="238200000" calcext:value-type="float">
            <text:p>238,200,000</text:p>
          </table:table-cell>
          <table:table-cell table:style-name="ce40" office:value-type="float" office:value="138600000" calcext:value-type="float">
            <text:p>138,600,000</text:p>
          </table:table-cell>
          <table:table-cell table:style-name="ce40" office:value-type="float" office:value="13100000" calcext:value-type="float">
            <text:p>13,100,000</text:p>
          </table:table-cell>
          <table:table-cell table:style-name="ce40" office:value-type="float" office:value="916300000" calcext:value-type="float">
            <text:p>916,300,000</text:p>
          </table:table-cell>
          <table:table-cell table:style-name="ce32" office:value-type="float" office:value="538079000" calcext:value-type="float">
            <text:p>538,079,000</text:p>
          </table:table-cell>
          <table:table-cell table:style-name="ce46" table:formula="of:=SUM([.T60];[.W60])" office:value-type="currency" office:value="1724373936" calcext:value-type="currency">
            <text:p>$1,724,373,936</text:p>
          </table:table-cell>
          <table:table-cell table:style-name="ce52" office:value-type="currency" office:value="1204405000" calcext:value-type="currency">
            <text:p>$1,204,405,000</text:p>
          </table:table-cell>
          <table:table-cell table:style-name="ce56" office:value-type="currency" office:currency="CAD" office:value="1133572000" calcext:value-type="currency">
            <text:p>$1,133,572,000</text:p>
          </table:table-cell>
          <table:table-cell table:style-name="ce42" table:formula="of:=[.T60]-[.U60]" office:value-type="currency" office:value="70833000" calcext:value-type="currency">
            <text:p>$70,833,000</text:p>
          </table:table-cell>
          <table:table-cell table:style-name="ce63" table:formula="of:=SUM([.X60:.AA60])" office:value-type="currency" office:currency="CAD" office:value="519968936" calcext:value-type="currency">
            <text:p>$519,968,936</text:p>
          </table:table-cell>
          <table:table-cell table:style-name="ce57" office:value-type="currency" office:currency="CAD" office:value="428368936" calcext:value-type="currency">
            <text:p>$428,368,936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659757328" calcext:value-type="currency">
            <text:p>$1,659,757,328</text:p>
          </table:table-cell>
          <table:table-cell table:style-name="ce55" office:value-type="currency" office:value="1259584000" calcext:value-type="currency">
            <text:p>$1,259,584,000</text:p>
          </table:table-cell>
          <table:table-cell table:style-name="ce77" office:value-type="float" office:value="0.699" calcext:value-type="float">
            <text:p>0.6990</text:p>
          </table:table-cell>
          <table:table-cell table:style-name="ce81" office:value-type="currency" office:currency="USD" office:value="2.09" calcext:value-type="currency">
            <text:p>$2.09</text:p>
          </table:table-cell>
          <table:table-cell table:style-name="ce86" table:formula="of:=([.S60]-[.AB60]) / [.AB60]" office:value-type="percentage" office:value="0.0389313587654785" calcext:value-type="percentage">
            <text:p>3.89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3249" calcext:value-type="float">
            <text:p>3,249</text:p>
          </table:table-cell>
          <table:table-cell table:style-name="ce20" office:value-type="float" office:value="1920" calcext:value-type="float">
            <text:p>1,9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2" calcext:value-type="float">
            <text:p>212</text:p>
          </table:table-cell>
          <table:table-cell table:style-name="ce9" table:formula="of:=184+57" office:value-type="float" office:value="241" calcext:value-type="float">
            <text:p>241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14389" calcext:value-type="float">
            <text:p>14,389</text:p>
          </table:table-cell>
          <table:table-cell table:style-name="ce32" office:value-type="float" office:value="5932" calcext:value-type="float">
            <text:p>5,932</text:p>
          </table:table-cell>
          <table:table-cell table:style-name="ce6"/>
          <table:table-cell table:style-name="ce37" office:value-type="float" office:value="239800000" calcext:value-type="float">
            <text:p>239,800,000</text:p>
          </table:table-cell>
          <table:table-cell table:style-name="ce40" office:value-type="float" office:value="142000000" calcext:value-type="float">
            <text:p>142,000,000</text:p>
          </table:table-cell>
          <table:table-cell table:style-name="ce40" office:value-type="float" office:value="11500000" calcext:value-type="float">
            <text:p>11,500,000</text:p>
          </table:table-cell>
          <table:table-cell table:style-name="ce40" office:value-type="float" office:value="942600000" calcext:value-type="float">
            <text:p>942,600,000</text:p>
          </table:table-cell>
          <table:table-cell table:style-name="ce32" office:value-type="float" office:value="533216000" calcext:value-type="float">
            <text:p>533,216,000</text:p>
          </table:table-cell>
          <table:table-cell table:style-name="ce46" table:formula="of:=SUM([.T61];[.W61])" office:value-type="currency" office:value="1831542000" calcext:value-type="currency">
            <text:p>$1,831,542,000</text:p>
          </table:table-cell>
          <table:table-cell table:style-name="ce52" office:value-type="currency" office:value="1243202000" calcext:value-type="currency">
            <text:p>$1,243,202,000</text:p>
          </table:table-cell>
          <table:table-cell table:style-name="ce42" office:value-type="currency" office:value="1171580000" calcext:value-type="currency">
            <text:p>$1,171,580,000</text:p>
          </table:table-cell>
          <table:table-cell table:style-name="ce42" table:formula="of:=[.T61]-[.U61]" office:value-type="currency" office:value="71622000" calcext:value-type="currency">
            <text:p>$71,622,000</text:p>
          </table:table-cell>
          <table:table-cell table:style-name="ce63" table:formula="of:=SUM([.X61:.AA61])" office:value-type="currency" office:currency="CAD" office:value="588340000" calcext:value-type="currency">
            <text:p>$588,340,000</text:p>
          </table:table-cell>
          <table:table-cell table:style-name="ce56" office:value-type="currency" office:currency="CAD" office:value="496740000" calcext:value-type="currency">
            <text:p>$496,740,000</text:p>
          </table:table-cell>
          <table:table-cell table:style-name="ce57"/>
          <table:table-cell table:style-name="ce57" office:value-type="currency" office:currency="CAD" office:value="91600000" calcext:value-type="currency">
            <text:p>$91,600,000</text:p>
          </table:table-cell>
          <table:table-cell table:style-name="ce42" office:value-type="currency" office:value="0" calcext:value-type="currency">
            <text:p>$0</text:p>
          </table:table-cell>
          <table:table-cell table:style-name="ce71" office:value-type="currency" office:value="1647732590" calcext:value-type="currency">
            <text:p>$1,647,732,590</text:p>
          </table:table-cell>
          <table:table-cell table:style-name="ce55" office:value-type="currency" office:value="1356000000" calcext:value-type="currency">
            <text:p>$1,356,000,000</text:p>
          </table:table-cell>
          <table:table-cell table:style-name="ce77" office:value-type="float" office:value="0.728" calcext:value-type="float">
            <text:p>0.7280</text:p>
          </table:table-cell>
          <table:table-cell table:style-name="ce81" office:value-type="currency" office:currency="USD" office:value="2.18" calcext:value-type="currency">
            <text:p>$2.18</text:p>
          </table:table-cell>
          <table:table-cell table:style-name="ce86" table:formula="of:=([.S61]-[.AB61]) / [.AB61]" office:value-type="percentage" office:value="0.111552937118274" calcext:value-type="percentage">
            <text:p>11.1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8" calcext:value-type="float">
            <text:p>2018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float" office:value="3394" calcext:value-type="float">
            <text:p>3,394</text:p>
          </table:table-cell>
          <table:table-cell table:style-name="ce20" office:value-type="float" office:value="2010" calcext:value-type="float">
            <text:p>2,0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63" calcext:value-type="float">
            <text:p>263</text:p>
          </table:table-cell>
          <table:table-cell table:style-name="ce20" table:formula="of:=128+117" office:value-type="float" office:value="245" calcext:value-type="float">
            <text:p>245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4812" calcext:value-type="float">
            <text:p>14,812</text:p>
          </table:table-cell>
          <table:table-cell table:style-name="ce21" table:number-columns-repeated="2"/>
          <table:table-cell table:style-name="ce37" office:value-type="float" office:value="250600000" calcext:value-type="float">
            <text:p>250,600,000</text:p>
          </table:table-cell>
          <table:table-cell table:style-name="ce40" office:value-type="float" office:value="143200000" calcext:value-type="float">
            <text:p>143,200,000</text:p>
          </table:table-cell>
          <table:table-cell table:style-name="ce40" office:value-type="float" office:value="11400000" calcext:value-type="float">
            <text:p>11,400,000</text:p>
          </table:table-cell>
          <table:table-cell table:style-name="ce40" office:value-type="float" office:value="976500000" calcext:value-type="float">
            <text:p>976,500,000</text:p>
          </table:table-cell>
          <table:table-cell table:style-name="ce40" office:value-type="float" office:value="521400000" calcext:value-type="float">
            <text:p>521,400,000</text:p>
          </table:table-cell>
          <table:table-cell table:style-name="ce46" table:formula="of:=SUM([.T62];[.W62])" office:value-type="currency" office:value="1811729000" calcext:value-type="currency">
            <text:p>$1,811,729,000</text:p>
          </table:table-cell>
          <table:table-cell table:style-name="ce52" office:value-type="currency" office:value="1234789000" calcext:value-type="currency">
            <text:p>$1,234,789,000</text:p>
          </table:table-cell>
          <table:table-cell table:style-name="ce42" office:value-type="currency" office:value="1169797000" calcext:value-type="currency">
            <text:p>$1,169,797,000</text:p>
          </table:table-cell>
          <table:table-cell table:style-name="ce42" table:formula="of:=[.T62]-[.U62]" office:value-type="currency" office:value="64992000" calcext:value-type="currency">
            <text:p>$64,992,000</text:p>
          </table:table-cell>
          <table:table-cell table:style-name="ce62" table:formula="of:=SUM([.X62:.AA62])" office:value-type="currency" office:value="576940000" calcext:value-type="currency">
            <text:p>$576,940,000</text:p>
          </table:table-cell>
          <table:table-cell table:style-name="ce55" office:value-type="currency" office:value="485340000" calcext:value-type="currency">
            <text:p>$485,340,000</text:p>
          </table:table-cell>
          <table:table-cell table:style-name="ce55"/>
          <table:table-cell table:style-name="ce55" office:value-type="currency" office:value="91600000" calcext:value-type="currency">
            <text:p>$91,6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1803100000" calcext:value-type="currency">
            <text:p>$1,803,100,000</text:p>
          </table:table-cell>
          <table:table-cell table:style-name="ce55" office:value-type="currency" office:value="1397379000" calcext:value-type="currency">
            <text:p>$1,397,379,000</text:p>
          </table:table-cell>
          <table:table-cell table:style-name="ce76" office:value-type="float" office:value="0.68" calcext:value-type="float">
            <text:p>0.6800</text:p>
          </table:table-cell>
          <table:table-cell table:style-name="ce80" table:formula="of:=[.U62]/[.R62]" office:value-type="currency" office:currency="USD" office:value="2.2435692366705" calcext:value-type="currency">
            <text:p>$2.24</text:p>
          </table:table-cell>
          <table:table-cell table:style-name="ce86" table:formula="of:=([.S62]-[.AB62]) / [.AB62]" office:value-type="percentage" office:value="0.0047856469413786" calcext:value-type="percentage">
            <text:p>0.48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19" calcext:value-type="float">
            <text:p>2019</text:p>
          </table:table-cell>
          <table:table-cell table:style-name="ce5" office:value-type="float" office:value="5" calcext:value-type="float">
            <office:annotation draw:style-name="gr3" draw:text-style-name="P2" svg:width="208.23pt" svg:height="44.99pt" svg:x="79pt" svg:y="1050.01pt" draw:caption-point-x="-11.54pt" draw:caption-point-y="-23.73pt">
              <dc:date>2023-09-04T00:00:00</dc:date>
              <text:p text:style-name="P1">https://github.com/Shafquat/D3_budget_viz/blob/master/budget_2010_2019.csv</text:p>
              <text:p text:style-name="P1"><text:tab/>-Nate Wessel</text:p>
            </office:annotation>
            <text:p>5</text:p>
          </table:table-cell>
          <table:table-cell table:style-name="ce15" office:value-type="float" office:value="3436" calcext:value-type="float">
            <text:p>3,436</text:p>
          </table:table-cell>
          <table:table-cell table:style-name="ce20" office:value-type="float" office:value="2096" calcext:value-type="float">
            <text:p>2,09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66" calcext:value-type="float">
            <text:p>266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5251" calcext:value-type="float">
            <text:p>15,251</text:p>
          </table:table-cell>
          <table:table-cell table:style-name="ce21" table:number-columns-repeated="2"/>
          <table:table-cell table:style-name="ce37" office:value-type="float" office:value="254000000" calcext:value-type="float">
            <text:p>254,000,000</text:p>
          </table:table-cell>
          <table:table-cell table:style-name="ce40" office:value-type="float" office:value="145100000" calcext:value-type="float">
            <text:p>145,100,000</text:p>
          </table:table-cell>
          <table:table-cell table:style-name="ce40" office:value-type="float" office:value="11900000" calcext:value-type="float">
            <text:p>11,900,000</text:p>
          </table:table-cell>
          <table:table-cell table:style-name="ce42"/>
          <table:table-cell table:style-name="ce40" office:value-type="float" office:value="525500000" calcext:value-type="float">
            <text:p>525,500,000</text:p>
          </table:table-cell>
          <table:table-cell table:style-name="ce46" table:formula="of:=SUM([.T63];[.W63])" office:value-type="currency" office:value="1915200000" calcext:value-type="currency">
            <text:p>$1,915,200,000</text:p>
          </table:table-cell>
          <table:table-cell table:style-name="ce52" office:value-type="currency" office:value="1253900000" calcext:value-type="currency">
            <text:p>$1,253,900,000</text:p>
          </table:table-cell>
          <table:table-cell table:style-name="ce55" office:value-type="currency" office:value="1193739000" calcext:value-type="currency">
            <text:p>$1,193,739,000</text:p>
          </table:table-cell>
          <table:table-cell table:style-name="ce42" table:formula="of:=[.T63]-[.U63]" office:value-type="currency" office:value="60161000" calcext:value-type="currency">
            <text:p>$60,161,000</text:p>
          </table:table-cell>
          <table:table-cell table:style-name="ce61" office:value-type="currency" office:value="661300000" calcext:value-type="currency">
            <text:p>$661,300,000</text:p>
          </table:table-cell>
          <table:table-cell table:style-name="ce55" office:value-type="currency" office:value="571267000" calcext:value-type="currency">
            <text:p>$571,267,000</text:p>
          </table:table-cell>
          <table:table-cell table:style-name="ce42"/>
          <table:table-cell table:style-name="ce55" office:value-type="currency" office:value="91600000" calcext:value-type="currency">
            <text:p>$91,600,000</text:p>
          </table:table-cell>
          <table:table-cell table:style-name="ce55" office:value-type="currency" office:value="0" calcext:value-type="currency">
            <text:p>$0</text:p>
          </table:table-cell>
          <table:table-cell table:style-name="ce70" office:value-type="currency" office:value="1918200000" calcext:value-type="currency">
            <text:p>$1,918,200,000</text:p>
          </table:table-cell>
          <table:table-cell table:style-name="ce55" office:value-type="currency" office:value="1459106000" calcext:value-type="currency">
            <text:p>$1,459,106,000</text:p>
          </table:table-cell>
          <table:table-cell table:style-name="ce10" office:value-type="float" office:value="0.654" calcext:value-type="float">
            <text:p>0.654</text:p>
          </table:table-cell>
          <table:table-cell table:style-name="ce80" table:formula="of:=[.U63]/[.R63]" office:value-type="currency" office:currency="USD" office:value="2.27162511893435" calcext:value-type="currency">
            <text:p>$2.27</text:p>
          </table:table-cell>
          <table:table-cell table:style-name="ce86" table:formula="of:=([.S63]-[.AB63]) / [.AB63]" office:value-type="percentage" office:value="-0.00156396621832981" calcext:value-type="percentage">
            <text:p>-0.16%</text:p>
          </table:table-cell>
          <table:table-cell table:style-name="ce6" table:number-columns-repeated="2"/>
          <table:table-cell table:number-columns-repeated="990"/>
        </table:table-row>
        <table:table-row table:style-name="ro2">
          <table:table-cell table:style-name="ce4" office:value-type="float" office:value="2020" calcext:value-type="float">
            <text:p>2020</text:p>
          </table:table-cell>
          <table:table-cell table:style-name="ce10"/>
          <table:table-cell table:style-name="ce15" office:value-type="float" office:value="3450" calcext:value-type="float">
            <text:p>3,450</text:p>
          </table:table-cell>
          <table:table-cell table:style-name="ce20" office:value-type="float" office:value="2114" calcext:value-type="float">
            <text:p>2,11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4843" calcext:value-type="float">
            <text:p>14,843</text:p>
          </table:table-cell>
          <table:table-cell table:style-name="ce21" table:number-columns-repeated="2"/>
          <table:table-cell table:style-name="ce37" office:value-type="float" office:value="229700000" calcext:value-type="float">
            <text:p>229,700,000</text:p>
          </table:table-cell>
          <table:table-cell table:style-name="ce40" office:value-type="float" office:value="131500000" calcext:value-type="float">
            <text:p>131,500,000</text:p>
          </table:table-cell>
          <table:table-cell table:style-name="ce40" office:value-type="float" office:value="9900000" calcext:value-type="float">
            <text:p>9,900,000</text:p>
          </table:table-cell>
          <table:table-cell table:style-name="ce21"/>
          <table:table-cell table:style-name="ce40" office:value-type="float" office:value="225000000" calcext:value-type="float">
            <text:p>225,000,000</text:p>
          </table:table-cell>
          <table:table-cell table:style-name="ce46" table:formula="of:=SUM([.T64];[.W64])" office:value-type="currency" office:value="1988241000" calcext:value-type="currency">
            <text:p>$1,988,241,000</text:p>
          </table:table-cell>
          <table:table-cell table:style-name="ce52" office:value-type="currency" office:value="588877000" calcext:value-type="currency">
            <text:p>$588,877,000</text:p>
          </table:table-cell>
          <table:table-cell table:style-name="ce55" office:value-type="currency" office:value="516218000" calcext:value-type="currency">
            <text:p>$516,218,000</text:p>
          </table:table-cell>
          <table:table-cell table:style-name="ce42" table:formula="of:=[.T64]-[.U64]" office:value-type="currency" office:value="72659000" calcext:value-type="currency">
            <text:p>$72,659,000</text:p>
          </table:table-cell>
          <table:table-cell table:style-name="ce61" office:value-type="currency" office:value="1399364000" calcext:value-type="currency">
            <text:p>$1,399,364,000</text:p>
          </table:table-cell>
          <table:table-cell table:style-name="ce42" table:number-columns-repeated="4"/>
          <table:table-cell table:style-name="ce70" office:value-type="currency" office:value="1884200000" calcext:value-type="currency">
            <text:p>$1,884,200,000</text:p>
          </table:table-cell>
          <table:table-cell table:style-name="ce42" table:number-columns-repeated="2"/>
          <table:table-cell table:style-name="ce82" table:formula="of:=[.U64]/[.R64]" office:value-type="float" office:value="2.29430222222222" calcext:value-type="float">
            <text:p>$2.29</text:p>
          </table:table-cell>
          <table:table-cell table:style-name="ce6" table:number-columns-repeated="3"/>
          <table:table-cell table:number-columns-repeated="990"/>
        </table:table-row>
        <table:table-row table:style-name="ro2">
          <table:table-cell table:style-name="ce4" office:value-type="float" office:value="2021" calcext:value-type="float">
            <text:p>2021</text:p>
          </table:table-cell>
          <table:table-cell table:style-name="ce6"/>
          <table:table-cell table:style-name="ce15" office:value-type="float" office:value="3401" calcext:value-type="float">
            <text:p>3,401</text:p>
          </table:table-cell>
          <table:table-cell table:style-name="ce20" office:value-type="float" office:value="2071" calcext:value-type="float">
            <text:p>2,07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4877" calcext:value-type="float">
            <text:p>14,877</text:p>
          </table:table-cell>
          <table:table-cell table:style-name="ce21" table:number-columns-repeated="2"/>
          <table:table-cell table:style-name="ce37" office:value-type="float" office:value="225000000" calcext:value-type="float">
            <text:p>225,000,000</text:p>
          </table:table-cell>
          <table:table-cell table:style-name="ce40" office:value-type="float" office:value="136600000" calcext:value-type="float">
            <text:p>136,600,000</text:p>
          </table:table-cell>
          <table:table-cell table:style-name="ce40" office:value-type="float" office:value="8900000" calcext:value-type="float">
            <text:p>8,900,000</text:p>
          </table:table-cell>
          <table:table-cell table:style-name="ce21"/>
          <table:table-cell table:style-name="ce40" office:value-type="float" office:value="197800000" calcext:value-type="float">
            <text:p>197,800,000</text:p>
          </table:table-cell>
          <table:table-cell table:style-name="ce46" table:formula="of:=SUM([.T65];[.W65])" office:value-type="currency" office:value="2060460000" calcext:value-type="currency">
            <text:p>$2,060,460,000</text:p>
          </table:table-cell>
          <table:table-cell table:style-name="ce52" office:value-type="currency" office:value="520918000" calcext:value-type="currency">
            <text:p>$520,918,000</text:p>
          </table:table-cell>
          <table:table-cell table:style-name="ce55" office:value-type="currency" office:value="456230000" calcext:value-type="currency">
            <text:p>$456,230,000</text:p>
          </table:table-cell>
          <table:table-cell table:style-name="ce42" table:formula="of:=[.T65]-[.U65]" office:value-type="currency" office:value="64687999.9999999" calcext:value-type="currency">
            <text:p>$64,688,000</text:p>
          </table:table-cell>
          <table:table-cell table:style-name="ce61" office:value-type="currency" office:value="1539542000" calcext:value-type="currency">
            <text:p>$1,539,542,000</text:p>
          </table:table-cell>
          <table:table-cell table:style-name="ce42" table:number-columns-repeated="4"/>
          <table:table-cell table:style-name="ce70" office:value-type="currency" office:value="1956100000" calcext:value-type="currency">
            <text:p>$1,956,100,000</text:p>
          </table:table-cell>
          <table:table-cell table:style-name="ce42" table:number-columns-repeated="2"/>
          <table:table-cell table:style-name="ce82" table:formula="of:=[.U65]/[.R65]" office:value-type="float" office:value="2.30652173913044" calcext:value-type="float">
            <text:p>$2.31</text:p>
          </table:table-cell>
          <table:table-cell table:style-name="ce6" table:number-columns-repeated="3"/>
          <table:table-cell table:number-columns-repeated="990"/>
        </table:table-row>
        <table:table-row table:style-name="ro2">
          <table:table-cell table:style-name="ce4"/>
          <table:table-cell table:style-name="ce6"/>
          <table:table-cell table:style-name="ce15"/>
          <table:table-cell table:style-name="ce20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6"/>
          <table:table-cell table:style-name="ce53"/>
          <table:table-cell table:style-name="ce42" table:number-columns-repeated="2"/>
          <table:table-cell table:style-name="ce62"/>
          <table:table-cell table:style-name="ce42" table:number-columns-repeated="4"/>
          <table:table-cell table:style-name="ce71"/>
          <table:table-cell table:style-name="ce42" table:number-columns-repeated="3"/>
          <table:table-cell table:style-name="ce6" table:number-columns-repeated="3"/>
          <table:table-cell table:number-columns-repeated="990"/>
        </table:table-row>
        <table:table-row table:style-name="ro2">
          <table:table-cell table:style-name="ce4"/>
          <table:table-cell table:style-name="ce6"/>
          <table:table-cell table:style-name="ce15"/>
          <table:table-cell table:style-name="ce20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6"/>
          <table:table-cell table:style-name="ce53"/>
          <table:table-cell table:style-name="ce42" table:number-columns-repeated="2"/>
          <table:table-cell table:style-name="ce62"/>
          <table:table-cell table:style-name="ce42" table:number-columns-repeated="4"/>
          <table:table-cell table:style-name="ce71"/>
          <table:table-cell table:style-name="ce42" table:number-columns-repeated="3"/>
          <table:table-cell table:style-name="ce6" table:number-columns-repeated="3"/>
          <table:table-cell table:number-columns-repeated="990"/>
        </table:table-row>
        <table:table-row table:style-name="ro2" table:number-rows-repeated="3">
          <table:table-cell table:style-name="ce4"/>
          <table:table-cell table:style-name="ce6"/>
          <table:table-cell table:style-name="ce15"/>
          <table:table-cell table:style-name="ce20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6"/>
          <table:table-cell table:style-name="ce53"/>
          <table:table-cell table:style-name="ce42" table:number-columns-repeated="2"/>
          <table:table-cell table:style-name="ce62"/>
          <table:table-cell table:style-name="ce42" table:number-columns-repeated="4"/>
          <table:table-cell table:style-name="ce71"/>
          <table:table-cell table:style-name="ce42" table:number-columns-repeated="3"/>
          <table:table-cell table:style-name="ce6" table:number-columns-repeated="3"/>
          <table:table-cell table:number-columns-repeated="990"/>
        </table:table-row>
        <table:table-row table:style-name="ro3">
          <table:table-cell table:style-name="ce4"/>
          <table:table-cell table:style-name="ce6"/>
          <table:table-cell table:style-name="ce15"/>
          <table:table-cell table:style-name="ce20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6"/>
          <table:table-cell table:style-name="ce53"/>
          <table:table-cell table:style-name="ce42" table:number-columns-repeated="2"/>
          <table:table-cell table:style-name="ce62"/>
          <table:table-cell table:style-name="ce42" table:number-columns-repeated="4"/>
          <table:table-cell table:style-name="ce71"/>
          <table:table-cell table:style-name="ce42" table:number-columns-repeated="3"/>
          <table:table-cell table:style-name="ce6" table:number-columns-repeated="3"/>
          <table:table-cell table:number-columns-repeated="990"/>
        </table:table-row>
        <table:table-row table:style-name="ro3">
          <table:table-cell table:style-name="ce4"/>
          <table:table-cell table:style-name="ce6"/>
          <table:table-cell table:style-name="ce16"/>
          <table:table-cell table:style-name="ce21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6"/>
          <table:table-cell table:style-name="ce53"/>
          <table:table-cell table:style-name="ce42" table:number-columns-repeated="2"/>
          <table:table-cell table:style-name="ce62"/>
          <table:table-cell table:style-name="ce42" table:number-columns-repeated="4"/>
          <table:table-cell table:style-name="ce71"/>
          <table:table-cell table:style-name="ce42" table:number-columns-repeated="3"/>
          <table:table-cell table:style-name="ce6" table:number-columns-repeated="3"/>
          <table:table-cell table:number-columns-repeated="990"/>
        </table:table-row>
        <table:table-row table:style-name="ro2">
          <table:table-cell table:style-name="ce4"/>
          <table:table-cell table:style-name="ce6"/>
          <table:table-cell table:style-name="ce16"/>
          <table:table-cell table:style-name="ce21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6"/>
          <table:table-cell table:style-name="ce53"/>
          <table:table-cell table:style-name="ce42" table:number-columns-repeated="2"/>
          <table:table-cell table:style-name="ce62"/>
          <table:table-cell table:style-name="ce42" table:number-columns-repeated="4"/>
          <table:table-cell table:style-name="ce71"/>
          <table:table-cell table:style-name="ce42" table:number-columns-repeated="3"/>
          <table:table-cell table:style-name="ce6" table:number-columns-repeated="3"/>
          <table:table-cell table:number-columns-repeated="990"/>
        </table:table-row>
        <table:table-row table:style-name="ro2" table:number-rows-repeated="3">
          <table:table-cell table:style-name="ce4"/>
          <table:table-cell table:style-name="ce6"/>
          <table:table-cell table:style-name="ce16"/>
          <table:table-cell table:style-name="ce21" table:number-columns-repeated="7"/>
          <table:table-cell table:style-name="ce27"/>
          <table:table-cell table:style-name="ce21" table:number-columns-repeated="2"/>
          <table:table-cell table:style-name="ce36"/>
          <table:table-cell table:style-name="ce21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>
          <table:table-cell table:style-name="ce5"/>
          <table:table-cell table:style-name="ce6"/>
          <table:table-cell table:style-name="ce17"/>
          <table:table-cell table:style-name="ce6" table:number-columns-repeated="7"/>
          <table:table-cell table:style-name="ce28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 table:number-rows-repeated="34">
          <table:table-cell table:style-name="ce6" table:number-columns-repeated="2"/>
          <table:table-cell table:style-name="ce17"/>
          <table:table-cell table:style-name="ce6" table:number-columns-repeated="7"/>
          <table:table-cell table:style-name="ce28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54"/>
          <table:table-cell table:style-name="ce6" table:number-columns-repeated="2"/>
          <table:table-cell table:style-name="ce64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 table:number-rows-repeated="48">
          <table:table-cell table:style-name="ce6" table:number-columns-repeated="2"/>
          <table:table-cell table:style-name="ce17"/>
          <table:table-cell table:style-name="ce6" table:number-columns-repeated="7"/>
          <table:table-cell table:style-name="ce28"/>
          <table:table-cell table:style-name="ce6" table:number-columns-repeated="2"/>
          <table:table-cell table:style-name="ce38"/>
          <table:table-cell table:style-name="ce6" table:number-columns-repeated="4"/>
          <table:table-cell table:style-name="ce48"/>
          <table:table-cell table:style-name="ce6" table:number-columns-repeated="3"/>
          <table:table-cell table:style-name="ce65"/>
          <table:table-cell table:style-name="ce6" table:number-columns-repeated="4"/>
          <table:table-cell table:style-name="ce72"/>
          <table:table-cell table:style-name="ce6" table:number-columns-repeated="6"/>
          <table:table-cell table:number-columns-repeated="990"/>
        </table:table-row>
        <table:table-row table:style-name="ro4" table:number-rows-repeated="870">
          <table:table-cell table:number-columns-repeated="2"/>
          <table:table-cell table:style-name="ce17"/>
          <table:table-cell table:number-columns-repeated="7"/>
          <table:table-cell table:style-name="ce28"/>
          <table:table-cell table:number-columns-repeated="2"/>
          <table:table-cell table:style-name="ce38"/>
          <table:table-cell table:number-columns-repeated="4"/>
          <table:table-cell table:style-name="ce48"/>
          <table:table-cell table:number-columns-repeated="3"/>
          <table:table-cell table:style-name="ce65"/>
          <table:table-cell table:number-columns-repeated="4"/>
          <table:table-cell table:style-name="ce72"/>
          <table:table-cell table:number-columns-repeated="996"/>
        </table:table-row>
        <table:table-row table:style-name="ro4">
          <table:table-cell table:number-columns-repeated="2"/>
          <table:table-cell table:style-name="ce18"/>
          <table:table-cell table:number-columns-repeated="7"/>
          <table:table-cell table:style-name="ce29"/>
          <table:table-cell table:number-columns-repeated="2"/>
          <table:table-cell table:style-name="ce38"/>
          <table:table-cell table:number-columns-repeated="4"/>
          <table:table-cell table:style-name="ce49"/>
          <table:table-cell table:number-columns-repeated="3"/>
          <table:table-cell table:style-name="ce66"/>
          <table:table-cell table:number-columns-repeated="4"/>
          <table:table-cell table:style-name="ce73"/>
          <table:table-cell table:number-columns-repeated="996"/>
        </table:table-row>
        <table:table-row table:style-name="ro5" table:number-rows-repeated="104754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Annual Stats'.AF4:'Annual Stats'.AF63">
            <calcext:color-scale>
              <calcext:color-scale-entry calcext:value="0" calcext:type="minimum" calcext:color="#e67c73"/>
              <calcext:color-scale-entry calcext:value="=0" calcext:type="formula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Fare Changes" table:style-name="ta2"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1015" table:default-cell-style-name="Default"/>
        <table:table-row table:style-name="ro4">
          <table:table-cell table:style-name="ce89" office:value-type="string" calcext:value-type="string">
            <text:p>Date</text:p>
          </table:table-cell>
          <table:table-cell table:style-name="ce89" office:value-type="string" calcext:value-type="string">
            <text:p>Source</text:p>
          </table:table-cell>
          <table:table-cell table:style-name="ce89" office:value-type="string" calcext:value-type="string">
            <text:p>1 Zone Ticket</text:p>
          </table:table-cell>
          <table:table-cell table:style-name="ce89" office:value-type="string" calcext:value-type="string">
            <text:p>1 Zone Cash</text:p>
          </table:table-cell>
          <table:table-cell table:style-name="ce89" office:value-type="string" calcext:value-type="string">
            <text:p>Cash</text:p>
          </table:table-cell>
          <table:table-cell table:style-name="ce89" office:value-type="string" calcext:value-type="string">
            <office:annotation draw:style-name="gr4" draw:text-style-name="P2" svg:width="263.14pt" svg:height="40.48pt" svg:x="326.24pt" svg:y="22.51pt" draw:caption-point-x="-11.54pt" draw:caption-point-y="-22.22pt">
              <dc:date>2023-09-04T00:00:00</dc:date>
              <text:p text:style-name="P1">"Prepaid" includes tickets, tokens, and presto - anything where fares are purchased with a small bulk discount.</text:p>
              <text:p text:style-name="P1"><text:tab/>-Nate Wessel</text:p>
            </office:annotation>
            <text:p>Prepaid</text:p>
          </table:table-cell>
          <table:table-cell table:style-name="ce89" office:value-type="string" calcext:value-type="string">
            <text:p>Holiday Pass</text:p>
          </table:table-cell>
          <table:table-cell table:style-name="ce89" office:value-type="string" calcext:value-type="string">
            <text:p>Monthly Pass</text:p>
          </table:table-cell>
          <table:table-cell table:style-name="ce89" office:value-type="string" calcext:value-type="string">
            <text:p>Day Pass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0" office:value-type="date" office:date-value="1954-01-01" calcext:value-type="date">
            <text:p>1954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0.5/5" office:value-type="float" office:value="0.1" calcext:value-type="float">
            <text:p>0.10</text:p>
          </table:table-cell>
          <table:table-cell table:style-name="ce93" office:value-type="float" office:value="0.1" calcext:value-type="float">
            <text:p>0.10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0" office:value-type="date" office:date-value="1956-07-01" calcext:value-type="date">
            <text:p>1956-07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0.5/4" office:value-type="float" office:value="0.125" calcext:value-type="float">
            <text:p>0.13</text:p>
          </table:table-cell>
          <table:table-cell table:style-name="ce93" office:value-type="float" office:value="0.15" calcext:value-type="float">
            <text:p>0.15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0" office:value-type="date" office:date-value="1960-05-01" calcext:value-type="date">
            <text:p>1960-05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0.75/5" office:value-type="float" office:value="0.15" calcext:value-type="float">
            <text:p>0.15</text:p>
          </table:table-cell>
          <table:table-cell table:style-name="ce93" office:value-type="float" office:value="0.15" calcext:value-type="float">
            <text:p>0.15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1-05-01" calcext:value-type="date">
            <text:p>1961-05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7" office:value-type="float" office:value="0.142857142857143" calcext:value-type="float">
            <text:p>0.14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2-02-01" calcext:value-type="date">
            <text:p>1962-02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7" office:value-type="float" office:value="0.142857142857143" calcext:value-type="float">
            <text:p>0.14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4-01-01" calcext:value-type="date">
            <text:p>1964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6" office:value-type="float" office:value="0.1666666667" calcext:value-type="float">
            <text:p>0.17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7-03-25" calcext:value-type="date">
            <text:p>1967-03-25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5" office:value-type="float" office:value="0.2" calcext:value-type="float">
            <text:p>0.20</text:p>
          </table:table-cell>
          <table:table-cell table:style-name="ce93" office:value-type="float" office:value="0.25" calcext:value-type="float">
            <text:p>0.25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69-02-08" calcext:value-type="date">
            <text:p>1969-02-08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formula="of:=1/4" office:value-type="float" office:value="0.25" calcext:value-type="float">
            <text:p>0.25</text:p>
          </table:table-cell>
          <table:table-cell table:style-name="ce93" office:value-type="float" office:value="0.3" calcext:value-type="float">
            <text:p>0.30</text:p>
          </table:table-cell>
          <table:table-cell table:style-name="ce93" table:number-columns-repeated="5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3-01-21" calcext:value-type="date">
            <text:p>1973-01-21</text:p>
          </table:table-cell>
          <table:table-cell table:style-name="ce92" office:value-type="float" office:value="3" calcext:value-type="float">
            <text:p>3</text:p>
          </table:table-cell>
          <table:table-cell table:style-name="ce94" office:value-type="float" office:value="-1" calcext:value-type="float">
            <office:annotation draw:style-name="gr5" draw:text-style-name="P2" svg:width="214.1pt" svg:height="40.51pt" svg:x="182.1pt" svg:y="157.49pt" draw:caption-point-x="-11.54pt" draw:caption-point-y="-22.22pt">
              <dc:date>2023-09-04T00:00:00</dc:date>
              <text:p text:style-name="P1">a negative number indicates the end of this fare type</text:p>
              <text:p text:style-name="P1"><text:tab/>-Nate Wessel</text:p>
            </office:annotation>
            <text:p>-1</text:p>
          </table:table-cell>
          <table:table-cell table:style-name="ce94" office:value-type="float" office:value="-1" calcext:value-type="float">
            <text:p>-1</text:p>
          </table:table-cell>
          <table:table-cell table:style-name="ce93" office:value-type="float" office:value="0.3" calcext:value-type="float">
            <text:p>0.30</text:p>
          </table:table-cell>
          <table:table-cell table:style-name="ce93" table:formula="of:=1/4" office:value-type="float" office:value="0.25" calcext:value-type="float">
            <office:annotation draw:style-name="gr5" draw:text-style-name="P2" svg:width="263.14pt" svg:height="40.51pt" svg:x="326.24pt" svg:y="157.49pt" draw:caption-point-x="-11.54pt" draw:caption-point-y="-22.22pt">
              <dc:date>2023-09-04T00:00:00</dc:date>
              <text:p text:style-name="P1">Tickets/token prices given as an "X tickets for $Y" are entered as fractions.</text:p>
              <text:p text:style-name="P1"><text:tab/>-Nate Wessel</text:p>
            </office:annotation>
            <text:p>0.25</text:p>
          </table:table-cell>
          <table:table-cell table:style-name="ce93" table:number-columns-repeated="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3-03-16" calcext:value-type="date">
            <text:p>1973-03-16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4"/>
          <table:table-cell table:style-name="ce93" office:value-type="float" office:value="1" calcext:value-type="float">
            <text:p>1.00</text:p>
          </table:table-cell>
          <table:table-cell table:style-name="ce93" table:number-columns-repeated="2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5-03-29" calcext:value-type="date">
            <text:p>1975-03-29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4" calcext:value-type="float">
            <text:p>0.40</text:p>
          </table:table-cell>
          <table:table-cell table:style-name="ce93" table:formula="of:=1/3" office:value-type="float" office:value="0.3333333333" calcext:value-type="float">
            <text:p>0.33</text:p>
          </table:table-cell>
          <table:table-cell table:style-name="ce93" table:number-columns-repeated="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6-03-14" calcext:value-type="date">
            <text:p>1976-03-1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5" calcext:value-type="float">
            <text:p>0.50</text:p>
          </table:table-cell>
          <table:table-cell table:style-name="ce93" table:formula="of:=2/5" office:value-type="float" office:value="0.4" calcext:value-type="float">
            <text:p>0.40</text:p>
          </table:table-cell>
          <table:table-cell table:style-name="ce93" office:value-type="float" office:value="1.75" calcext:value-type="float">
            <text:p>1.75</text:p>
          </table:table-cell>
          <table:table-cell table:style-name="ce93" table:number-columns-repeated="2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7-07-01" calcext:value-type="date">
            <text:p>1977-07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4"/>
          <table:table-cell table:style-name="ce93" office:value-type="float" office:value="1.25" calcext:value-type="float">
            <text:p>1.25</text:p>
          </table:table-cell>
          <table:table-cell table:style-name="ce93" table:number-columns-repeated="2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8-01-01" calcext:value-type="date">
            <text:p>1978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55" calcext:value-type="float">
            <text:p>0.55</text:p>
          </table:table-cell>
          <table:table-cell table:style-name="ce93" table:formula="of:=3/7" office:value-type="float" office:value="0.4285714286" calcext:value-type="float">
            <text:p>0.43</text:p>
          </table:table-cell>
          <table:table-cell table:style-name="ce93" office:value-type="float" office:value="1.5" calcext:value-type="float">
            <text:p>1.50</text:p>
          </table:table-cell>
          <table:table-cell table:style-name="ce93" table:number-columns-repeated="2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79-03-12" calcext:value-type="date">
            <text:p>1979-03-1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6" calcext:value-type="float">
            <text:p>0.60</text:p>
          </table:table-cell>
          <table:table-cell table:style-name="ce93" table:formula="of:=3/6" office:value-type="float" office:value="0.5" calcext:value-type="float">
            <text:p>0.50</text:p>
          </table:table-cell>
          <table:table-cell table:style-name="ce93" office:value-type="float" office:value="1.75" calcext:value-type="float">
            <text:p>1.75</text:p>
          </table:table-cell>
          <table:table-cell table:style-name="ce93" table:number-columns-repeated="2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0-05-01" calcext:value-type="date">
            <text:p>1980-05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float" office:value="26" calcext:value-type="float">
            <text:p>26.0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1-01-04" calcext:value-type="date">
            <text:p>1981-0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65" calcext:value-type="float">
            <text:p>0.65</text:p>
          </table:table-cell>
          <table:table-cell table:style-name="ce93" table:formula="of:=4/7" office:value-type="float" office:value="0.5714285714" calcext:value-type="float">
            <text:p>0.57</text:p>
          </table:table-cell>
          <table:table-cell table:style-name="ce93" office:value-type="float" office:value="2" calcext:value-type="float">
            <text:p>2.00</text:p>
          </table:table-cell>
          <table:table-cell table:style-name="ce93" office:value-type="float" office:value="29.75" calcext:value-type="float">
            <text:p>29.75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2-01-04" calcext:value-type="date">
            <text:p>1982-0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75" calcext:value-type="float">
            <text:p>0.75</text:p>
          </table:table-cell>
          <table:table-cell table:style-name="ce93" table:formula="of:=5/8" office:value-type="float" office:value="0.625" calcext:value-type="float">
            <text:p>0.63</text:p>
          </table:table-cell>
          <table:table-cell table:style-name="ce93" office:value-type="float" office:value="2.25" calcext:value-type="float">
            <text:p>2.25</text:p>
          </table:table-cell>
          <table:table-cell table:style-name="ce93" office:value-type="float" office:value="32.5" calcext:value-type="float">
            <text:p>32.5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3-01-02" calcext:value-type="date">
            <text:p>1983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85" calcext:value-type="float">
            <text:p>0.85</text:p>
          </table:table-cell>
          <table:table-cell table:style-name="ce93" table:formula="of:=4/6" office:value-type="float" office:value="0.6666666667" calcext:value-type="float">
            <text:p>0.67</text:p>
          </table:table-cell>
          <table:table-cell table:style-name="ce93" office:value-type="float" office:value="2.5" calcext:value-type="float">
            <text:p>2.50</text:p>
          </table:table-cell>
          <table:table-cell table:style-name="ce93" office:value-type="float" office:value="34.75" calcext:value-type="float">
            <text:p>34.75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4-01-02" calcext:value-type="date">
            <text:p>1984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9" calcext:value-type="float">
            <text:p>0.90</text:p>
          </table:table-cell>
          <table:table-cell table:style-name="ce93" table:formula="of:=4.9/7" office:value-type="float" office:value="0.7" calcext:value-type="float">
            <text:p>0.70</text:p>
          </table:table-cell>
          <table:table-cell table:style-name="ce93" office:value-type="float" office:value="2.75" calcext:value-type="float">
            <text:p>2.75</text:p>
          </table:table-cell>
          <table:table-cell table:style-name="ce93" office:value-type="float" office:value="36.5" calcext:value-type="float">
            <text:p>36.5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5-01-02" calcext:value-type="date">
            <text:p>1985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0.95" calcext:value-type="float">
            <text:p>0.95</text:p>
          </table:table-cell>
          <table:table-cell table:style-name="ce93" table:formula="of:=5.9/8" office:value-type="float" office:value="0.7375" calcext:value-type="float">
            <text:p>0.74</text:p>
          </table:table-cell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38.5" calcext:value-type="float">
            <text:p>38.5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6-01-02" calcext:value-type="date">
            <text:p>1986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" calcext:value-type="float">
            <text:p>1.00</text:p>
          </table:table-cell>
          <table:table-cell table:style-name="ce93" table:formula="of:=4/5" office:value-type="float" office:value="0.8" calcext:value-type="float">
            <text:p>0.80</text:p>
          </table:table-cell>
          <table:table-cell table:style-name="ce93" office:value-type="float" office:value="3.3" calcext:value-type="float">
            <text:p>3.30</text:p>
          </table:table-cell>
          <table:table-cell table:style-name="ce93" office:value-type="float" office:value="41.5" calcext:value-type="float">
            <text:p>41.5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7-01-05" calcext:value-type="date">
            <text:p>1987-01-05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" calcext:value-type="float">
            <text:p>1.00</text:p>
          </table:table-cell>
          <table:table-cell table:style-name="ce93" table:formula="of:=5/6" office:value-type="float" office:value="0.8333333333" calcext:value-type="float">
            <text:p>0.83</text:p>
          </table:table-cell>
          <table:table-cell table:style-name="ce93" office:value-type="float" office:value="3.5" calcext:value-type="float">
            <text:p>3.50</text:p>
          </table:table-cell>
          <table:table-cell table:style-name="ce93" office:value-type="float" office:value="43.5" calcext:value-type="float">
            <text:p>43.5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8-01-04" calcext:value-type="date">
            <text:p>1988-0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05" calcext:value-type="float">
            <text:p>1.05</text:p>
          </table:table-cell>
          <table:table-cell table:style-name="ce93" table:formula="of:=7/8" office:value-type="float" office:value="0.875" calcext:value-type="float">
            <text:p>0.88</text:p>
          </table:table-cell>
          <table:table-cell table:style-name="ce93" office:value-type="float" office:value="3.75" calcext:value-type="float">
            <text:p>3.75</text:p>
          </table:table-cell>
          <table:table-cell table:style-name="ce93" office:value-type="float" office:value="46" calcext:value-type="float">
            <text:p>46.0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89-01-03" calcext:value-type="date">
            <text:p>1989-01-03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1" calcext:value-type="float">
            <text:p>1.10</text:p>
          </table:table-cell>
          <table:table-cell table:style-name="ce93" table:formula="of:=7.5/8" office:value-type="float" office:value="0.9375" calcext:value-type="float">
            <text:p>0.94</text:p>
          </table:table-cell>
          <table:table-cell table:style-name="ce93" office:value-type="float" office:value="4" calcext:value-type="float">
            <text:p>4.00</text:p>
          </table:table-cell>
          <table:table-cell table:style-name="ce93" office:value-type="float" office:value="49" calcext:value-type="float">
            <text:p>49.00</text:p>
          </table:table-cell>
          <table:table-cell table:style-name="ce93"/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0-01-02" calcext:value-type="date">
            <text:p>1990-01-02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2" calcext:value-type="float">
            <text:p>1.20</text:p>
          </table:table-cell>
          <table:table-cell table:style-name="ce93" table:formula="of:=8/8" office:value-type="float" office:value="1" calcext:value-type="float">
            <text:p>1.00</text:p>
          </table:table-cell>
          <table:table-cell table:style-name="ce94" office:value-type="float" office:value="-1" calcext:value-type="float">
            <text:p>-1</text:p>
          </table:table-cell>
          <table:table-cell table:style-name="ce93" office:value-type="float" office:value="53" calcext:value-type="float">
            <text:p>53.00</text:p>
          </table:table-cell>
          <table:table-cell table:style-name="ce93" office:value-type="float" office:value="5" calcext:value-type="float">
            <text:p>5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1-01-01" calcext:value-type="date">
            <text:p>1991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1.3" calcext:value-type="float">
            <text:p>1.30</text:p>
          </table:table-cell>
          <table:table-cell table:style-name="ce93" table:formula="of:=7.5/7" office:value-type="float" office:value="1.071428571" calcext:value-type="float">
            <text:p>1.07</text:p>
          </table:table-cell>
          <table:table-cell table:style-name="ce93"/>
          <table:table-cell table:style-name="ce93" office:value-type="float" office:value="56.5" calcext:value-type="float">
            <text:p>56.50</text:p>
          </table:table-cell>
          <table:table-cell table:style-name="ce93" office:value-type="float" office:value="5" calcext:value-type="float">
            <text:p>5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2-01-01" calcext:value-type="date">
            <text:p>1992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5.5/5" office:value-type="float" office:value="1.1" calcext:value-type="float">
            <text:p>1.10</text:p>
          </table:table-cell>
          <table:table-cell table:style-name="ce93" table:number-columns-repeated="2"/>
          <table:table-cell table:style-name="ce93" office:value-type="float" office:value="5" calcext:value-type="float">
            <text:p>5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2-03-01" calcext:value-type="date">
            <text:p>1992-03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3/10" office:value-type="float" office:value="1.3" calcext:value-type="float">
            <text:p>1.30</text:p>
          </table:table-cell>
          <table:table-cell table:style-name="ce93"/>
          <table:table-cell table:style-name="ce93" office:value-type="float" office:value="67" calcext:value-type="float">
            <text:p>67.00</text:p>
          </table:table-cell>
          <table:table-cell table:style-name="ce93" office:value-type="float" office:value="5" calcext:value-type="float">
            <text:p>5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5-09-05" calcext:value-type="date">
            <text:p>1995-09-05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5/10" office:value-type="float" office:value="1.5" calcext:value-type="float">
            <text:p>1.50</text:p>
          </table:table-cell>
          <table:table-cell table:style-name="ce93"/>
          <table:table-cell table:style-name="ce93" office:value-type="float" office:value="78" calcext:value-type="float">
            <text:p>78.00</text:p>
          </table:table-cell>
          <table:table-cell table:style-name="ce93" office:value-type="float" office:value="6" calcext:value-type="float">
            <text:p>6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6-06-01" calcext:value-type="date">
            <text:p>1996-06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6/10" office:value-type="float" office:value="1.6" calcext:value-type="float">
            <text:p>1.60</text:p>
          </table:table-cell>
          <table:table-cell table:style-name="ce93"/>
          <table:table-cell table:style-name="ce93" office:value-type="float" office:value="83" calcext:value-type="float">
            <text:p>83.00</text:p>
          </table:table-cell>
          <table:table-cell table:style-name="ce93" office:value-type="float" office:value="6.5" calcext:value-type="float">
            <text:p>6.5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1999-05-03" calcext:value-type="date">
            <text:p>1999-05-03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" calcext:value-type="float">
            <text:p>2.00</text:p>
          </table:table-cell>
          <table:table-cell table:style-name="ce93" table:formula="of:=17/10" office:value-type="float" office:value="1.7" calcext:value-type="float">
            <text:p>1.70</text:p>
          </table:table-cell>
          <table:table-cell table:style-name="ce93"/>
          <table:table-cell table:style-name="ce93" office:value-type="float" office:value="88.5" calcext:value-type="float">
            <text:p>88.50</text:p>
          </table:table-cell>
          <table:table-cell table:style-name="ce93" office:value-type="float" office:value="7" calcext:value-type="float">
            <text:p>7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1-06-01" calcext:value-type="date">
            <text:p>2001-06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25" calcext:value-type="float">
            <text:p>2.25</text:p>
          </table:table-cell>
          <table:table-cell table:style-name="ce93" table:formula="of:=18/10" office:value-type="float" office:value="1.8" calcext:value-type="float">
            <text:p>1.80</text:p>
          </table:table-cell>
          <table:table-cell table:style-name="ce93"/>
          <table:table-cell table:style-name="ce93" office:value-type="float" office:value="93.5" calcext:value-type="float">
            <text:p>93.50</text:p>
          </table:table-cell>
          <table:table-cell table:style-name="ce93" office:value-type="float" office:value="7.5" calcext:value-type="float">
            <text:p>7.5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3-01-01" calcext:value-type="date">
            <text:p>2003-01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25" calcext:value-type="float">
            <text:p>2.25</text:p>
          </table:table-cell>
          <table:table-cell table:style-name="ce93" table:formula="of:=19/10" office:value-type="float" office:value="1.9" calcext:value-type="float">
            <text:p>1.90</text:p>
          </table:table-cell>
          <table:table-cell table:style-name="ce93"/>
          <table:table-cell table:style-name="ce93" office:value-type="float" office:value="98.75" calcext:value-type="float">
            <text:p>98.75</text:p>
          </table:table-cell>
          <table:table-cell table:style-name="ce93" office:value-type="float" office:value="7.75" calcext:value-type="float">
            <text:p>7.75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5-03-06" calcext:value-type="date">
            <text:p>2005-03-06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5" calcext:value-type="float">
            <text:p>2.50</text:p>
          </table:table-cell>
          <table:table-cell table:style-name="ce93" table:formula="of:=20/10" office:value-type="float" office:value="2" calcext:value-type="float">
            <text:p>2.00</text:p>
          </table:table-cell>
          <table:table-cell table:style-name="ce93"/>
          <table:table-cell table:style-name="ce93" office:value-type="float" office:value="98.75" calcext:value-type="float">
            <text:p>98.75</text:p>
          </table:table-cell>
          <table:table-cell table:style-name="ce93" office:value-type="float" office:value="8" calcext:value-type="float">
            <text:p>8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6-04-01" calcext:value-type="date">
            <text:p>2006-04-01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75" calcext:value-type="float">
            <text:p>2.75</text:p>
          </table:table-cell>
          <table:table-cell table:style-name="ce93" table:formula="of:=21/10" office:value-type="float" office:value="2.1" calcext:value-type="float">
            <text:p>2.10</text:p>
          </table:table-cell>
          <table:table-cell table:style-name="ce93"/>
          <table:table-cell table:style-name="ce93" office:value-type="float" office:value="99.75" calcext:value-type="float">
            <text:p>99.75</text:p>
          </table:table-cell>
          <table:table-cell table:style-name="ce93" office:value-type="float" office:value="8.5" calcext:value-type="float">
            <text:p>8.5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07-11-04" calcext:value-type="date">
            <text:p>2007-11-04</text:p>
          </table:table-cell>
          <table:table-cell table:style-name="ce92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2.75" calcext:value-type="float">
            <text:p>2.75</text:p>
          </table:table-cell>
          <table:table-cell table:style-name="ce93" table:formula="of:=22.5/10" office:value-type="float" office:value="2.25" calcext:value-type="float">
            <text:p>2.25</text:p>
          </table:table-cell>
          <table:table-cell table:style-name="ce93"/>
          <table:table-cell table:style-name="ce93" office:value-type="float" office:value="109" calcext:value-type="float">
            <text:p>109.00</text:p>
          </table:table-cell>
          <table:table-cell table:style-name="ce93" office:value-type="float" office:value="9" calcext:value-type="float">
            <text:p>9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0-01-03" calcext:value-type="date">
            <text:p>2010-01-03</text:p>
          </table:table-cell>
          <table:table-cell table:style-name="ce92" office:value-type="string" calcext:value-type="string">
            <text:p>3,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table:formula="of:=25/10" office:value-type="float" office:value="2.5" calcext:value-type="float">
            <text:p>2.50</text:p>
          </table:table-cell>
          <table:table-cell table:style-name="ce93"/>
          <table:table-cell table:style-name="ce93" office:value-type="float" office:value="121" calcext:value-type="float">
            <text:p>121.00</text:p>
          </table:table-cell>
          <table:table-cell table:style-name="ce93" office:value-type="float" office:value="10" calcext:value-type="float">
            <text:p>10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2-01-01" calcext:value-type="date">
            <text:p>2012-01-01</text:p>
          </table:table-cell>
          <table:table-cell table:style-name="ce92" office:value-type="string" calcext:value-type="string">
            <text:p>3,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table:formula="of:=26/10" office:value-type="float" office:value="2.6" calcext:value-type="float">
            <text:p>2.60</text:p>
          </table:table-cell>
          <table:table-cell table:style-name="ce93"/>
          <table:table-cell table:style-name="ce93" office:value-type="float" office:value="126" calcext:value-type="float">
            <text:p>126.00</text:p>
          </table:table-cell>
          <table:table-cell table:style-name="ce93" office:value-type="float" office:value="10.5" calcext:value-type="float">
            <text:p>10.5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3-01-01" calcext:value-type="date">
            <text:p>2013-01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2.65" calcext:value-type="float">
            <text:p>2.65</text:p>
          </table:table-cell>
          <table:table-cell table:style-name="ce93"/>
          <table:table-cell table:style-name="ce93" office:value-type="float" office:value="128.5" calcext:value-type="float">
            <text:p>128.50</text:p>
          </table:table-cell>
          <table:table-cell table:style-name="ce93" office:value-type="float" office:value="10.75" calcext:value-type="float">
            <text:p>10.75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4-01-01" calcext:value-type="date">
            <text:p>2014-01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2.7" calcext:value-type="float">
            <text:p>2.70</text:p>
          </table:table-cell>
          <table:table-cell table:style-name="ce93"/>
          <table:table-cell table:style-name="ce93" office:value-type="float" office:value="133.75" calcext:value-type="float">
            <text:p>133.75</text:p>
          </table:table-cell>
          <table:table-cell table:style-name="ce93" office:value-type="float" office:value="11" calcext:value-type="float">
            <text:p>11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5-03-01" calcext:value-type="date">
            <text:p>2015-03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" calcext:value-type="float">
            <text:p>3.00</text:p>
          </table:table-cell>
          <table:table-cell table:style-name="ce93" office:value-type="float" office:value="2.8" calcext:value-type="float">
            <text:p>2.80</text:p>
          </table:table-cell>
          <table:table-cell table:style-name="ce93"/>
          <table:table-cell table:style-name="ce93" office:value-type="float" office:value="141.5" calcext:value-type="float">
            <text:p>141.50</text:p>
          </table:table-cell>
          <table:table-cell table:style-name="ce93" office:value-type="float" office:value="11.5" calcext:value-type="float">
            <text:p>11.5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6-01-03" calcext:value-type="date">
            <text:p>2016-01-03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2.9" calcext:value-type="float">
            <text:p>2.90</text:p>
          </table:table-cell>
          <table:table-cell table:style-name="ce93" table:number-columns-repeated="2"/>
          <table:table-cell table:style-name="ce93" office:value-type="float" office:value="12" calcext:value-type="float">
            <text:p>12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7-01-01" calcext:value-type="date">
            <text:p>2017-01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3" calcext:value-type="float">
            <text:p>3.00</text:p>
          </table:table-cell>
          <table:table-cell table:style-name="ce93"/>
          <table:table-cell table:style-name="ce93" office:value-type="float" office:value="146.25" calcext:value-type="float">
            <text:p>146.25</text:p>
          </table:table-cell>
          <table:table-cell table:style-name="ce93" office:value-type="float" office:value="12.5" calcext:value-type="float">
            <text:p>12.5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19-04-01" calcext:value-type="date">
            <text:p>2019-04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3.1" calcext:value-type="float">
            <text:p>3.10</text:p>
          </table:table-cell>
          <table:table-cell table:style-name="ce93"/>
          <table:table-cell table:style-name="ce93" office:value-type="float" office:value="151.15" calcext:value-type="float">
            <text:p>151.15</text:p>
          </table:table-cell>
          <table:table-cell table:style-name="ce93" office:value-type="float" office:value="13" calcext:value-type="float">
            <text:p>13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20-03-01" calcext:value-type="date">
            <text:p>2020-03-01</text:p>
          </table:table-cell>
          <table:table-cell table:style-name="ce92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3.25" calcext:value-type="float">
            <text:p>3.25</text:p>
          </table:table-cell>
          <table:table-cell table:style-name="ce93" office:value-type="float" office:value="3.2" calcext:value-type="float">
            <text:p>3.20</text:p>
          </table:table-cell>
          <table:table-cell table:style-name="ce93"/>
          <table:table-cell table:style-name="ce93" office:value-type="float" office:value="156" calcext:value-type="float">
            <text:p>156.00</text:p>
          </table:table-cell>
          <table:table-cell table:style-name="ce93" office:value-type="float" office:value="13" calcext:value-type="float">
            <text:p>13.00</text:p>
          </table:table-cell>
          <table:table-cell table:style-name="ce10" table:number-columns-repeated="22"/>
          <table:table-cell table:number-columns-repeated="993"/>
        </table:table-row>
        <table:table-row table:style-name="ro4">
          <table:table-cell table:style-name="ce91" office:value-type="date" office:date-value="2023-04-03" calcext:value-type="date">
            <text:p>2023-04-03</text:p>
          </table:table-cell>
          <table:table-cell table:style-name="ce93" table:number-columns-repeated="3"/>
          <table:table-cell table:style-name="ce93" office:value-type="float" office:value="3.35" calcext:value-type="float">
            <text:p>3.35</text:p>
          </table:table-cell>
          <table:table-cell table:style-name="ce93" office:value-type="float" office:value="3.3" calcext:value-type="float">
            <text:p>3.30</text:p>
          </table:table-cell>
          <table:table-cell table:style-name="ce93"/>
          <table:table-cell table:style-name="ce93" office:value-type="float" office:value="156" calcext:value-type="float">
            <text:p>156.00</text:p>
          </table:table-cell>
          <table:table-cell table:style-name="ce93" office:value-type="float" office:value="13.5" calcext:value-type="float">
            <text:p>13.50</text:p>
          </table:table-cell>
          <table:table-cell table:style-name="ce10" table:number-columns-repeated="22"/>
          <table:table-cell table:number-columns-repeated="993"/>
        </table:table-row>
        <table:table-row table:style-name="ro4" table:number-rows-repeated="18">
          <table:table-cell table:style-name="ce10" table:number-columns-repeated="31"/>
          <table:table-cell table:number-columns-repeated="993"/>
        </table:table-row>
        <table:table-row table:style-name="ro4" table:number-rows-repeated="957">
          <table:table-cell table:style-name="ce10" table:number-columns-repeated="31"/>
          <table:table-cell table:number-columns-repeated="993"/>
        </table:table-row>
        <table:table-row table:style-name="ro5" table:number-rows-repeated="1047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Annual Stats'.A4:'Annual Stats'.AH159" table:contains-header="false"/>
        <table:database-range table:name="Table_2" table:target-range-address="'Fare Changes'.A1:'Fare Changes'.AE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number-style style:name="N126">
      <number:number number:decimal-places="4" loext:min-decimal-places="4" number:min-integer-digits="1" number:grouping="true"/>
    </number:number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28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8P0"/>
    </number:currency-style>
    <number:number-style style:name="N129">
      <number:text>$</number:text>
      <number:number number:decimal-places="2" loext:min-decimal-places="2" number:min-integer-digits="1" number:grouping="true"/>
    </number:number-style>
    <number:date-style style:name="N130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ual_20_Stats" style:display-name="PageStyle_Annual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e_20_Changes" style:display-name="PageStyle_Fare Chan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54" meta:object-count="0"/>
    <meta:generator>LibreOfficeDev/6.0.5.2$Linux_X86_64 LibreOffice_project/</meta:generator>
  </office:meta>
</office:document-meta>
</file>